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1cm" svg:stroke-color="#000000" draw:stroke-linejoin="round" svg:stroke-linecap="round" draw:fill="none" draw:fill-color="#000000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000000" draw:stroke-linejoin="round" svg:stroke-linecap="round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solid" svg:stroke-width="0.014cm" svg:stroke-color="#ff0000" draw:stroke-linejoin="miter" svg:stroke-linecap="butt" draw:fill="none" draw:fill-color="#ff0000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0.178cm"/>
    </style:style>
    <style:style style:name="gr7" style:family="graphic" style:parent-style-name="standard">
      <style:graphic-properties svg:stroke-color="#000000" draw:fill-color="#0aecf9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8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9" style:family="graphic" style:parent-style-name="standard">
      <style:graphic-properties draw:stroke="solid" svg:stroke-width="0.011cm" svg:stroke-color="#ff0000" draw:stroke-linejoin="round" svg:stroke-linecap="round" draw:fill="none" draw:fill-color="#ff0000" fo:padding-top="0.005cm" fo:padding-bottom="0.005cm" fo:padding-left="0.005cm" fo:padding-right="0.005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solid" svg:stroke-width="0.014cm" svg:stroke-color="#000000" draw:stroke-linejoin="miter" svg:stroke-linecap="butt" draw:fill="none" draw:fill-color="#ff0000" fo:padding-top="0.007cm" fo:padding-bottom="0.007cm" fo:padding-left="0.007cm" fo:padding-right="0.007cm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aecf9"/>
      <style:paragraph-properties fo:text-align="center" style:writing-mode="lr-tb"/>
    </style:style>
    <style:style style:name="P7" style:family="paragraph">
      <loext:graphic-properties draw:fill-color="#ffe994"/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574cm" svg:y1="0.583cm" svg:x2="0.574cm" svg:y2="1.567cm">
          <text:p/>
        </draw:line>
        <draw:path draw:style-name="gr2" draw:text-style-name="P2" draw:layer="layout" svg:width="0.113cm" svg:height="0.053cm" svg:x="0.518cm" svg:y="1.525cm" svg:viewBox="0 0 114 54" svg:d="M114 0c-22 4-54 43-58 54-3-11-35-50-56-54">
          <text:p/>
        </draw:path>
        <draw:line draw:style-name="gr1" draw:text-style-name="P1" draw:layer="layout" svg:x1="0.574cm" svg:y1="2.583cm" svg:x2="0.574cm" svg:y2="3.083cm">
          <text:p/>
        </draw:line>
        <draw:line draw:style-name="gr1" draw:text-style-name="P1" draw:layer="layout" svg:x1="0.841cm" svg:y1="0.583cm" svg:x2="0.841cm" svg:y2="1.567cm">
          <text:p/>
        </draw:line>
        <draw:path draw:style-name="gr2" draw:text-style-name="P2" draw:layer="layout" svg:width="0.112cm" svg:height="0.053cm" svg:x="0.785cm" svg:y="1.525cm" svg:viewBox="0 0 113 54" svg:d="M113 0c-21 4-52 43-56 54-3-11-36-50-57-54">
          <text:p/>
        </draw:path>
        <draw:line draw:style-name="gr1" draw:text-style-name="P1" draw:layer="layout" svg:x1="0.841cm" svg:y1="2.583cm" svg:x2="0.841cm" svg:y2="3.083cm">
          <text:p/>
        </draw:line>
        <draw:line draw:style-name="gr1" draw:text-style-name="P1" draw:layer="layout" svg:x1="1.108cm" svg:y1="0.583cm" svg:x2="1.108cm" svg:y2="1.567cm">
          <text:p/>
        </draw:line>
        <draw:path draw:style-name="gr2" draw:text-style-name="P2" draw:layer="layout" svg:width="0.112cm" svg:height="0.053cm" svg:x="1.052cm" svg:y="1.525cm" svg:viewBox="0 0 113 54" svg:d="M113 0c-21 4-53 43-56 54-4-11-35-50-57-54">
          <text:p/>
        </draw:path>
        <draw:line draw:style-name="gr1" draw:text-style-name="P1" draw:layer="layout" svg:x1="1.108cm" svg:y1="2.583cm" svg:x2="1.108cm" svg:y2="3.083cm">
          <text:p/>
        </draw:line>
        <draw:line draw:style-name="gr1" draw:text-style-name="P1" draw:layer="layout" svg:x1="1.374cm" svg:y1="0.583cm" svg:x2="1.374cm" svg:y2="1.567cm">
          <text:p/>
        </draw:line>
        <draw:path draw:style-name="gr2" draw:text-style-name="P2" draw:layer="layout" svg:width="0.113cm" svg:height="0.053cm" svg:x="1.318cm" svg:y="1.525cm" svg:viewBox="0 0 114 54" svg:d="M114 0c-21 4-54 43-58 54-3-11-35-50-56-54">
          <text:p/>
        </draw:path>
        <draw:line draw:style-name="gr1" draw:text-style-name="P1" draw:layer="layout" svg:x1="1.374cm" svg:y1="2.583cm" svg:x2="1.374cm" svg:y2="3.083cm">
          <text:p/>
        </draw:line>
        <draw:line draw:style-name="gr1" draw:text-style-name="P1" draw:layer="layout" svg:x1="1.774cm" svg:y1="0.583cm" svg:x2="1.774cm" svg:y2="1.567cm">
          <text:p/>
        </draw:line>
        <draw:path draw:style-name="gr2" draw:text-style-name="P2" draw:layer="layout" svg:width="0.113cm" svg:height="0.053cm" svg:x="1.718cm" svg:y="1.525cm" svg:viewBox="0 0 114 54" svg:d="M114 0c-21 4-53 43-57 54-3-11-35-50-57-54">
          <text:p/>
        </draw:path>
        <draw:line draw:style-name="gr1" draw:text-style-name="P1" draw:layer="layout" svg:x1="1.774cm" svg:y1="2.583cm" svg:x2="1.774cm" svg:y2="3.083cm">
          <text:p/>
        </draw:line>
        <draw:line draw:style-name="gr1" draw:text-style-name="P1" draw:layer="layout" svg:x1="2.041cm" svg:y1="0.583cm" svg:x2="2.041cm" svg:y2="1.567cm">
          <text:p/>
        </draw:line>
        <draw:path draw:style-name="gr2" draw:text-style-name="P2" draw:layer="layout" svg:width="0.112cm" svg:height="0.053cm" svg:x="1.985cm" svg:y="1.525cm" svg:viewBox="0 0 113 54" svg:d="M113 0c-21 4-53 43-57 54-3-11-35-50-56-54">
          <text:p/>
        </draw:path>
        <draw:line draw:style-name="gr1" draw:text-style-name="P1" draw:layer="layout" svg:x1="2.041cm" svg:y1="2.583cm" svg:x2="2.041cm" svg:y2="3.083cm">
          <text:p/>
        </draw:line>
        <draw:line draw:style-name="gr1" draw:text-style-name="P1" draw:layer="layout" svg:x1="2.308cm" svg:y1="0.583cm" svg:x2="2.308cm" svg:y2="1.567cm">
          <text:p/>
        </draw:line>
        <draw:path draw:style-name="gr2" draw:text-style-name="P2" draw:layer="layout" svg:width="0.112cm" svg:height="0.053cm" svg:x="2.252cm" svg:y="1.525cm" svg:viewBox="0 0 113 54" svg:d="M113 0c-21 4-53 43-56 54-4-11-36-50-57-54">
          <text:p/>
        </draw:path>
        <draw:line draw:style-name="gr1" draw:text-style-name="P1" draw:layer="layout" svg:x1="2.308cm" svg:y1="2.583cm" svg:x2="2.308cm" svg:y2="3.083cm">
          <text:p/>
        </draw:line>
        <draw:line draw:style-name="gr1" draw:text-style-name="P1" draw:layer="layout" svg:x1="2.575cm" svg:y1="0.583cm" svg:x2="2.575cm" svg:y2="1.567cm">
          <text:p/>
        </draw:line>
        <draw:path draw:style-name="gr2" draw:text-style-name="P2" draw:layer="layout" svg:width="0.113cm" svg:height="0.053cm" svg:x="2.518cm" svg:y="1.525cm" svg:viewBox="0 0 114 54" svg:d="M114 0c-22 4-54 43-57 54-4-11-36-50-57-54">
          <text:p/>
        </draw:path>
        <draw:line draw:style-name="gr1" draw:text-style-name="P1" draw:layer="layout" svg:x1="2.575cm" svg:y1="2.583cm" svg:x2="2.575cm" svg:y2="3.083cm">
          <text:p/>
        </draw:line>
        <draw:line draw:style-name="gr1" draw:text-style-name="P1" draw:layer="layout" svg:x1="2.975cm" svg:y1="0.583cm" svg:x2="2.975cm" svg:y2="1.567cm">
          <text:p/>
        </draw:line>
        <draw:path draw:style-name="gr2" draw:text-style-name="P2" draw:layer="layout" svg:width="0.113cm" svg:height="0.053cm" svg:x="2.918cm" svg:y="1.525cm" svg:viewBox="0 0 114 54" svg:d="M114 0c-21 4-53 43-56 54-4-11-37-50-58-54">
          <text:p/>
        </draw:path>
        <draw:line draw:style-name="gr1" draw:text-style-name="P1" draw:layer="layout" svg:x1="2.975cm" svg:y1="2.583cm" svg:x2="2.975cm" svg:y2="3.083cm">
          <text:p/>
        </draw:line>
        <draw:line draw:style-name="gr1" draw:text-style-name="P1" draw:layer="layout" svg:x1="3.241cm" svg:y1="0.583cm" svg:x2="3.241cm" svg:y2="1.567cm">
          <text:p/>
        </draw:line>
        <draw:path draw:style-name="gr2" draw:text-style-name="P2" draw:layer="layout" svg:width="0.112cm" svg:height="0.053cm" svg:x="3.185cm" svg:y="1.525cm" svg:viewBox="0 0 113 54" svg:d="M113 0c-21 4-52 43-56 54-3-11-35-50-57-54">
          <text:p/>
        </draw:path>
        <draw:line draw:style-name="gr1" draw:text-style-name="P1" draw:layer="layout" svg:x1="3.241cm" svg:y1="2.583cm" svg:x2="3.241cm" svg:y2="3.083cm">
          <text:p/>
        </draw:line>
        <draw:line draw:style-name="gr1" draw:text-style-name="P1" draw:layer="layout" svg:x1="3.508cm" svg:y1="0.583cm" svg:x2="3.508cm" svg:y2="1.567cm">
          <text:p/>
        </draw:line>
        <draw:path draw:style-name="gr2" draw:text-style-name="P2" draw:layer="layout" svg:width="0.112cm" svg:height="0.053cm" svg:x="3.452cm" svg:y="1.525cm" svg:viewBox="0 0 113 54" svg:d="M113 0c-21 4-54 43-57 54-4-11-35-50-56-54">
          <text:p/>
        </draw:path>
        <draw:line draw:style-name="gr1" draw:text-style-name="P1" draw:layer="layout" svg:x1="3.508cm" svg:y1="2.583cm" svg:x2="3.508cm" svg:y2="3.083cm">
          <text:p/>
        </draw:line>
        <draw:line draw:style-name="gr1" draw:text-style-name="P1" draw:layer="layout" svg:x1="3.775cm" svg:y1="0.583cm" svg:x2="3.775cm" svg:y2="1.567cm">
          <text:p/>
        </draw:line>
        <draw:path draw:style-name="gr2" draw:text-style-name="P2" draw:layer="layout" svg:width="0.113cm" svg:height="0.053cm" svg:x="3.718cm" svg:y="1.525cm" svg:viewBox="0 0 114 54" svg:d="M114 0c-21 4-53 43-56 54-4-11-37-50-58-54">
          <text:p/>
        </draw:path>
        <draw:line draw:style-name="gr1" draw:text-style-name="P1" draw:layer="layout" svg:x1="3.775cm" svg:y1="2.583cm" svg:x2="3.775cm" svg:y2="3.083cm">
          <text:p/>
        </draw:line>
        <draw:line draw:style-name="gr1" draw:text-style-name="P1" draw:layer="layout" svg:x1="4.175cm" svg:y1="0.583cm" svg:x2="4.175cm" svg:y2="1.567cm">
          <text:p/>
        </draw:line>
        <draw:path draw:style-name="gr2" draw:text-style-name="P2" draw:layer="layout" svg:width="0.113cm" svg:height="0.053cm" svg:x="4.118cm" svg:y="1.525cm" svg:viewBox="0 0 114 54" svg:d="M114 0c-21 4-54 43-57 54-4-11-36-50-57-54">
          <text:p/>
        </draw:path>
        <draw:line draw:style-name="gr1" draw:text-style-name="P1" draw:layer="layout" svg:x1="4.175cm" svg:y1="2.583cm" svg:x2="4.175cm" svg:y2="3.083cm">
          <text:p/>
        </draw:line>
        <draw:line draw:style-name="gr1" draw:text-style-name="P1" draw:layer="layout" svg:x1="4.441cm" svg:y1="0.583cm" svg:x2="4.441cm" svg:y2="1.567cm">
          <text:p/>
        </draw:line>
        <draw:path draw:style-name="gr2" draw:text-style-name="P2" draw:layer="layout" svg:width="0.112cm" svg:height="0.053cm" svg:x="4.385cm" svg:y="1.525cm" svg:viewBox="0 0 113 54" svg:d="M113 0c-21 4-52 43-56 54-3-11-36-50-57-54">
          <text:p/>
        </draw:path>
        <draw:line draw:style-name="gr1" draw:text-style-name="P1" draw:layer="layout" svg:x1="4.441cm" svg:y1="2.583cm" svg:x2="4.441cm" svg:y2="3.083cm">
          <text:p/>
        </draw:line>
        <draw:line draw:style-name="gr1" draw:text-style-name="P1" draw:layer="layout" svg:x1="4.708cm" svg:y1="0.583cm" svg:x2="4.708cm" svg:y2="1.567cm">
          <text:p/>
        </draw:line>
        <draw:path draw:style-name="gr2" draw:text-style-name="P2" draw:layer="layout" svg:width="0.112cm" svg:height="0.053cm" svg:x="4.652cm" svg:y="1.525cm" svg:viewBox="0 0 113 54" svg:d="M113 0c-22 4-54 43-57 54-4-11-35-50-56-54">
          <text:p/>
        </draw:path>
        <draw:line draw:style-name="gr1" draw:text-style-name="P1" draw:layer="layout" svg:x1="4.708cm" svg:y1="2.583cm" svg:x2="4.708cm" svg:y2="3.083cm">
          <text:p/>
        </draw:line>
        <draw:line draw:style-name="gr1" draw:text-style-name="P1" draw:layer="layout" svg:x1="4.975cm" svg:y1="0.583cm" svg:x2="4.975cm" svg:y2="1.567cm">
          <text:p/>
        </draw:line>
        <draw:path draw:style-name="gr2" draw:text-style-name="P2" draw:layer="layout" svg:width="0.113cm" svg:height="0.053cm" svg:x="4.918cm" svg:y="1.525cm" svg:viewBox="0 0 114 54" svg:d="M114 0c-21 4-54 43-57 54-4-11-36-50-57-54">
          <text:p/>
        </draw:path>
        <draw:line draw:style-name="gr1" draw:text-style-name="P1" draw:layer="layout" svg:x1="4.975cm" svg:y1="2.583cm" svg:x2="4.975cm" svg:y2="3.083cm">
          <text:p/>
        </draw:line>
        <draw:line draw:style-name="gr1" draw:text-style-name="P1" draw:layer="layout" svg:x1="5.375cm" svg:y1="0.583cm" svg:x2="5.375cm" svg:y2="1.567cm">
          <text:p/>
        </draw:line>
        <draw:path draw:style-name="gr2" draw:text-style-name="P2" draw:layer="layout" svg:width="0.113cm" svg:height="0.053cm" svg:x="5.318cm" svg:y="1.525cm" svg:viewBox="0 0 114 54" svg:d="M114 0c-22 4-54 43-57 54-4-11-36-50-57-54">
          <text:p/>
        </draw:path>
        <draw:line draw:style-name="gr1" draw:text-style-name="P1" draw:layer="layout" svg:x1="5.375cm" svg:y1="2.583cm" svg:x2="5.375cm" svg:y2="3.083cm">
          <text:p/>
        </draw:line>
        <draw:line draw:style-name="gr1" draw:text-style-name="P1" draw:layer="layout" svg:x1="5.641cm" svg:y1="0.583cm" svg:x2="5.641cm" svg:y2="1.567cm">
          <text:p/>
        </draw:line>
        <draw:path draw:style-name="gr2" draw:text-style-name="P2" draw:layer="layout" svg:width="0.112cm" svg:height="0.053cm" svg:x="5.585cm" svg:y="1.525cm" svg:viewBox="0 0 113 54" svg:d="M113 0c-21 4-53 43-57 54-3-11-35-50-56-54">
          <text:p/>
        </draw:path>
        <draw:line draw:style-name="gr1" draw:text-style-name="P1" draw:layer="layout" svg:x1="5.641cm" svg:y1="2.583cm" svg:x2="5.641cm" svg:y2="3.083cm">
          <text:p/>
        </draw:line>
        <draw:line draw:style-name="gr1" draw:text-style-name="P1" draw:layer="layout" svg:x1="5.908cm" svg:y1="0.583cm" svg:x2="5.908cm" svg:y2="1.567cm">
          <text:p/>
        </draw:line>
        <draw:path draw:style-name="gr2" draw:text-style-name="P2" draw:layer="layout" svg:width="0.112cm" svg:height="0.053cm" svg:x="5.852cm" svg:y="1.525cm" svg:viewBox="0 0 113 54" svg:d="M113 0c-21 4-53 43-56 54-4-11-36-50-57-54">
          <text:p/>
        </draw:path>
        <draw:line draw:style-name="gr1" draw:text-style-name="P1" draw:layer="layout" svg:x1="5.908cm" svg:y1="2.583cm" svg:x2="5.908cm" svg:y2="3.083cm">
          <text:p/>
        </draw:line>
        <draw:line draw:style-name="gr1" draw:text-style-name="P1" draw:layer="layout" svg:x1="6.175cm" svg:y1="0.583cm" svg:x2="6.175cm" svg:y2="1.567cm">
          <text:p/>
        </draw:line>
        <draw:path draw:style-name="gr2" draw:text-style-name="P2" draw:layer="layout" svg:width="0.113cm" svg:height="0.053cm" svg:x="6.118cm" svg:y="1.525cm" svg:viewBox="0 0 114 54" svg:d="M114 0c-22 4-54 43-57 54-4-11-36-50-57-54">
          <text:p/>
        </draw:path>
        <draw:line draw:style-name="gr1" draw:text-style-name="P1" draw:layer="layout" svg:x1="6.175cm" svg:y1="2.583cm" svg:x2="6.175cm" svg:y2="3.083cm">
          <text:p/>
        </draw:line>
        <draw:line draw:style-name="gr1" draw:text-style-name="P1" draw:layer="layout" svg:x1="6.575cm" svg:y1="0.583cm" svg:x2="6.575cm" svg:y2="1.567cm">
          <text:p/>
        </draw:line>
        <draw:path draw:style-name="gr2" draw:text-style-name="P2" draw:layer="layout" svg:width="0.113cm" svg:height="0.053cm" svg:x="6.518cm" svg:y="1.525cm" svg:viewBox="0 0 114 54" svg:d="M114 0c-21 4-53 43-56 54-4-11-37-50-58-54">
          <text:p/>
        </draw:path>
        <draw:line draw:style-name="gr1" draw:text-style-name="P1" draw:layer="layout" svg:x1="6.575cm" svg:y1="2.583cm" svg:x2="6.575cm" svg:y2="3.083cm">
          <text:p/>
        </draw:line>
        <draw:line draw:style-name="gr1" draw:text-style-name="P1" draw:layer="layout" svg:x1="6.841cm" svg:y1="0.583cm" svg:x2="6.841cm" svg:y2="1.567cm">
          <text:p/>
        </draw:line>
        <draw:path draw:style-name="gr2" draw:text-style-name="P2" draw:layer="layout" svg:width="0.112cm" svg:height="0.053cm" svg:x="6.785cm" svg:y="1.525cm" svg:viewBox="0 0 113 54" svg:d="M113 0c-22 4-53 43-57 54-3-11-35-50-56-54">
          <text:p/>
        </draw:path>
        <draw:line draw:style-name="gr1" draw:text-style-name="P1" draw:layer="layout" svg:x1="6.841cm" svg:y1="2.583cm" svg:x2="6.841cm" svg:y2="3.083cm">
          <text:p/>
        </draw:line>
        <draw:line draw:style-name="gr1" draw:text-style-name="P1" draw:layer="layout" svg:x1="7.108cm" svg:y1="0.583cm" svg:x2="7.108cm" svg:y2="1.567cm">
          <text:p/>
        </draw:line>
        <draw:path draw:style-name="gr2" draw:text-style-name="P2" draw:layer="layout" svg:width="0.112cm" svg:height="0.053cm" svg:x="7.052cm" svg:y="1.525cm" svg:viewBox="0 0 113 54" svg:d="M113 0c-21 4-53 43-56 54-5-11-36-50-57-54">
          <text:p/>
        </draw:path>
        <draw:line draw:style-name="gr1" draw:text-style-name="P1" draw:layer="layout" svg:x1="7.108cm" svg:y1="2.583cm" svg:x2="7.108cm" svg:y2="3.083cm">
          <text:p/>
        </draw:line>
        <draw:line draw:style-name="gr1" draw:text-style-name="P1" draw:layer="layout" svg:x1="7.375cm" svg:y1="0.583cm" svg:x2="7.375cm" svg:y2="1.567cm">
          <text:p/>
        </draw:line>
        <draw:path draw:style-name="gr2" draw:text-style-name="P2" draw:layer="layout" svg:width="0.113cm" svg:height="0.053cm" svg:x="7.318cm" svg:y="1.525cm" svg:viewBox="0 0 114 54" svg:d="M114 0c-21 4-53 43-56 54-4-11-36-50-58-54">
          <text:p/>
        </draw:path>
        <draw:line draw:style-name="gr1" draw:text-style-name="P1" draw:layer="layout" svg:x1="7.375cm" svg:y1="2.583cm" svg:x2="7.375cm" svg:y2="3.083cm">
          <text:p/>
        </draw:line>
        <draw:line draw:style-name="gr1" draw:text-style-name="P1" draw:layer="layout" svg:x1="7.775cm" svg:y1="0.583cm" svg:x2="7.775cm" svg:y2="1.567cm">
          <text:p/>
        </draw:line>
        <draw:path draw:style-name="gr2" draw:text-style-name="P2" draw:layer="layout" svg:width="0.113cm" svg:height="0.053cm" svg:x="7.718cm" svg:y="1.525cm" svg:viewBox="0 0 114 54" svg:d="M114 0c-21 4-54 43-57 54-4-11-36-50-57-54">
          <text:p/>
        </draw:path>
        <draw:line draw:style-name="gr1" draw:text-style-name="P1" draw:layer="layout" svg:x1="7.775cm" svg:y1="2.583cm" svg:x2="7.775cm" svg:y2="3.083cm">
          <text:p/>
        </draw:line>
        <draw:line draw:style-name="gr1" draw:text-style-name="P1" draw:layer="layout" svg:x1="8.041cm" svg:y1="0.583cm" svg:x2="8.041cm" svg:y2="1.567cm">
          <text:p/>
        </draw:line>
        <draw:path draw:style-name="gr2" draw:text-style-name="P2" draw:layer="layout" svg:width="0.112cm" svg:height="0.053cm" svg:x="7.985cm" svg:y="1.525cm" svg:viewBox="0 0 113 54" svg:d="M113 0c-21 4-52 43-56 54-3-11-35-50-57-54">
          <text:p/>
        </draw:path>
        <draw:line draw:style-name="gr1" draw:text-style-name="P1" draw:layer="layout" svg:x1="8.041cm" svg:y1="2.583cm" svg:x2="8.041cm" svg:y2="3.083cm">
          <text:p/>
        </draw:line>
        <draw:line draw:style-name="gr1" draw:text-style-name="P1" draw:layer="layout" svg:x1="8.308cm" svg:y1="0.583cm" svg:x2="8.308cm" svg:y2="1.567cm">
          <text:p/>
        </draw:line>
        <draw:path draw:style-name="gr2" draw:text-style-name="P2" draw:layer="layout" svg:width="0.112cm" svg:height="0.053cm" svg:x="8.252cm" svg:y="1.525cm" svg:viewBox="0 0 113 54" svg:d="M113 0c-21 4-54 43-57 54-4-11-35-50-56-54">
          <text:p/>
        </draw:path>
        <draw:line draw:style-name="gr1" draw:text-style-name="P1" draw:layer="layout" svg:x1="8.308cm" svg:y1="2.583cm" svg:x2="8.308cm" svg:y2="3.083cm">
          <text:p/>
        </draw:line>
        <draw:line draw:style-name="gr1" draw:text-style-name="P1" draw:layer="layout" svg:x1="8.575cm" svg:y1="0.583cm" svg:x2="8.575cm" svg:y2="1.567cm">
          <text:p/>
        </draw:line>
        <draw:path draw:style-name="gr2" draw:text-style-name="P2" draw:layer="layout" svg:width="0.113cm" svg:height="0.053cm" svg:x="8.518cm" svg:y="1.525cm" svg:viewBox="0 0 114 54" svg:d="M114 0c-21 4-53 43-56 54-4-11-37-50-58-54">
          <text:p/>
        </draw:path>
        <draw:line draw:style-name="gr1" draw:text-style-name="P1" draw:layer="layout" svg:x1="8.575cm" svg:y1="2.583cm" svg:x2="8.575cm" svg:y2="3.083cm">
          <text:p/>
        </draw:line>
        <draw:line draw:style-name="gr1" draw:text-style-name="P1" draw:layer="layout" svg:x1="8.975cm" svg:y1="0.583cm" svg:x2="8.975cm" svg:y2="1.567cm">
          <text:p/>
        </draw:line>
        <draw:path draw:style-name="gr2" draw:text-style-name="P2" draw:layer="layout" svg:width="0.113cm" svg:height="0.053cm" svg:x="8.918cm" svg:y="1.525cm" svg:viewBox="0 0 114 54" svg:d="M114 0c-22 4-54 43-57 54-4-11-36-50-57-54">
          <text:p/>
        </draw:path>
        <draw:line draw:style-name="gr1" draw:text-style-name="P1" draw:layer="layout" svg:x1="8.975cm" svg:y1="2.583cm" svg:x2="8.975cm" svg:y2="3.083cm">
          <text:p/>
        </draw:line>
        <draw:line draw:style-name="gr1" draw:text-style-name="P1" draw:layer="layout" svg:x1="9.241cm" svg:y1="0.583cm" svg:x2="9.241cm" svg:y2="1.567cm">
          <text:p/>
        </draw:line>
        <draw:path draw:style-name="gr2" draw:text-style-name="P2" draw:layer="layout" svg:width="0.112cm" svg:height="0.053cm" svg:x="9.185cm" svg:y="1.525cm" svg:viewBox="0 0 113 54" svg:d="M113 0c-21 4-52 43-56 54-3-11-36-50-57-54">
          <text:p/>
        </draw:path>
        <draw:line draw:style-name="gr1" draw:text-style-name="P1" draw:layer="layout" svg:x1="9.241cm" svg:y1="2.583cm" svg:x2="9.241cm" svg:y2="3.083cm">
          <text:p/>
        </draw:line>
        <draw:line draw:style-name="gr1" draw:text-style-name="P1" draw:layer="layout" svg:x1="9.508cm" svg:y1="0.583cm" svg:x2="9.508cm" svg:y2="1.567cm">
          <text:p/>
        </draw:line>
        <draw:path draw:style-name="gr2" draw:text-style-name="P2" draw:layer="layout" svg:width="0.112cm" svg:height="0.053cm" svg:x="9.452cm" svg:y="1.525cm" svg:viewBox="0 0 113 54" svg:d="M113 0c-21 4-53 43-56 54-4-11-35-50-57-54">
          <text:p/>
        </draw:path>
        <draw:line draw:style-name="gr1" draw:text-style-name="P1" draw:layer="layout" svg:x1="9.508cm" svg:y1="2.583cm" svg:x2="9.508cm" svg:y2="3.083cm">
          <text:p/>
        </draw:line>
        <draw:line draw:style-name="gr1" draw:text-style-name="P1" draw:layer="layout" svg:x1="9.775cm" svg:y1="0.583cm" svg:x2="9.775cm" svg:y2="1.567cm">
          <text:p/>
        </draw:line>
        <draw:path draw:style-name="gr2" draw:text-style-name="P2" draw:layer="layout" svg:width="0.113cm" svg:height="0.053cm" svg:x="9.718cm" svg:y="1.525cm" svg:viewBox="0 0 114 54" svg:d="M114 0c-21 4-54 43-57 54-4-11-36-50-57-54">
          <text:p/>
        </draw:path>
        <draw:line draw:style-name="gr1" draw:text-style-name="P1" draw:layer="layout" svg:x1="9.775cm" svg:y1="2.583cm" svg:x2="9.775cm" svg:y2="3.083cm">
          <text:p/>
        </draw:line>
        <draw:line draw:style-name="gr1" draw:text-style-name="P1" draw:layer="layout" svg:x1="10.175cm" svg:y1="0.583cm" svg:x2="10.175cm" svg:y2="1.567cm">
          <text:p/>
        </draw:line>
        <draw:path draw:style-name="gr2" draw:text-style-name="P2" draw:layer="layout" svg:width="0.113cm" svg:height="0.053cm" svg:x="10.118cm" svg:y="1.525cm" svg:viewBox="0 0 114 54" svg:d="M114 0c-21 4-53 43-56 54-4-11-36-50-58-54">
          <text:p/>
        </draw:path>
        <draw:line draw:style-name="gr1" draw:text-style-name="P1" draw:layer="layout" svg:x1="10.175cm" svg:y1="2.583cm" svg:x2="10.175cm" svg:y2="3.083cm">
          <text:p/>
        </draw:line>
        <draw:line draw:style-name="gr1" draw:text-style-name="P1" draw:layer="layout" svg:x1="10.441cm" svg:y1="0.583cm" svg:x2="10.441cm" svg:y2="1.567cm">
          <text:p/>
        </draw:line>
        <draw:path draw:style-name="gr2" draw:text-style-name="P2" draw:layer="layout" svg:width="0.112cm" svg:height="0.053cm" svg:x="10.385cm" svg:y="1.525cm" svg:viewBox="0 0 113 54" svg:d="M113 0c-21 4-53 43-57 54-3-11-35-50-56-54">
          <text:p/>
        </draw:path>
        <draw:line draw:style-name="gr1" draw:text-style-name="P1" draw:layer="layout" svg:x1="10.441cm" svg:y1="2.583cm" svg:x2="10.441cm" svg:y2="3.083cm">
          <text:p/>
        </draw:line>
        <draw:line draw:style-name="gr1" draw:text-style-name="P1" draw:layer="layout" svg:x1="10.708cm" svg:y1="0.583cm" svg:x2="10.708cm" svg:y2="1.567cm">
          <text:p/>
        </draw:line>
        <draw:path draw:style-name="gr2" draw:text-style-name="P2" draw:layer="layout" svg:width="0.112cm" svg:height="0.053cm" svg:x="10.652cm" svg:y="1.525cm" svg:viewBox="0 0 113 54" svg:d="M113 0c-21 4-53 43-56 54-4-11-36-50-57-54">
          <text:p/>
        </draw:path>
        <draw:line draw:style-name="gr1" draw:text-style-name="P1" draw:layer="layout" svg:x1="10.708cm" svg:y1="2.583cm" svg:x2="10.708cm" svg:y2="3.083cm">
          <text:p/>
        </draw:line>
        <draw:line draw:style-name="gr1" draw:text-style-name="P1" draw:layer="layout" svg:x1="10.975cm" svg:y1="0.583cm" svg:x2="10.975cm" svg:y2="1.567cm">
          <text:p/>
        </draw:line>
        <draw:path draw:style-name="gr2" draw:text-style-name="P2" draw:layer="layout" svg:width="0.113cm" svg:height="0.053cm" svg:x="10.918cm" svg:y="1.525cm" svg:viewBox="0 0 114 54" svg:d="M114 0c-22 4-54 43-57 54-4-11-36-50-57-54">
          <text:p/>
        </draw:path>
        <draw:line draw:style-name="gr1" draw:text-style-name="P1" draw:layer="layout" svg:x1="10.975cm" svg:y1="2.583cm" svg:x2="10.975cm" svg:y2="3.083cm">
          <text:p/>
        </draw:line>
        <draw:line draw:style-name="gr1" draw:text-style-name="P1" draw:layer="layout" svg:x1="11.375cm" svg:y1="0.583cm" svg:x2="11.375cm" svg:y2="1.567cm">
          <text:p/>
        </draw:line>
        <draw:path draw:style-name="gr2" draw:text-style-name="P2" draw:layer="layout" svg:width="0.113cm" svg:height="0.053cm" svg:x="11.318cm" svg:y="1.525cm" svg:viewBox="0 0 114 54" svg:d="M114 0c-21 4-53 43-56 54-4-11-37-50-58-54">
          <text:p/>
        </draw:path>
        <draw:line draw:style-name="gr1" draw:text-style-name="P1" draw:layer="layout" svg:x1="11.375cm" svg:y1="2.583cm" svg:x2="11.375cm" svg:y2="3.083cm">
          <text:p/>
        </draw:line>
        <draw:line draw:style-name="gr1" draw:text-style-name="P1" draw:layer="layout" svg:x1="11.641cm" svg:y1="0.583cm" svg:x2="11.641cm" svg:y2="1.567cm">
          <text:p/>
        </draw:line>
        <draw:path draw:style-name="gr2" draw:text-style-name="P2" draw:layer="layout" svg:width="0.113cm" svg:height="0.053cm" svg:x="11.585cm" svg:y="1.525cm" svg:viewBox="0 0 114 54" svg:d="M114 0c-22 4-53 43-57 54-3-11-35-50-57-54">
          <text:p/>
        </draw:path>
        <draw:line draw:style-name="gr1" draw:text-style-name="P1" draw:layer="layout" svg:x1="11.641cm" svg:y1="2.583cm" svg:x2="11.641cm" svg:y2="3.083cm">
          <text:p/>
        </draw:line>
        <draw:line draw:style-name="gr1" draw:text-style-name="P1" draw:layer="layout" svg:x1="11.908cm" svg:y1="0.583cm" svg:x2="11.908cm" svg:y2="1.567cm">
          <text:p/>
        </draw:line>
        <draw:path draw:style-name="gr2" draw:text-style-name="P2" draw:layer="layout" svg:width="0.112cm" svg:height="0.053cm" svg:x="11.852cm" svg:y="1.525cm" svg:viewBox="0 0 113 54" svg:d="M113 0c-21 4-54 43-57 54-4-11-35-50-56-54">
          <text:p/>
        </draw:path>
        <draw:line draw:style-name="gr1" draw:text-style-name="P1" draw:layer="layout" svg:x1="11.908cm" svg:y1="2.583cm" svg:x2="11.908cm" svg:y2="3.083cm">
          <text:p/>
        </draw:line>
        <draw:line draw:style-name="gr1" draw:text-style-name="P1" draw:layer="layout" svg:x1="12.175cm" svg:y1="0.583cm" svg:x2="12.175cm" svg:y2="1.567cm">
          <text:p/>
        </draw:line>
        <draw:path draw:style-name="gr2" draw:text-style-name="P2" draw:layer="layout" svg:width="0.113cm" svg:height="0.053cm" svg:x="12.118cm" svg:y="1.525cm" svg:viewBox="0 0 114 54" svg:d="M114 0c-21 4-53 43-56 54-4-11-37-50-58-54">
          <text:p/>
        </draw:path>
        <draw:line draw:style-name="gr1" draw:text-style-name="P1" draw:layer="layout" svg:x1="12.175cm" svg:y1="2.583cm" svg:x2="12.175cm" svg:y2="3.083cm">
          <text:p/>
        </draw:line>
        <draw:line draw:style-name="gr1" draw:text-style-name="P1" draw:layer="layout" svg:x1="12.575cm" svg:y1="0.583cm" svg:x2="12.575cm" svg:y2="1.567cm">
          <text:p/>
        </draw:line>
        <draw:path draw:style-name="gr2" draw:text-style-name="P2" draw:layer="layout" svg:width="0.113cm" svg:height="0.053cm" svg:x="12.518cm" svg:y="1.525cm" svg:viewBox="0 0 114 54" svg:d="M114 0c-21 4-54 43-57 54-4-11-36-50-57-54">
          <text:p/>
        </draw:path>
        <draw:line draw:style-name="gr1" draw:text-style-name="P1" draw:layer="layout" svg:x1="12.575cm" svg:y1="2.583cm" svg:x2="12.575cm" svg:y2="3.083cm">
          <text:p/>
        </draw:line>
        <draw:line draw:style-name="gr1" draw:text-style-name="P1" draw:layer="layout" svg:x1="12.841cm" svg:y1="0.583cm" svg:x2="12.841cm" svg:y2="1.567cm">
          <text:p/>
        </draw:line>
        <draw:path draw:style-name="gr2" draw:text-style-name="P2" draw:layer="layout" svg:width="0.113cm" svg:height="0.053cm" svg:x="12.785cm" svg:y="1.525cm" svg:viewBox="0 0 114 54" svg:d="M114 0c-22 4-53 43-57 54-3-11-36-50-57-54">
          <text:p/>
        </draw:path>
        <draw:line draw:style-name="gr1" draw:text-style-name="P1" draw:layer="layout" svg:x1="12.841cm" svg:y1="2.583cm" svg:x2="12.841cm" svg:y2="3.083cm">
          <text:p/>
        </draw:line>
        <draw:line draw:style-name="gr1" draw:text-style-name="P1" draw:layer="layout" svg:x1="13.108cm" svg:y1="0.583cm" svg:x2="13.108cm" svg:y2="1.567cm">
          <text:p/>
        </draw:line>
        <draw:path draw:style-name="gr2" draw:text-style-name="P2" draw:layer="layout" svg:width="0.112cm" svg:height="0.053cm" svg:x="13.052cm" svg:y="1.525cm" svg:viewBox="0 0 113 54" svg:d="M113 0c-22 4-54 43-57 54-4-11-35-50-56-54">
          <text:p/>
        </draw:path>
        <draw:line draw:style-name="gr1" draw:text-style-name="P1" draw:layer="layout" svg:x1="13.108cm" svg:y1="2.583cm" svg:x2="13.108cm" svg:y2="3.083cm">
          <text:p/>
        </draw:line>
        <draw:line draw:style-name="gr1" draw:text-style-name="P1" draw:layer="layout" svg:x1="13.375cm" svg:y1="0.583cm" svg:x2="13.375cm" svg:y2="1.567cm">
          <text:p/>
        </draw:line>
        <draw:path draw:style-name="gr2" draw:text-style-name="P2" draw:layer="layout" svg:width="0.113cm" svg:height="0.053cm" svg:x="13.318cm" svg:y="1.525cm" svg:viewBox="0 0 114 54" svg:d="M114 0c-21 4-54 43-57 54-4-11-36-50-57-54">
          <text:p/>
        </draw:path>
        <draw:line draw:style-name="gr1" draw:text-style-name="P1" draw:layer="layout" svg:x1="13.375cm" svg:y1="2.583cm" svg:x2="13.375cm" svg:y2="3.083cm">
          <text:p/>
        </draw:line>
        <draw:line draw:style-name="gr1" draw:text-style-name="P1" draw:layer="layout" svg:x1="13.775cm" svg:y1="0.583cm" svg:x2="13.775cm" svg:y2="1.567cm">
          <text:p/>
        </draw:line>
        <draw:path draw:style-name="gr2" draw:text-style-name="P2" draw:layer="layout" svg:width="0.113cm" svg:height="0.053cm" svg:x="13.718cm" svg:y="1.525cm" svg:viewBox="0 0 114 54" svg:d="M114 0c-22 4-54 43-57 54-4-11-36-50-57-54">
          <text:p/>
        </draw:path>
        <draw:line draw:style-name="gr1" draw:text-style-name="P1" draw:layer="layout" svg:x1="13.775cm" svg:y1="2.583cm" svg:x2="13.775cm" svg:y2="3.083cm">
          <text:p/>
        </draw:line>
        <draw:line draw:style-name="gr1" draw:text-style-name="P1" draw:layer="layout" svg:x1="14.041cm" svg:y1="0.583cm" svg:x2="14.041cm" svg:y2="1.567cm">
          <text:p/>
        </draw:line>
        <draw:path draw:style-name="gr2" draw:text-style-name="P2" draw:layer="layout" svg:width="0.113cm" svg:height="0.053cm" svg:x="13.985cm" svg:y="1.525cm" svg:viewBox="0 0 114 54" svg:d="M114 0c-22 4-54 43-58 54-3-11-35-50-56-54">
          <text:p/>
        </draw:path>
        <draw:line draw:style-name="gr1" draw:text-style-name="P1" draw:layer="layout" svg:x1="14.041cm" svg:y1="2.583cm" svg:x2="14.041cm" svg:y2="3.083cm">
          <text:p/>
        </draw:line>
        <draw:line draw:style-name="gr1" draw:text-style-name="P1" draw:layer="layout" svg:x1="14.308cm" svg:y1="0.583cm" svg:x2="14.308cm" svg:y2="1.567cm">
          <text:p/>
        </draw:line>
        <draw:path draw:style-name="gr2" draw:text-style-name="P2" draw:layer="layout" svg:width="0.112cm" svg:height="0.053cm" svg:x="14.252cm" svg:y="1.525cm" svg:viewBox="0 0 113 54" svg:d="M113 0c-21 4-53 43-56 54-4-11-36-50-57-54">
          <text:p/>
        </draw:path>
        <draw:line draw:style-name="gr1" draw:text-style-name="P1" draw:layer="layout" svg:x1="14.308cm" svg:y1="2.583cm" svg:x2="14.308cm" svg:y2="3.083cm">
          <text:p/>
        </draw:line>
        <draw:line draw:style-name="gr1" draw:text-style-name="P1" draw:layer="layout" svg:x1="14.575cm" svg:y1="0.583cm" svg:x2="14.575cm" svg:y2="1.567cm">
          <text:p/>
        </draw:line>
        <draw:path draw:style-name="gr2" draw:text-style-name="P2" draw:layer="layout" svg:width="0.113cm" svg:height="0.053cm" svg:x="14.518cm" svg:y="1.525cm" svg:viewBox="0 0 114 54" svg:d="M114 0c-22 4-54 43-57 54-4-11-35-50-57-54">
          <text:p/>
        </draw:path>
        <draw:line draw:style-name="gr1" draw:text-style-name="P1" draw:layer="layout" svg:x1="14.575cm" svg:y1="2.583cm" svg:x2="14.575cm" svg:y2="3.083cm">
          <text:p/>
        </draw:line>
        <draw:line draw:style-name="gr1" draw:text-style-name="P1" draw:layer="layout" svg:x1="14.975cm" svg:y1="0.583cm" svg:x2="14.975cm" svg:y2="1.567cm">
          <text:p/>
        </draw:line>
        <draw:path draw:style-name="gr2" draw:text-style-name="P2" draw:layer="layout" svg:width="0.113cm" svg:height="0.053cm" svg:x="14.918cm" svg:y="1.525cm" svg:viewBox="0 0 114 54" svg:d="M114 0c-21 4-53 43-56 54-4-11-36-50-58-54">
          <text:p/>
        </draw:path>
        <draw:line draw:style-name="gr1" draw:text-style-name="P1" draw:layer="layout" svg:x1="14.975cm" svg:y1="2.583cm" svg:x2="14.975cm" svg:y2="3.083cm">
          <text:p/>
        </draw:line>
        <draw:line draw:style-name="gr1" draw:text-style-name="P1" draw:layer="layout" svg:x1="15.241cm" svg:y1="0.583cm" svg:x2="15.241cm" svg:y2="1.567cm">
          <text:p/>
        </draw:line>
        <draw:path draw:style-name="gr2" draw:text-style-name="P2" draw:layer="layout" svg:width="0.113cm" svg:height="0.053cm" svg:x="15.185cm" svg:y="1.525cm" svg:viewBox="0 0 114 54" svg:d="M114 0c-23 4-54 43-58 54-3-11-35-50-56-54">
          <text:p/>
        </draw:path>
        <draw:line draw:style-name="gr1" draw:text-style-name="P1" draw:layer="layout" svg:x1="15.241cm" svg:y1="2.583cm" svg:x2="15.241cm" svg:y2="3.083cm">
          <text:p/>
        </draw:line>
        <draw:line draw:style-name="gr1" draw:text-style-name="P1" draw:layer="layout" svg:x1="15.508cm" svg:y1="0.583cm" svg:x2="15.508cm" svg:y2="1.567cm">
          <text:p/>
        </draw:line>
        <draw:path draw:style-name="gr2" draw:text-style-name="P2" draw:layer="layout" svg:width="0.112cm" svg:height="0.053cm" svg:x="15.452cm" svg:y="1.525cm" svg:viewBox="0 0 113 54" svg:d="M113 0c-21 4-52 43-56 54-5-11-36-50-57-54">
          <text:p/>
        </draw:path>
        <draw:line draw:style-name="gr1" draw:text-style-name="P1" draw:layer="layout" svg:x1="15.508cm" svg:y1="2.583cm" svg:x2="15.508cm" svg:y2="3.083cm">
          <text:p/>
        </draw:line>
        <draw:line draw:style-name="gr1" draw:text-style-name="P1" draw:layer="layout" svg:x1="15.775cm" svg:y1="0.583cm" svg:x2="15.775cm" svg:y2="1.567cm">
          <text:p/>
        </draw:line>
        <draw:path draw:style-name="gr2" draw:text-style-name="P2" draw:layer="layout" svg:width="0.113cm" svg:height="0.053cm" svg:x="15.718cm" svg:y="1.525cm" svg:viewBox="0 0 114 54" svg:d="M114 0c-21 4-53 43-56 54-4-11-35-50-58-54">
          <text:p/>
        </draw:path>
        <draw:line draw:style-name="gr1" draw:text-style-name="P1" draw:layer="layout" svg:x1="15.775cm" svg:y1="2.583cm" svg:x2="15.775cm" svg:y2="3.083cm">
          <text:p/>
        </draw:line>
        <draw:line draw:style-name="gr1" draw:text-style-name="P1" draw:layer="layout" svg:x1="16.175cm" svg:y1="0.583cm" svg:x2="16.175cm" svg:y2="1.567cm">
          <text:p/>
        </draw:line>
        <draw:path draw:style-name="gr2" draw:text-style-name="P2" draw:layer="layout" svg:width="0.113cm" svg:height="0.053cm" svg:x="16.118cm" svg:y="1.525cm" svg:viewBox="0 0 114 54" svg:d="M114 0c-21 4-54 43-57 54-4-11-35-50-57-54">
          <text:p/>
        </draw:path>
        <draw:line draw:style-name="gr1" draw:text-style-name="P1" draw:layer="layout" svg:x1="16.175cm" svg:y1="2.583cm" svg:x2="16.175cm" svg:y2="3.083cm">
          <text:p/>
        </draw:line>
        <draw:line draw:style-name="gr1" draw:text-style-name="P1" draw:layer="layout" svg:x1="16.441cm" svg:y1="0.583cm" svg:x2="16.441cm" svg:y2="1.567cm">
          <text:p/>
        </draw:line>
        <draw:path draw:style-name="gr2" draw:text-style-name="P2" draw:layer="layout" svg:width="0.113cm" svg:height="0.053cm" svg:x="16.385cm" svg:y="1.525cm" svg:viewBox="0 0 114 54" svg:d="M114 0c-22 4-53 43-57 54-3-11-35-50-57-54">
          <text:p/>
        </draw:path>
        <draw:line draw:style-name="gr1" draw:text-style-name="P1" draw:layer="layout" svg:x1="16.441cm" svg:y1="2.583cm" svg:x2="16.441cm" svg:y2="3.083cm">
          <text:p/>
        </draw:line>
        <draw:line draw:style-name="gr1" draw:text-style-name="P1" draw:layer="layout" svg:x1="16.708cm" svg:y1="0.583cm" svg:x2="16.708cm" svg:y2="1.567cm">
          <text:p/>
        </draw:line>
        <draw:path draw:style-name="gr2" draw:text-style-name="P2" draw:layer="layout" svg:width="0.112cm" svg:height="0.053cm" svg:x="16.652cm" svg:y="1.525cm" svg:viewBox="0 0 113 54" svg:d="M113 0c-21 4-53 43-57 54-4-11-35-50-56-54">
          <text:p/>
        </draw:path>
        <draw:line draw:style-name="gr1" draw:text-style-name="P1" draw:layer="layout" svg:x1="16.708cm" svg:y1="2.583cm" svg:x2="16.708cm" svg:y2="3.083cm">
          <text:p/>
        </draw:line>
        <draw:line draw:style-name="gr1" draw:text-style-name="P1" draw:layer="layout" svg:x1="16.975cm" svg:y1="0.583cm" svg:x2="16.975cm" svg:y2="1.567cm">
          <text:p/>
        </draw:line>
        <draw:path draw:style-name="gr2" draw:text-style-name="P2" draw:layer="layout" svg:width="0.113cm" svg:height="0.053cm" svg:x="16.918cm" svg:y="1.525cm" svg:viewBox="0 0 114 54" svg:d="M114 0c-21 4-53 43-56 54-4-11-36-50-58-54">
          <text:p/>
        </draw:path>
        <draw:line draw:style-name="gr1" draw:text-style-name="P1" draw:layer="layout" svg:x1="16.975cm" svg:y1="2.583cm" svg:x2="16.975cm" svg:y2="3.083cm">
          <text:p/>
        </draw:line>
        <draw:line draw:style-name="gr1" draw:text-style-name="P1" draw:layer="layout" svg:x1="17.375cm" svg:y1="0.583cm" svg:x2="17.375cm" svg:y2="1.567cm">
          <text:p/>
        </draw:line>
        <draw:path draw:style-name="gr2" draw:text-style-name="P2" draw:layer="layout" svg:width="0.113cm" svg:height="0.053cm" svg:x="17.318cm" svg:y="1.525cm" svg:viewBox="0 0 114 54" svg:d="M114 0c-22 4-54 43-57 54-4-11-35-50-57-54">
          <text:p/>
        </draw:path>
        <draw:line draw:style-name="gr1" draw:text-style-name="P1" draw:layer="layout" svg:x1="17.375cm" svg:y1="2.583cm" svg:x2="17.375cm" svg:y2="3.083cm">
          <text:p/>
        </draw:line>
        <draw:line draw:style-name="gr1" draw:text-style-name="P1" draw:layer="layout" svg:x1="17.641cm" svg:y1="0.583cm" svg:x2="17.641cm" svg:y2="1.567cm">
          <text:p/>
        </draw:line>
        <draw:path draw:style-name="gr2" draw:text-style-name="P2" draw:layer="layout" svg:width="0.113cm" svg:height="0.053cm" svg:x="17.585cm" svg:y="1.525cm" svg:viewBox="0 0 114 54" svg:d="M114 0c-21 4-53 43-57 54-3-11-36-50-57-54">
          <text:p/>
        </draw:path>
        <draw:line draw:style-name="gr1" draw:text-style-name="P1" draw:layer="layout" svg:x1="17.641cm" svg:y1="2.583cm" svg:x2="17.641cm" svg:y2="3.083cm">
          <text:p/>
        </draw:line>
        <draw:line draw:style-name="gr1" draw:text-style-name="P1" draw:layer="layout" svg:x1="17.908cm" svg:y1="0.583cm" svg:x2="17.908cm" svg:y2="1.567cm">
          <text:p/>
        </draw:line>
        <draw:path draw:style-name="gr2" draw:text-style-name="P2" draw:layer="layout" svg:width="0.112cm" svg:height="0.053cm" svg:x="17.852cm" svg:y="1.525cm" svg:viewBox="0 0 113 54" svg:d="M113 0c-21 4-52 43-56 54-3-11-35-50-57-54">
          <text:p/>
        </draw:path>
        <draw:line draw:style-name="gr1" draw:text-style-name="P1" draw:layer="layout" svg:x1="17.908cm" svg:y1="2.583cm" svg:x2="17.908cm" svg:y2="3.083cm">
          <text:p/>
        </draw:line>
        <draw:line draw:style-name="gr1" draw:text-style-name="P1" draw:layer="layout" svg:x1="18.175cm" svg:y1="0.583cm" svg:x2="18.175cm" svg:y2="1.567cm">
          <text:p/>
        </draw:line>
        <draw:path draw:style-name="gr2" draw:text-style-name="P2" draw:layer="layout" svg:width="0.113cm" svg:height="0.053cm" svg:x="18.118cm" svg:y="1.525cm" svg:viewBox="0 0 114 54" svg:d="M114 0c-21 4-54 43-57 54-4-11-35-50-57-54">
          <text:p/>
        </draw:path>
        <draw:line draw:style-name="gr1" draw:text-style-name="P1" draw:layer="layout" svg:x1="18.175cm" svg:y1="2.583cm" svg:x2="18.175cm" svg:y2="3.083cm">
          <text:p/>
        </draw:line>
        <draw:line draw:style-name="gr1" draw:text-style-name="P1" draw:layer="layout" svg:x1="18.575cm" svg:y1="0.583cm" svg:x2="18.575cm" svg:y2="1.567cm">
          <text:p/>
        </draw:line>
        <draw:path draw:style-name="gr3" draw:text-style-name="P1" draw:layer="layout" svg:width="0.113cm" svg:height="0.053cm" svg:x="18.518cm" svg:y="1.525cm" svg:viewBox="0 0 114 54" svg:d="M114 0c-21 4-53 43-56 54-4-11-35-50-58-54">
          <text:p/>
        </draw:path>
        <draw:line draw:style-name="gr1" draw:text-style-name="P1" draw:layer="layout" svg:x1="18.575cm" svg:y1="2.583cm" svg:x2="18.575cm" svg:y2="3.083cm">
          <text:p/>
        </draw:line>
        <draw:line draw:style-name="gr1" draw:text-style-name="P1" draw:layer="layout" svg:x1="18.841cm" svg:y1="0.583cm" svg:x2="18.841cm" svg:y2="1.567cm">
          <text:p/>
        </draw:line>
        <draw:path draw:style-name="gr3" draw:text-style-name="P1" draw:layer="layout" svg:width="0.113cm" svg:height="0.053cm" svg:x="18.785cm" svg:y="1.525cm" svg:viewBox="0 0 114 54" svg:d="M114 0c-21 4-54 43-58 54-3-11-35-50-56-54">
          <text:p/>
        </draw:path>
        <draw:line draw:style-name="gr1" draw:text-style-name="P1" draw:layer="layout" svg:x1="18.841cm" svg:y1="2.583cm" svg:x2="18.841cm" svg:y2="3.083cm">
          <text:p/>
        </draw:line>
        <draw:line draw:style-name="gr1" draw:text-style-name="P1" draw:layer="layout" svg:x1="19.108cm" svg:y1="0.583cm" svg:x2="19.108cm" svg:y2="1.567cm">
          <text:p/>
        </draw:line>
        <draw:path draw:style-name="gr3" draw:text-style-name="P1" draw:layer="layout" svg:width="0.112cm" svg:height="0.053cm" svg:x="19.052cm" svg:y="1.525cm" svg:viewBox="0 0 113 54" svg:d="M113 0c-21 4-52 43-56 54-3-11-36-50-57-54">
          <text:p/>
        </draw:path>
        <draw:line draw:style-name="gr1" draw:text-style-name="P1" draw:layer="layout" svg:x1="19.108cm" svg:y1="2.583cm" svg:x2="19.108cm" svg:y2="3.083cm">
          <text:p/>
        </draw:line>
        <draw:line draw:style-name="gr1" draw:text-style-name="P1" draw:layer="layout" svg:x1="19.375cm" svg:y1="0.583cm" svg:x2="19.375cm" svg:y2="1.567cm">
          <text:p/>
        </draw:line>
        <draw:path draw:style-name="gr3" draw:text-style-name="P1" draw:layer="layout" svg:width="0.113cm" svg:height="0.053cm" svg:x="19.318cm" svg:y="1.525cm" svg:viewBox="0 0 114 54" svg:d="M114 0c-22 4-54 43-57 54-4-11-35-50-57-54">
          <text:p/>
        </draw:path>
        <draw:line draw:style-name="gr1" draw:text-style-name="P1" draw:layer="layout" svg:x1="19.375cm" svg:y1="2.583cm" svg:x2="19.375cm" svg:y2="3.083cm">
          <text:p/>
        </draw:line>
        <draw:line draw:style-name="gr1" draw:text-style-name="P1" draw:layer="layout" svg:x1="0.574cm" svg:y1="5.583cm" svg:x2="0.574cm" svg:y2="6.567cm">
          <text:p/>
        </draw:line>
        <draw:line draw:style-name="gr1" draw:text-style-name="P1" draw:layer="layout" svg:x1="0.574cm" svg:y1="7.583cm" svg:x2="0.574cm" svg:y2="8.083cm">
          <text:p/>
        </draw:line>
        <draw:line draw:style-name="gr1" draw:text-style-name="P1" draw:layer="layout" svg:x1="0.841cm" svg:y1="5.583cm" svg:x2="0.841cm" svg:y2="6.567cm">
          <text:p/>
        </draw:line>
        <draw:line draw:style-name="gr1" draw:text-style-name="P1" draw:layer="layout" svg:x1="0.841cm" svg:y1="7.583cm" svg:x2="0.841cm" svg:y2="8.083cm">
          <text:p/>
        </draw:line>
        <draw:line draw:style-name="gr1" draw:text-style-name="P1" draw:layer="layout" svg:x1="1.108cm" svg:y1="5.583cm" svg:x2="1.108cm" svg:y2="6.567cm">
          <text:p/>
        </draw:line>
        <draw:line draw:style-name="gr1" draw:text-style-name="P1" draw:layer="layout" svg:x1="1.108cm" svg:y1="7.583cm" svg:x2="1.108cm" svg:y2="8.083cm">
          <text:p/>
        </draw:line>
        <draw:line draw:style-name="gr1" draw:text-style-name="P1" draw:layer="layout" svg:x1="1.374cm" svg:y1="5.583cm" svg:x2="1.374cm" svg:y2="6.567cm">
          <text:p/>
        </draw:line>
        <draw:line draw:style-name="gr1" draw:text-style-name="P1" draw:layer="layout" svg:x1="1.374cm" svg:y1="7.583cm" svg:x2="1.374cm" svg:y2="8.083cm">
          <text:p/>
        </draw:line>
        <draw:line draw:style-name="gr1" draw:text-style-name="P1" draw:layer="layout" svg:x1="1.774cm" svg:y1="5.583cm" svg:x2="1.774cm" svg:y2="6.567cm">
          <text:p/>
        </draw:line>
        <draw:line draw:style-name="gr1" draw:text-style-name="P1" draw:layer="layout" svg:x1="1.774cm" svg:y1="7.583cm" svg:x2="1.774cm" svg:y2="8.083cm">
          <text:p/>
        </draw:line>
        <draw:line draw:style-name="gr1" draw:text-style-name="P1" draw:layer="layout" svg:x1="2.041cm" svg:y1="5.583cm" svg:x2="2.041cm" svg:y2="6.567cm">
          <text:p/>
        </draw:line>
        <draw:line draw:style-name="gr1" draw:text-style-name="P1" draw:layer="layout" svg:x1="2.041cm" svg:y1="7.583cm" svg:x2="2.041cm" svg:y2="8.083cm">
          <text:p/>
        </draw:line>
        <draw:line draw:style-name="gr1" draw:text-style-name="P1" draw:layer="layout" svg:x1="2.308cm" svg:y1="5.583cm" svg:x2="2.308cm" svg:y2="6.567cm">
          <text:p/>
        </draw:line>
        <draw:line draw:style-name="gr1" draw:text-style-name="P1" draw:layer="layout" svg:x1="2.308cm" svg:y1="7.583cm" svg:x2="2.308cm" svg:y2="8.083cm">
          <text:p/>
        </draw:line>
        <draw:line draw:style-name="gr1" draw:text-style-name="P1" draw:layer="layout" svg:x1="2.575cm" svg:y1="5.583cm" svg:x2="2.575cm" svg:y2="6.567cm">
          <text:p/>
        </draw:line>
        <draw:line draw:style-name="gr1" draw:text-style-name="P1" draw:layer="layout" svg:x1="2.575cm" svg:y1="7.583cm" svg:x2="2.575cm" svg:y2="8.083cm">
          <text:p/>
        </draw:line>
        <draw:line draw:style-name="gr1" draw:text-style-name="P1" draw:layer="layout" svg:x1="2.975cm" svg:y1="5.583cm" svg:x2="2.975cm" svg:y2="6.567cm">
          <text:p/>
        </draw:line>
        <draw:line draw:style-name="gr1" draw:text-style-name="P1" draw:layer="layout" svg:x1="2.975cm" svg:y1="7.583cm" svg:x2="2.975cm" svg:y2="8.083cm">
          <text:p/>
        </draw:line>
        <draw:line draw:style-name="gr1" draw:text-style-name="P1" draw:layer="layout" svg:x1="3.241cm" svg:y1="5.583cm" svg:x2="3.241cm" svg:y2="6.567cm">
          <text:p/>
        </draw:line>
        <draw:line draw:style-name="gr1" draw:text-style-name="P1" draw:layer="layout" svg:x1="3.241cm" svg:y1="7.583cm" svg:x2="3.241cm" svg:y2="8.083cm">
          <text:p/>
        </draw:line>
        <draw:line draw:style-name="gr1" draw:text-style-name="P1" draw:layer="layout" svg:x1="3.508cm" svg:y1="5.583cm" svg:x2="3.508cm" svg:y2="6.567cm">
          <text:p/>
        </draw:line>
        <draw:line draw:style-name="gr1" draw:text-style-name="P1" draw:layer="layout" svg:x1="3.508cm" svg:y1="7.583cm" svg:x2="3.508cm" svg:y2="8.083cm">
          <text:p/>
        </draw:line>
        <draw:line draw:style-name="gr1" draw:text-style-name="P1" draw:layer="layout" svg:x1="3.775cm" svg:y1="5.583cm" svg:x2="3.775cm" svg:y2="6.567cm">
          <text:p/>
        </draw:line>
        <draw:line draw:style-name="gr1" draw:text-style-name="P1" draw:layer="layout" svg:x1="3.775cm" svg:y1="7.583cm" svg:x2="3.775cm" svg:y2="8.083cm">
          <text:p/>
        </draw:line>
        <draw:line draw:style-name="gr1" draw:text-style-name="P1" draw:layer="layout" svg:x1="4.175cm" svg:y1="5.583cm" svg:x2="4.175cm" svg:y2="6.567cm">
          <text:p/>
        </draw:line>
        <draw:line draw:style-name="gr1" draw:text-style-name="P1" draw:layer="layout" svg:x1="4.175cm" svg:y1="7.583cm" svg:x2="4.175cm" svg:y2="8.083cm">
          <text:p/>
        </draw:line>
        <draw:line draw:style-name="gr1" draw:text-style-name="P1" draw:layer="layout" svg:x1="4.441cm" svg:y1="5.583cm" svg:x2="4.441cm" svg:y2="6.567cm">
          <text:p/>
        </draw:line>
        <draw:line draw:style-name="gr1" draw:text-style-name="P1" draw:layer="layout" svg:x1="4.441cm" svg:y1="7.583cm" svg:x2="4.441cm" svg:y2="8.083cm">
          <text:p/>
        </draw:line>
        <draw:line draw:style-name="gr1" draw:text-style-name="P1" draw:layer="layout" svg:x1="4.708cm" svg:y1="5.583cm" svg:x2="4.708cm" svg:y2="6.567cm">
          <text:p/>
        </draw:line>
        <draw:line draw:style-name="gr1" draw:text-style-name="P1" draw:layer="layout" svg:x1="4.708cm" svg:y1="7.583cm" svg:x2="4.708cm" svg:y2="8.083cm">
          <text:p/>
        </draw:line>
        <draw:line draw:style-name="gr1" draw:text-style-name="P1" draw:layer="layout" svg:x1="4.975cm" svg:y1="5.583cm" svg:x2="4.975cm" svg:y2="6.567cm">
          <text:p/>
        </draw:line>
        <draw:line draw:style-name="gr1" draw:text-style-name="P1" draw:layer="layout" svg:x1="4.975cm" svg:y1="7.583cm" svg:x2="4.975cm" svg:y2="8.083cm">
          <text:p/>
        </draw:line>
        <draw:line draw:style-name="gr1" draw:text-style-name="P1" draw:layer="layout" svg:x1="5.375cm" svg:y1="5.583cm" svg:x2="5.375cm" svg:y2="6.567cm">
          <text:p/>
        </draw:line>
        <draw:line draw:style-name="gr1" draw:text-style-name="P1" draw:layer="layout" svg:x1="5.375cm" svg:y1="7.583cm" svg:x2="5.375cm" svg:y2="8.083cm">
          <text:p/>
        </draw:line>
        <draw:line draw:style-name="gr1" draw:text-style-name="P1" draw:layer="layout" svg:x1="5.641cm" svg:y1="5.583cm" svg:x2="5.641cm" svg:y2="6.567cm">
          <text:p/>
        </draw:line>
        <draw:line draw:style-name="gr1" draw:text-style-name="P1" draw:layer="layout" svg:x1="5.641cm" svg:y1="7.583cm" svg:x2="5.641cm" svg:y2="8.083cm">
          <text:p/>
        </draw:line>
        <draw:line draw:style-name="gr1" draw:text-style-name="P1" draw:layer="layout" svg:x1="5.908cm" svg:y1="5.583cm" svg:x2="5.908cm" svg:y2="6.567cm">
          <text:p/>
        </draw:line>
        <draw:line draw:style-name="gr1" draw:text-style-name="P1" draw:layer="layout" svg:x1="5.908cm" svg:y1="7.583cm" svg:x2="5.908cm" svg:y2="8.083cm">
          <text:p/>
        </draw:line>
        <draw:line draw:style-name="gr1" draw:text-style-name="P1" draw:layer="layout" svg:x1="6.175cm" svg:y1="5.583cm" svg:x2="6.175cm" svg:y2="6.567cm">
          <text:p/>
        </draw:line>
        <draw:line draw:style-name="gr1" draw:text-style-name="P1" draw:layer="layout" svg:x1="6.175cm" svg:y1="7.583cm" svg:x2="6.175cm" svg:y2="8.083cm">
          <text:p/>
        </draw:line>
        <draw:line draw:style-name="gr1" draw:text-style-name="P1" draw:layer="layout" svg:x1="6.575cm" svg:y1="5.583cm" svg:x2="6.575cm" svg:y2="6.567cm">
          <text:p/>
        </draw:line>
        <draw:line draw:style-name="gr1" draw:text-style-name="P1" draw:layer="layout" svg:x1="6.575cm" svg:y1="7.583cm" svg:x2="6.575cm" svg:y2="8.083cm">
          <text:p/>
        </draw:line>
        <draw:line draw:style-name="gr1" draw:text-style-name="P1" draw:layer="layout" svg:x1="6.841cm" svg:y1="5.583cm" svg:x2="6.841cm" svg:y2="6.567cm">
          <text:p/>
        </draw:line>
        <draw:line draw:style-name="gr1" draw:text-style-name="P1" draw:layer="layout" svg:x1="6.841cm" svg:y1="7.583cm" svg:x2="6.841cm" svg:y2="8.083cm">
          <text:p/>
        </draw:line>
        <draw:line draw:style-name="gr1" draw:text-style-name="P1" draw:layer="layout" svg:x1="7.108cm" svg:y1="5.583cm" svg:x2="7.108cm" svg:y2="6.567cm">
          <text:p/>
        </draw:line>
        <draw:line draw:style-name="gr1" draw:text-style-name="P1" draw:layer="layout" svg:x1="7.108cm" svg:y1="7.583cm" svg:x2="7.108cm" svg:y2="8.083cm">
          <text:p/>
        </draw:line>
        <draw:line draw:style-name="gr1" draw:text-style-name="P1" draw:layer="layout" svg:x1="7.375cm" svg:y1="5.583cm" svg:x2="7.375cm" svg:y2="6.567cm">
          <text:p/>
        </draw:line>
        <draw:line draw:style-name="gr1" draw:text-style-name="P1" draw:layer="layout" svg:x1="7.375cm" svg:y1="7.583cm" svg:x2="7.375cm" svg:y2="8.083cm">
          <text:p/>
        </draw:line>
        <draw:line draw:style-name="gr1" draw:text-style-name="P1" draw:layer="layout" svg:x1="7.775cm" svg:y1="5.583cm" svg:x2="7.775cm" svg:y2="6.567cm">
          <text:p/>
        </draw:line>
        <draw:line draw:style-name="gr1" draw:text-style-name="P1" draw:layer="layout" svg:x1="7.775cm" svg:y1="7.583cm" svg:x2="7.775cm" svg:y2="8.083cm">
          <text:p/>
        </draw:line>
        <draw:line draw:style-name="gr1" draw:text-style-name="P1" draw:layer="layout" svg:x1="8.041cm" svg:y1="5.583cm" svg:x2="8.041cm" svg:y2="6.567cm">
          <text:p/>
        </draw:line>
        <draw:line draw:style-name="gr1" draw:text-style-name="P1" draw:layer="layout" svg:x1="8.041cm" svg:y1="7.583cm" svg:x2="8.041cm" svg:y2="8.083cm">
          <text:p/>
        </draw:line>
        <draw:line draw:style-name="gr1" draw:text-style-name="P1" draw:layer="layout" svg:x1="8.308cm" svg:y1="5.583cm" svg:x2="8.308cm" svg:y2="6.567cm">
          <text:p/>
        </draw:line>
        <draw:line draw:style-name="gr1" draw:text-style-name="P1" draw:layer="layout" svg:x1="8.308cm" svg:y1="7.583cm" svg:x2="8.308cm" svg:y2="8.083cm">
          <text:p/>
        </draw:line>
        <draw:line draw:style-name="gr1" draw:text-style-name="P1" draw:layer="layout" svg:x1="8.575cm" svg:y1="5.583cm" svg:x2="8.575cm" svg:y2="6.567cm">
          <text:p/>
        </draw:line>
        <draw:line draw:style-name="gr1" draw:text-style-name="P1" draw:layer="layout" svg:x1="8.575cm" svg:y1="7.583cm" svg:x2="8.575cm" svg:y2="8.083cm">
          <text:p/>
        </draw:line>
        <draw:line draw:style-name="gr1" draw:text-style-name="P1" draw:layer="layout" svg:x1="8.975cm" svg:y1="5.583cm" svg:x2="8.975cm" svg:y2="6.567cm">
          <text:p/>
        </draw:line>
        <draw:line draw:style-name="gr1" draw:text-style-name="P1" draw:layer="layout" svg:x1="8.975cm" svg:y1="7.583cm" svg:x2="8.975cm" svg:y2="8.083cm">
          <text:p/>
        </draw:line>
        <draw:line draw:style-name="gr1" draw:text-style-name="P1" draw:layer="layout" svg:x1="9.241cm" svg:y1="5.583cm" svg:x2="9.241cm" svg:y2="6.567cm">
          <text:p/>
        </draw:line>
        <draw:line draw:style-name="gr1" draw:text-style-name="P1" draw:layer="layout" svg:x1="9.241cm" svg:y1="7.583cm" svg:x2="9.241cm" svg:y2="8.083cm">
          <text:p/>
        </draw:line>
        <draw:line draw:style-name="gr1" draw:text-style-name="P1" draw:layer="layout" svg:x1="9.508cm" svg:y1="5.583cm" svg:x2="9.508cm" svg:y2="6.567cm">
          <text:p/>
        </draw:line>
        <draw:line draw:style-name="gr1" draw:text-style-name="P1" draw:layer="layout" svg:x1="9.508cm" svg:y1="7.583cm" svg:x2="9.508cm" svg:y2="8.083cm">
          <text:p/>
        </draw:line>
        <draw:line draw:style-name="gr1" draw:text-style-name="P1" draw:layer="layout" svg:x1="9.775cm" svg:y1="5.583cm" svg:x2="9.775cm" svg:y2="6.567cm">
          <text:p/>
        </draw:line>
        <draw:line draw:style-name="gr1" draw:text-style-name="P1" draw:layer="layout" svg:x1="9.775cm" svg:y1="7.583cm" svg:x2="9.775cm" svg:y2="8.083cm">
          <text:p/>
        </draw:line>
        <draw:line draw:style-name="gr1" draw:text-style-name="P1" draw:layer="layout" svg:x1="10.175cm" svg:y1="5.583cm" svg:x2="10.175cm" svg:y2="6.567cm">
          <text:p/>
        </draw:line>
        <draw:line draw:style-name="gr1" draw:text-style-name="P1" draw:layer="layout" svg:x1="10.175cm" svg:y1="7.583cm" svg:x2="10.175cm" svg:y2="8.083cm">
          <text:p/>
        </draw:line>
        <draw:line draw:style-name="gr1" draw:text-style-name="P1" draw:layer="layout" svg:x1="10.441cm" svg:y1="5.583cm" svg:x2="10.441cm" svg:y2="6.567cm">
          <text:p/>
        </draw:line>
        <draw:line draw:style-name="gr1" draw:text-style-name="P1" draw:layer="layout" svg:x1="10.441cm" svg:y1="7.583cm" svg:x2="10.441cm" svg:y2="8.083cm">
          <text:p/>
        </draw:line>
        <draw:line draw:style-name="gr1" draw:text-style-name="P1" draw:layer="layout" svg:x1="10.708cm" svg:y1="5.583cm" svg:x2="10.708cm" svg:y2="6.567cm">
          <text:p/>
        </draw:line>
        <draw:line draw:style-name="gr1" draw:text-style-name="P1" draw:layer="layout" svg:x1="10.708cm" svg:y1="7.583cm" svg:x2="10.708cm" svg:y2="8.083cm">
          <text:p/>
        </draw:line>
        <draw:line draw:style-name="gr1" draw:text-style-name="P1" draw:layer="layout" svg:x1="10.975cm" svg:y1="5.583cm" svg:x2="10.975cm" svg:y2="6.567cm">
          <text:p/>
        </draw:line>
        <draw:line draw:style-name="gr1" draw:text-style-name="P1" draw:layer="layout" svg:x1="10.975cm" svg:y1="7.583cm" svg:x2="10.975cm" svg:y2="8.083cm">
          <text:p/>
        </draw:line>
        <draw:line draw:style-name="gr1" draw:text-style-name="P1" draw:layer="layout" svg:x1="11.375cm" svg:y1="5.583cm" svg:x2="11.375cm" svg:y2="6.567cm">
          <text:p/>
        </draw:line>
        <draw:line draw:style-name="gr1" draw:text-style-name="P1" draw:layer="layout" svg:x1="11.375cm" svg:y1="7.583cm" svg:x2="11.375cm" svg:y2="8.083cm">
          <text:p/>
        </draw:line>
        <draw:line draw:style-name="gr1" draw:text-style-name="P1" draw:layer="layout" svg:x1="11.641cm" svg:y1="5.583cm" svg:x2="11.641cm" svg:y2="6.567cm">
          <text:p/>
        </draw:line>
        <draw:line draw:style-name="gr1" draw:text-style-name="P1" draw:layer="layout" svg:x1="11.641cm" svg:y1="7.583cm" svg:x2="11.641cm" svg:y2="8.083cm">
          <text:p/>
        </draw:line>
        <draw:line draw:style-name="gr1" draw:text-style-name="P1" draw:layer="layout" svg:x1="11.908cm" svg:y1="5.583cm" svg:x2="11.908cm" svg:y2="6.567cm">
          <text:p/>
        </draw:line>
        <draw:line draw:style-name="gr1" draw:text-style-name="P1" draw:layer="layout" svg:x1="11.908cm" svg:y1="7.583cm" svg:x2="11.908cm" svg:y2="8.083cm">
          <text:p/>
        </draw:line>
        <draw:line draw:style-name="gr1" draw:text-style-name="P1" draw:layer="layout" svg:x1="12.175cm" svg:y1="5.583cm" svg:x2="12.175cm" svg:y2="6.567cm">
          <text:p/>
        </draw:line>
        <draw:line draw:style-name="gr1" draw:text-style-name="P1" draw:layer="layout" svg:x1="12.175cm" svg:y1="7.583cm" svg:x2="12.175cm" svg:y2="8.083cm">
          <text:p/>
        </draw:line>
        <draw:line draw:style-name="gr1" draw:text-style-name="P1" draw:layer="layout" svg:x1="12.575cm" svg:y1="5.583cm" svg:x2="12.575cm" svg:y2="6.567cm">
          <text:p/>
        </draw:line>
        <draw:line draw:style-name="gr1" draw:text-style-name="P1" draw:layer="layout" svg:x1="12.575cm" svg:y1="7.583cm" svg:x2="12.575cm" svg:y2="8.083cm">
          <text:p/>
        </draw:line>
        <draw:line draw:style-name="gr1" draw:text-style-name="P1" draw:layer="layout" svg:x1="12.841cm" svg:y1="5.583cm" svg:x2="12.841cm" svg:y2="6.567cm">
          <text:p/>
        </draw:line>
        <draw:line draw:style-name="gr1" draw:text-style-name="P1" draw:layer="layout" svg:x1="12.841cm" svg:y1="7.583cm" svg:x2="12.841cm" svg:y2="8.083cm">
          <text:p/>
        </draw:line>
        <draw:line draw:style-name="gr1" draw:text-style-name="P1" draw:layer="layout" svg:x1="13.108cm" svg:y1="5.583cm" svg:x2="13.108cm" svg:y2="6.567cm">
          <text:p/>
        </draw:line>
        <draw:line draw:style-name="gr1" draw:text-style-name="P1" draw:layer="layout" svg:x1="13.108cm" svg:y1="7.583cm" svg:x2="13.108cm" svg:y2="8.083cm">
          <text:p/>
        </draw:line>
        <draw:line draw:style-name="gr1" draw:text-style-name="P1" draw:layer="layout" svg:x1="13.375cm" svg:y1="5.583cm" svg:x2="13.375cm" svg:y2="6.567cm">
          <text:p/>
        </draw:line>
        <draw:line draw:style-name="gr1" draw:text-style-name="P1" draw:layer="layout" svg:x1="13.375cm" svg:y1="7.583cm" svg:x2="13.375cm" svg:y2="8.083cm">
          <text:p/>
        </draw:line>
        <draw:line draw:style-name="gr1" draw:text-style-name="P1" draw:layer="layout" svg:x1="13.775cm" svg:y1="5.583cm" svg:x2="13.775cm" svg:y2="6.567cm">
          <text:p/>
        </draw:line>
        <draw:line draw:style-name="gr1" draw:text-style-name="P1" draw:layer="layout" svg:x1="13.775cm" svg:y1="7.583cm" svg:x2="13.775cm" svg:y2="8.083cm">
          <text:p/>
        </draw:line>
        <draw:line draw:style-name="gr1" draw:text-style-name="P1" draw:layer="layout" svg:x1="14.041cm" svg:y1="5.583cm" svg:x2="14.041cm" svg:y2="6.567cm">
          <text:p/>
        </draw:line>
        <draw:line draw:style-name="gr1" draw:text-style-name="P1" draw:layer="layout" svg:x1="14.041cm" svg:y1="7.583cm" svg:x2="14.041cm" svg:y2="8.083cm">
          <text:p/>
        </draw:line>
        <draw:line draw:style-name="gr1" draw:text-style-name="P1" draw:layer="layout" svg:x1="14.308cm" svg:y1="5.583cm" svg:x2="14.308cm" svg:y2="6.567cm">
          <text:p/>
        </draw:line>
        <draw:line draw:style-name="gr1" draw:text-style-name="P1" draw:layer="layout" svg:x1="14.308cm" svg:y1="7.583cm" svg:x2="14.308cm" svg:y2="8.083cm">
          <text:p/>
        </draw:line>
        <draw:line draw:style-name="gr1" draw:text-style-name="P1" draw:layer="layout" svg:x1="14.575cm" svg:y1="5.583cm" svg:x2="14.575cm" svg:y2="6.567cm">
          <text:p/>
        </draw:line>
        <draw:line draw:style-name="gr1" draw:text-style-name="P1" draw:layer="layout" svg:x1="14.575cm" svg:y1="7.583cm" svg:x2="14.575cm" svg:y2="8.083cm">
          <text:p/>
        </draw:line>
        <draw:line draw:style-name="gr1" draw:text-style-name="P1" draw:layer="layout" svg:x1="14.975cm" svg:y1="5.583cm" svg:x2="14.975cm" svg:y2="6.567cm">
          <text:p/>
        </draw:line>
        <draw:line draw:style-name="gr1" draw:text-style-name="P1" draw:layer="layout" svg:x1="14.975cm" svg:y1="7.583cm" svg:x2="14.975cm" svg:y2="8.083cm">
          <text:p/>
        </draw:line>
        <draw:line draw:style-name="gr1" draw:text-style-name="P1" draw:layer="layout" svg:x1="15.241cm" svg:y1="5.583cm" svg:x2="15.241cm" svg:y2="6.567cm">
          <text:p/>
        </draw:line>
        <draw:line draw:style-name="gr1" draw:text-style-name="P1" draw:layer="layout" svg:x1="15.241cm" svg:y1="7.583cm" svg:x2="15.241cm" svg:y2="8.083cm">
          <text:p/>
        </draw:line>
        <draw:line draw:style-name="gr1" draw:text-style-name="P1" draw:layer="layout" svg:x1="15.508cm" svg:y1="5.583cm" svg:x2="15.508cm" svg:y2="6.567cm">
          <text:p/>
        </draw:line>
        <draw:line draw:style-name="gr1" draw:text-style-name="P1" draw:layer="layout" svg:x1="15.508cm" svg:y1="7.583cm" svg:x2="15.508cm" svg:y2="8.083cm">
          <text:p/>
        </draw:line>
        <draw:line draw:style-name="gr1" draw:text-style-name="P1" draw:layer="layout" svg:x1="15.775cm" svg:y1="5.583cm" svg:x2="15.775cm" svg:y2="6.567cm">
          <text:p/>
        </draw:line>
        <draw:line draw:style-name="gr1" draw:text-style-name="P1" draw:layer="layout" svg:x1="15.775cm" svg:y1="7.583cm" svg:x2="15.775cm" svg:y2="8.083cm">
          <text:p/>
        </draw:line>
        <draw:line draw:style-name="gr1" draw:text-style-name="P1" draw:layer="layout" svg:x1="16.175cm" svg:y1="5.583cm" svg:x2="16.175cm" svg:y2="6.567cm">
          <text:p/>
        </draw:line>
        <draw:line draw:style-name="gr1" draw:text-style-name="P1" draw:layer="layout" svg:x1="16.175cm" svg:y1="7.583cm" svg:x2="16.175cm" svg:y2="8.083cm">
          <text:p/>
        </draw:line>
        <draw:line draw:style-name="gr1" draw:text-style-name="P1" draw:layer="layout" svg:x1="16.441cm" svg:y1="5.583cm" svg:x2="16.441cm" svg:y2="6.567cm">
          <text:p/>
        </draw:line>
        <draw:line draw:style-name="gr1" draw:text-style-name="P1" draw:layer="layout" svg:x1="16.441cm" svg:y1="7.583cm" svg:x2="16.441cm" svg:y2="8.083cm">
          <text:p/>
        </draw:line>
        <draw:line draw:style-name="gr1" draw:text-style-name="P1" draw:layer="layout" svg:x1="16.708cm" svg:y1="5.583cm" svg:x2="16.708cm" svg:y2="6.567cm">
          <text:p/>
        </draw:line>
        <draw:line draw:style-name="gr1" draw:text-style-name="P1" draw:layer="layout" svg:x1="16.708cm" svg:y1="7.583cm" svg:x2="16.708cm" svg:y2="8.083cm">
          <text:p/>
        </draw:line>
        <draw:line draw:style-name="gr1" draw:text-style-name="P1" draw:layer="layout" svg:x1="16.975cm" svg:y1="5.583cm" svg:x2="16.975cm" svg:y2="6.567cm">
          <text:p/>
        </draw:line>
        <draw:line draw:style-name="gr1" draw:text-style-name="P1" draw:layer="layout" svg:x1="16.975cm" svg:y1="7.583cm" svg:x2="16.975cm" svg:y2="8.083cm">
          <text:p/>
        </draw:line>
        <draw:line draw:style-name="gr1" draw:text-style-name="P1" draw:layer="layout" svg:x1="17.375cm" svg:y1="5.583cm" svg:x2="17.375cm" svg:y2="6.567cm">
          <text:p/>
        </draw:line>
        <draw:line draw:style-name="gr1" draw:text-style-name="P1" draw:layer="layout" svg:x1="17.375cm" svg:y1="7.583cm" svg:x2="17.375cm" svg:y2="8.083cm">
          <text:p/>
        </draw:line>
        <draw:line draw:style-name="gr1" draw:text-style-name="P1" draw:layer="layout" svg:x1="17.641cm" svg:y1="5.583cm" svg:x2="17.641cm" svg:y2="6.567cm">
          <text:p/>
        </draw:line>
        <draw:line draw:style-name="gr1" draw:text-style-name="P1" draw:layer="layout" svg:x1="17.641cm" svg:y1="7.583cm" svg:x2="17.641cm" svg:y2="8.083cm">
          <text:p/>
        </draw:line>
        <draw:line draw:style-name="gr1" draw:text-style-name="P1" draw:layer="layout" svg:x1="17.908cm" svg:y1="5.583cm" svg:x2="17.908cm" svg:y2="6.567cm">
          <text:p/>
        </draw:line>
        <draw:line draw:style-name="gr1" draw:text-style-name="P1" draw:layer="layout" svg:x1="17.908cm" svg:y1="7.583cm" svg:x2="17.908cm" svg:y2="8.083cm">
          <text:p/>
        </draw:line>
        <draw:line draw:style-name="gr1" draw:text-style-name="P1" draw:layer="layout" svg:x1="18.175cm" svg:y1="5.583cm" svg:x2="18.175cm" svg:y2="6.567cm">
          <text:p/>
        </draw:line>
        <draw:line draw:style-name="gr1" draw:text-style-name="P1" draw:layer="layout" svg:x1="18.175cm" svg:y1="7.583cm" svg:x2="18.175cm" svg:y2="8.083cm">
          <text:p/>
        </draw:line>
        <draw:line draw:style-name="gr4" draw:text-style-name="P3" draw:layer="layout" svg:x1="18.575cm" svg:y1="5.583cm" svg:x2="18.575cm" svg:y2="6.567cm">
          <text:p/>
        </draw:line>
        <draw:line draw:style-name="gr4" draw:text-style-name="P3" draw:layer="layout" svg:x1="18.575cm" svg:y1="7.583cm" svg:x2="18.575cm" svg:y2="8.083cm">
          <text:p/>
        </draw:line>
        <draw:line draw:style-name="gr4" draw:text-style-name="P3" draw:layer="layout" svg:x1="18.841cm" svg:y1="5.583cm" svg:x2="18.841cm" svg:y2="6.567cm">
          <text:p/>
        </draw:line>
        <draw:line draw:style-name="gr4" draw:text-style-name="P3" draw:layer="layout" svg:x1="18.841cm" svg:y1="7.583cm" svg:x2="18.841cm" svg:y2="8.083cm">
          <text:p/>
        </draw:line>
        <draw:line draw:style-name="gr4" draw:text-style-name="P3" draw:layer="layout" svg:x1="19.108cm" svg:y1="5.583cm" svg:x2="19.108cm" svg:y2="6.567cm">
          <text:p/>
        </draw:line>
        <draw:line draw:style-name="gr4" draw:text-style-name="P3" draw:layer="layout" svg:x1="19.108cm" svg:y1="7.583cm" svg:x2="19.108cm" svg:y2="8.083cm">
          <text:p/>
        </draw:line>
        <draw:line draw:style-name="gr4" draw:text-style-name="P3" draw:layer="layout" svg:x1="19.375cm" svg:y1="5.583cm" svg:x2="19.375cm" svg:y2="6.567cm">
          <text:p/>
        </draw:line>
        <draw:line draw:style-name="gr4" draw:text-style-name="P3" draw:layer="layout" svg:x1="19.375cm" svg:y1="7.583cm" svg:x2="19.375cm" svg:y2="8.083cm">
          <text:p/>
        </draw:line>
        <draw:line draw:style-name="gr1" draw:text-style-name="P1" draw:layer="layout" svg:x1="0.574cm" svg:y1="8.083cm" svg:x2="0.574cm" svg:y2="10.584cm">
          <text:p/>
        </draw:line>
        <draw:line draw:style-name="gr1" draw:text-style-name="P1" draw:layer="layout" svg:x1="0.841cm" svg:y1="8.083cm" svg:x2="5.376cm" svg:y2="10.585cm">
          <text:p/>
        </draw:line>
        <draw:line draw:style-name="gr1" draw:text-style-name="P1" draw:layer="layout" svg:x1="1.108cm" svg:y1="8.083cm" svg:x2="10.176cm" svg:y2="10.585cm">
          <text:p/>
        </draw:line>
        <draw:line draw:style-name="gr1" draw:text-style-name="P1" draw:layer="layout" svg:x1="1.374cm" svg:y1="8.083cm" svg:x2="14.976cm" svg:y2="10.585cm">
          <text:p/>
        </draw:line>
        <draw:line draw:style-name="gr1" draw:text-style-name="P1" draw:layer="layout" svg:x1="1.775cm" svg:y1="8.083cm" svg:x2="0.841cm" svg:y2="10.585cm">
          <text:p/>
        </draw:line>
        <draw:line draw:style-name="gr1" draw:text-style-name="P1" draw:layer="layout" svg:x1="2.041cm" svg:y1="8.083cm" svg:x2="5.642cm" svg:y2="10.585cm">
          <text:p/>
        </draw:line>
        <draw:line draw:style-name="gr1" draw:text-style-name="P1" draw:layer="layout" svg:x1="2.308cm" svg:y1="8.083cm" svg:x2="10.442cm" svg:y2="10.585cm">
          <text:p/>
        </draw:line>
        <draw:line draw:style-name="gr1" draw:text-style-name="P1" draw:layer="layout" svg:x1="2.575cm" svg:y1="8.083cm" svg:x2="15.242cm" svg:y2="10.585cm">
          <text:p/>
        </draw:line>
        <draw:line draw:style-name="gr1" draw:text-style-name="P1" draw:layer="layout" svg:x1="2.976cm" svg:y1="8.083cm" svg:x2="1.108cm" svg:y2="10.585cm">
          <text:p/>
        </draw:line>
        <draw:line draw:style-name="gr1" draw:text-style-name="P1" draw:layer="layout" svg:x1="3.241cm" svg:y1="8.083cm" svg:x2="5.909cm" svg:y2="10.585cm">
          <text:p/>
        </draw:line>
        <draw:line draw:style-name="gr1" draw:text-style-name="P1" draw:layer="layout" svg:x1="3.508cm" svg:y1="8.083cm" svg:x2="10.709cm" svg:y2="10.585cm">
          <text:p/>
        </draw:line>
        <draw:line draw:style-name="gr1" draw:text-style-name="P1" draw:layer="layout" svg:x1="3.775cm" svg:y1="8.083cm" svg:x2="15.509cm" svg:y2="10.585cm">
          <text:p/>
        </draw:line>
        <draw:line draw:style-name="gr1" draw:text-style-name="P1" draw:layer="layout" svg:x1="4.176cm" svg:y1="8.083cm" svg:x2="1.374cm" svg:y2="10.585cm">
          <text:p/>
        </draw:line>
        <draw:line draw:style-name="gr1" draw:text-style-name="P1" draw:layer="layout" svg:x1="4.441cm" svg:y1="8.083cm" svg:x2="6.176cm" svg:y2="10.585cm">
          <text:p/>
        </draw:line>
        <draw:line draw:style-name="gr1" draw:text-style-name="P1" draw:layer="layout" svg:x1="4.708cm" svg:y1="8.083cm" svg:x2="10.976cm" svg:y2="10.585cm">
          <text:p/>
        </draw:line>
        <draw:line draw:style-name="gr1" draw:text-style-name="P1" draw:layer="layout" svg:x1="4.975cm" svg:y1="8.083cm" svg:x2="15.776cm" svg:y2="10.585cm">
          <text:p/>
        </draw:line>
        <draw:line draw:style-name="gr1" draw:text-style-name="P1" draw:layer="layout" svg:x1="5.376cm" svg:y1="8.083cm" svg:x2="1.774cm" svg:y2="10.585cm">
          <text:p/>
        </draw:line>
        <draw:line draw:style-name="gr1" draw:text-style-name="P1" draw:layer="layout" svg:x1="5.641cm" svg:y1="8.083cm" svg:x2="6.576cm" svg:y2="10.585cm">
          <text:p/>
        </draw:line>
        <draw:line draw:style-name="gr1" draw:text-style-name="P1" draw:layer="layout" svg:x1="5.908cm" svg:y1="8.083cm" svg:x2="11.376cm" svg:y2="10.585cm">
          <text:p/>
        </draw:line>
        <draw:line draw:style-name="gr1" draw:text-style-name="P1" draw:layer="layout" svg:x1="6.175cm" svg:y1="8.083cm" svg:x2="16.176cm" svg:y2="10.585cm">
          <text:p/>
        </draw:line>
        <draw:line draw:style-name="gr1" draw:text-style-name="P1" draw:layer="layout" svg:x1="6.576cm" svg:y1="8.083cm" svg:x2="2.041cm" svg:y2="10.585cm">
          <text:p/>
        </draw:line>
        <draw:line draw:style-name="gr1" draw:text-style-name="P1" draw:layer="layout" svg:x1="6.841cm" svg:y1="8.083cm" svg:x2="6.841cm" svg:y2="10.584cm">
          <text:p/>
        </draw:line>
        <draw:line draw:style-name="gr1" draw:text-style-name="P1" draw:layer="layout" svg:x1="7.108cm" svg:y1="8.083cm" svg:x2="11.642cm" svg:y2="10.585cm">
          <text:p/>
        </draw:line>
        <draw:line draw:style-name="gr1" draw:text-style-name="P1" draw:layer="layout" svg:x1="7.375cm" svg:y1="8.083cm" svg:x2="16.442cm" svg:y2="10.585cm">
          <text:p/>
        </draw:line>
        <draw:line draw:style-name="gr1" draw:text-style-name="P1" draw:layer="layout" svg:x1="7.776cm" svg:y1="8.083cm" svg:x2="2.308cm" svg:y2="10.585cm">
          <text:p/>
        </draw:line>
        <draw:line draw:style-name="gr1" draw:text-style-name="P1" draw:layer="layout" svg:x1="8.042cm" svg:y1="8.083cm" svg:x2="7.108cm" svg:y2="10.585cm">
          <text:p/>
        </draw:line>
        <draw:line draw:style-name="gr1" draw:text-style-name="P1" draw:layer="layout" svg:x1="8.308cm" svg:y1="8.083cm" svg:x2="11.909cm" svg:y2="10.585cm">
          <text:p/>
        </draw:line>
        <draw:line draw:style-name="gr1" draw:text-style-name="P1" draw:layer="layout" svg:x1="8.575cm" svg:y1="8.083cm" svg:x2="16.709cm" svg:y2="10.585cm">
          <text:p/>
        </draw:line>
        <draw:line draw:style-name="gr1" draw:text-style-name="P1" draw:layer="layout" svg:x1="8.976cm" svg:y1="8.083cm" svg:x2="2.575cm" svg:y2="10.585cm">
          <text:p/>
        </draw:line>
        <draw:line draw:style-name="gr1" draw:text-style-name="P1" draw:layer="layout" svg:x1="9.242cm" svg:y1="8.083cm" svg:x2="7.375cm" svg:y2="10.585cm">
          <text:p/>
        </draw:line>
        <draw:line draw:style-name="gr1" draw:text-style-name="P1" draw:layer="layout" svg:x1="9.508cm" svg:y1="8.083cm" svg:x2="12.176cm" svg:y2="10.585cm">
          <text:p/>
        </draw:line>
        <draw:line draw:style-name="gr1" draw:text-style-name="P1" draw:layer="layout" svg:x1="9.775cm" svg:y1="8.083cm" svg:x2="16.976cm" svg:y2="10.585cm">
          <text:p/>
        </draw:line>
        <draw:line draw:style-name="gr1" draw:text-style-name="P1" draw:layer="layout" svg:x1="10.176cm" svg:y1="8.083cm" svg:x2="2.975cm" svg:y2="10.585cm">
          <text:p/>
        </draw:line>
        <draw:line draw:style-name="gr1" draw:text-style-name="P1" draw:layer="layout" svg:x1="10.442cm" svg:y1="8.083cm" svg:x2="7.775cm" svg:y2="10.585cm">
          <text:p/>
        </draw:line>
        <draw:line draw:style-name="gr1" draw:text-style-name="P1" draw:layer="layout" svg:x1="10.708cm" svg:y1="8.083cm" svg:x2="12.576cm" svg:y2="10.585cm">
          <text:p/>
        </draw:line>
        <draw:line draw:style-name="gr1" draw:text-style-name="P1" draw:layer="layout" svg:x1="10.975cm" svg:y1="8.083cm" svg:x2="17.376cm" svg:y2="10.585cm">
          <text:p/>
        </draw:line>
        <draw:line draw:style-name="gr1" draw:text-style-name="P1" draw:layer="layout" svg:x1="11.376cm" svg:y1="8.083cm" svg:x2="3.241cm" svg:y2="10.585cm">
          <text:p/>
        </draw:line>
        <draw:line draw:style-name="gr1" draw:text-style-name="P1" draw:layer="layout" svg:x1="11.642cm" svg:y1="8.083cm" svg:x2="8.041cm" svg:y2="10.585cm">
          <text:p/>
        </draw:line>
        <draw:line draw:style-name="gr1" draw:text-style-name="P1" draw:layer="layout" svg:x1="11.908cm" svg:y1="8.083cm" svg:x2="12.842cm" svg:y2="10.585cm">
          <text:p/>
        </draw:line>
        <draw:line draw:style-name="gr1" draw:text-style-name="P1" draw:layer="layout" svg:x1="12.175cm" svg:y1="8.083cm" svg:x2="17.642cm" svg:y2="10.585cm">
          <text:p/>
        </draw:line>
        <draw:line draw:style-name="gr1" draw:text-style-name="P1" draw:layer="layout" svg:x1="12.576cm" svg:y1="8.083cm" svg:x2="3.508cm" svg:y2="10.585cm">
          <text:p/>
        </draw:line>
        <draw:line draw:style-name="gr1" draw:text-style-name="P1" draw:layer="layout" svg:x1="12.842cm" svg:y1="8.083cm" svg:x2="8.308cm" svg:y2="10.585cm">
          <text:p/>
        </draw:line>
        <draw:line draw:style-name="gr1" draw:text-style-name="P1" draw:layer="layout" svg:x1="13.108cm" svg:y1="8.083cm" svg:x2="13.108cm" svg:y2="10.584cm">
          <text:p/>
        </draw:line>
        <draw:line draw:style-name="gr1" draw:text-style-name="P1" draw:layer="layout" svg:x1="13.375cm" svg:y1="8.083cm" svg:x2="17.909cm" svg:y2="10.585cm">
          <text:p/>
        </draw:line>
        <draw:line draw:style-name="gr1" draw:text-style-name="P1" draw:layer="layout" svg:x1="13.776cm" svg:y1="8.083cm" svg:x2="3.775cm" svg:y2="10.585cm">
          <text:p/>
        </draw:line>
        <draw:line draw:style-name="gr1" draw:text-style-name="P1" draw:layer="layout" svg:x1="14.042cm" svg:y1="8.083cm" svg:x2="8.575cm" svg:y2="10.585cm">
          <text:p/>
        </draw:line>
        <draw:line draw:style-name="gr1" draw:text-style-name="P1" draw:layer="layout" svg:x1="14.309cm" svg:y1="8.083cm" svg:x2="13.375cm" svg:y2="10.585cm">
          <text:p/>
        </draw:line>
        <draw:line draw:style-name="gr1" draw:text-style-name="P1" draw:layer="layout" svg:x1="14.575cm" svg:y1="8.083cm" svg:x2="18.176cm" svg:y2="10.585cm">
          <text:p/>
        </draw:line>
        <draw:line draw:style-name="gr1" draw:text-style-name="P1" draw:layer="layout" svg:x1="14.976cm" svg:y1="8.083cm" svg:x2="4.175cm" svg:y2="10.585cm">
          <text:p/>
        </draw:line>
        <draw:line draw:style-name="gr1" draw:text-style-name="P1" draw:layer="layout" svg:x1="15.242cm" svg:y1="8.083cm" svg:x2="8.975cm" svg:y2="10.585cm">
          <text:p/>
        </draw:line>
        <draw:line draw:style-name="gr1" draw:text-style-name="P1" draw:layer="layout" svg:x1="15.509cm" svg:y1="8.083cm" svg:x2="13.775cm" svg:y2="10.585cm">
          <text:p/>
        </draw:line>
        <draw:line draw:style-name="gr1" draw:text-style-name="P1" draw:layer="layout" svg:x1="15.775cm" svg:y1="8.083cm" svg:x2="18.576cm" svg:y2="10.585cm">
          <text:p/>
        </draw:line>
        <draw:line draw:style-name="gr1" draw:text-style-name="P1" draw:layer="layout" svg:x1="16.176cm" svg:y1="8.083cm" svg:x2="4.441cm" svg:y2="10.585cm">
          <text:p/>
        </draw:line>
        <draw:line draw:style-name="gr1" draw:text-style-name="P1" draw:layer="layout" svg:x1="16.442cm" svg:y1="8.083cm" svg:x2="9.241cm" svg:y2="10.585cm">
          <text:p/>
        </draw:line>
        <draw:line draw:style-name="gr1" draw:text-style-name="P1" draw:layer="layout" svg:x1="16.709cm" svg:y1="8.083cm" svg:x2="14.041cm" svg:y2="10.585cm">
          <text:p/>
        </draw:line>
        <draw:line draw:style-name="gr1" draw:text-style-name="P1" draw:layer="layout" svg:x1="16.975cm" svg:y1="8.083cm" svg:x2="18.842cm" svg:y2="10.585cm">
          <text:p/>
        </draw:line>
        <draw:line draw:style-name="gr1" draw:text-style-name="P1" draw:layer="layout" svg:x1="17.376cm" svg:y1="8.083cm" svg:x2="4.708cm" svg:y2="10.585cm">
          <text:p/>
        </draw:line>
        <draw:line draw:style-name="gr1" draw:text-style-name="P1" draw:layer="layout" svg:x1="17.642cm" svg:y1="8.083cm" svg:x2="9.508cm" svg:y2="10.585cm">
          <text:p/>
        </draw:line>
        <draw:line draw:style-name="gr1" draw:text-style-name="P1" draw:layer="layout" svg:x1="17.909cm" svg:y1="8.083cm" svg:x2="14.308cm" svg:y2="10.585cm">
          <text:p/>
        </draw:line>
        <draw:line draw:style-name="gr1" draw:text-style-name="P1" draw:layer="layout" svg:x1="18.175cm" svg:y1="8.083cm" svg:x2="19.109cm" svg:y2="10.585cm">
          <text:p/>
        </draw:line>
        <draw:line draw:style-name="gr4" draw:text-style-name="P3" draw:layer="layout" svg:x1="18.576cm" svg:y1="8.083cm" svg:x2="4.975cm" svg:y2="10.585cm">
          <text:p/>
        </draw:line>
        <draw:line draw:style-name="gr5" draw:text-style-name="P1" draw:layer="layout" svg:x1="18.842cm" svg:y1="8.083cm" svg:x2="9.775cm" svg:y2="10.585cm">
          <text:p/>
        </draw:line>
        <draw:line draw:style-name="gr4" draw:text-style-name="P3" draw:layer="layout" svg:x1="19.109cm" svg:y1="8.083cm" svg:x2="14.575cm" svg:y2="10.585cm">
          <text:p/>
        </draw:line>
        <draw:line draw:style-name="gr4" draw:text-style-name="P3" draw:layer="layout" svg:x1="19.375cm" svg:y1="8.083cm" svg:x2="19.375cm" svg:y2="10.584cm">
          <text:p/>
        </draw:line>
        <draw:custom-shape draw:style-name="gr6" draw:text-style-name="P4" draw:layer="layout" svg:width="0.25cm" svg:height="0.25cm" svg:x="0.72cm" svg:y="0.8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98cm" svg:y="0.8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45cm" svg:y="0.8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25cm" svg:y="0.8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92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18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6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4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12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38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8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6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3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5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0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8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52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78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2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0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7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9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4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2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9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1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6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4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12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38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8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6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32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58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0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851cm" svg:y="0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5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7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2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0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7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9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4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2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92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18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6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4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12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38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8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652cm" svg:y="0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32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58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0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8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52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78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2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053cm" svg:y="0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724cm" svg:y="0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984cm" svg:y="0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454cm" svg:y="0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254cm" svg:y="0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721cm" svg:y="5.9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981cm" svg:y="5.9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451cm" svg:y="5.9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251cm" svg:y="5.9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92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18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6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4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12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38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8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6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3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5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0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8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52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78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2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0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7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9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4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2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9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1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6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4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12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38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8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6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32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58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0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852cm" svg:y="5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5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7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2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0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7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9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4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2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92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18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6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4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12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38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8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653cm" svg:y="5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32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58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0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8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52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78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2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054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725cm" svg:y="5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985cm" svg:y="5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455cm" svg:y="5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255cm" svg:y="5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" draw:text-style-name="P2" draw:layer="layout" svg:width="0.113cm" svg:height="0.053cm" svg:x="14.918cm" svg:y="1.523cm" svg:viewBox="0 0 114 54" svg:d="M114 0c-22 4-54 43-57 54-4-11-35-50-57-54">
          <text:p/>
        </draw:path>
        <draw:path draw:style-name="gr2" draw:text-style-name="P2" draw:layer="layout" svg:width="0.113cm" svg:height="0.053cm" svg:x="15.185cm" svg:y="1.523cm" svg:viewBox="0 0 114 54" svg:d="M114 0c-21 4-53 43-57 54-3-11-36-50-57-54">
          <text:p/>
        </draw:path>
        <draw:path draw:style-name="gr2" draw:text-style-name="P2" draw:layer="layout" svg:width="0.112cm" svg:height="0.053cm" svg:x="15.452cm" svg:y="1.523cm" svg:viewBox="0 0 113 54" svg:d="M113 0c-21 4-52 43-56 54-3-11-35-50-57-54">
          <text:p/>
        </draw:path>
        <draw:path draw:style-name="gr2" draw:text-style-name="P2" draw:layer="layout" svg:width="0.113cm" svg:height="0.053cm" svg:x="15.718cm" svg:y="1.523cm" svg:viewBox="0 0 114 54" svg:d="M114 0c-21 4-54 43-57 54-4-11-35-50-57-54">
          <text:p/>
        </draw:path>
        <draw:path draw:style-name="gr2" draw:text-style-name="P2" draw:layer="layout" svg:width="0.113cm" svg:height="0.053cm" svg:x="16.118cm" svg:y="1.523cm" svg:viewBox="0 0 114 54" svg:d="M114 0c-21 4-53 43-56 54-4-11-35-50-58-54">
          <text:p/>
        </draw:path>
        <draw:path draw:style-name="gr2" draw:text-style-name="P2" draw:layer="layout" svg:width="0.113cm" svg:height="0.053cm" svg:x="16.385cm" svg:y="1.523cm" svg:viewBox="0 0 114 54" svg:d="M114 0c-21 4-54 43-58 54-3-11-35-50-56-54">
          <text:p/>
        </draw:path>
        <draw:path draw:style-name="gr2" draw:text-style-name="P2" draw:layer="layout" svg:width="0.112cm" svg:height="0.053cm" svg:x="16.652cm" svg:y="1.523cm" svg:viewBox="0 0 113 54" svg:d="M113 0c-21 4-52 43-56 54-3-11-36-50-57-54">
          <text:p/>
        </draw:path>
        <draw:path draw:style-name="gr2" draw:text-style-name="P2" draw:layer="layout" svg:width="0.113cm" svg:height="0.053cm" svg:x="16.918cm" svg:y="1.523cm" svg:viewBox="0 0 114 54" svg:d="M114 0c-22 4-54 43-57 54-4-11-35-50-57-54">
          <text:p/>
        </draw:path>
        <draw:custom-shape draw:style-name="gr7" draw:text-style-name="P6" draw:layer="layout" svg:width="1cm" svg:height="1cm" svg:x="18.5cm" svg:y="1.5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17.3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6.1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4.9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3.7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2.5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1.3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0.1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8.9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7.7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6.5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5.3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4.1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2.9cm" svg:y="1.5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.7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0.5cm" svg:y="1.5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0.113cm" svg:height="0.053cm" svg:x="0.518cm" svg:y="6.523cm" svg:viewBox="0 0 114 54" svg:d="M114 0c-22 4-54 43-58 54-3-11-35-50-56-54">
          <text:p/>
        </draw:path>
        <draw:path draw:style-name="gr3" draw:text-style-name="P1" draw:layer="layout" svg:width="0.112cm" svg:height="0.053cm" svg:x="0.785cm" svg:y="6.523cm" svg:viewBox="0 0 113 54" svg:d="M113 0c-21 4-52 43-56 54-3-11-36-50-57-54">
          <text:p/>
        </draw:path>
        <draw:path draw:style-name="gr3" draw:text-style-name="P1" draw:layer="layout" svg:width="0.112cm" svg:height="0.053cm" svg:x="1.052cm" svg:y="6.523cm" svg:viewBox="0 0 113 54" svg:d="M113 0c-21 4-53 43-56 54-4-11-35-50-57-54">
          <text:p/>
        </draw:path>
        <draw:path draw:style-name="gr3" draw:text-style-name="P1" draw:layer="layout" svg:width="0.113cm" svg:height="0.053cm" svg:x="1.318cm" svg:y="6.523cm" svg:viewBox="0 0 114 54" svg:d="M114 0c-21 4-54 43-58 54-3-11-35-50-56-54">
          <text:p/>
        </draw:path>
        <draw:path draw:style-name="gr3" draw:text-style-name="P1" draw:layer="layout" svg:width="0.113cm" svg:height="0.053cm" svg:x="1.718cm" svg:y="6.523cm" svg:viewBox="0 0 114 54" svg:d="M114 0c-21 4-53 43-57 54-3-11-35-50-57-54">
          <text:p/>
        </draw:path>
        <draw:path draw:style-name="gr3" draw:text-style-name="P1" draw:layer="layout" svg:width="0.112cm" svg:height="0.053cm" svg:x="1.985cm" svg:y="6.523cm" svg:viewBox="0 0 113 54" svg:d="M113 0c-21 4-53 43-57 54-3-11-35-50-56-54">
          <text:p/>
        </draw:path>
        <draw:path draw:style-name="gr3" draw:text-style-name="P1" draw:layer="layout" svg:width="0.112cm" svg:height="0.053cm" svg:x="2.252cm" svg:y="6.523cm" svg:viewBox="0 0 113 54" svg:d="M113 0c-21 4-53 43-56 54-4-11-36-50-57-54">
          <text:p/>
        </draw:path>
        <draw:path draw:style-name="gr3" draw:text-style-name="P1" draw:layer="layout" svg:width="0.113cm" svg:height="0.053cm" svg:x="2.518cm" svg:y="6.523cm" svg:viewBox="0 0 114 54" svg:d="M114 0c-22 4-54 43-57 54-4-11-36-50-57-54">
          <text:p/>
        </draw:path>
        <draw:path draw:style-name="gr3" draw:text-style-name="P1" draw:layer="layout" svg:width="0.113cm" svg:height="0.053cm" svg:x="2.918cm" svg:y="6.523cm" svg:viewBox="0 0 114 54" svg:d="M114 0c-21 4-53 43-56 54-4-11-37-50-58-54">
          <text:p/>
        </draw:path>
        <draw:path draw:style-name="gr3" draw:text-style-name="P1" draw:layer="layout" svg:width="0.112cm" svg:height="0.053cm" svg:x="3.185cm" svg:y="6.523cm" svg:viewBox="0 0 113 54" svg:d="M113 0c-21 4-52 43-56 54-3-11-35-50-57-54">
          <text:p/>
        </draw:path>
        <draw:path draw:style-name="gr3" draw:text-style-name="P1" draw:layer="layout" svg:width="0.112cm" svg:height="0.053cm" svg:x="3.452cm" svg:y="6.523cm" svg:viewBox="0 0 113 54" svg:d="M113 0c-21 4-54 43-57 54-4-11-35-50-56-54">
          <text:p/>
        </draw:path>
        <draw:path draw:style-name="gr3" draw:text-style-name="P1" draw:layer="layout" svg:width="0.113cm" svg:height="0.053cm" svg:x="3.718cm" svg:y="6.523cm" svg:viewBox="0 0 114 54" svg:d="M114 0c-21 4-53 43-56 54-4-11-37-50-58-54">
          <text:p/>
        </draw:path>
        <draw:path draw:style-name="gr3" draw:text-style-name="P1" draw:layer="layout" svg:width="0.113cm" svg:height="0.053cm" svg:x="4.118cm" svg:y="6.523cm" svg:viewBox="0 0 114 54" svg:d="M114 0c-21 4-54 43-57 54-4-11-36-50-57-54">
          <text:p/>
        </draw:path>
        <draw:path draw:style-name="gr3" draw:text-style-name="P1" draw:layer="layout" svg:width="0.112cm" svg:height="0.053cm" svg:x="4.385cm" svg:y="6.523cm" svg:viewBox="0 0 113 54" svg:d="M113 0c-21 4-52 43-56 54-3-11-36-50-57-54">
          <text:p/>
        </draw:path>
        <draw:path draw:style-name="gr3" draw:text-style-name="P1" draw:layer="layout" svg:width="0.112cm" svg:height="0.053cm" svg:x="4.652cm" svg:y="6.523cm" svg:viewBox="0 0 113 54" svg:d="M113 0c-22 4-54 43-57 54-4-11-35-50-56-54">
          <text:p/>
        </draw:path>
        <draw:path draw:style-name="gr3" draw:text-style-name="P1" draw:layer="layout" svg:width="0.113cm" svg:height="0.053cm" svg:x="4.918cm" svg:y="6.523cm" svg:viewBox="0 0 114 54" svg:d="M114 0c-21 4-54 43-57 54-4-11-36-50-57-54">
          <text:p/>
        </draw:path>
        <draw:path draw:style-name="gr3" draw:text-style-name="P1" draw:layer="layout" svg:width="0.113cm" svg:height="0.053cm" svg:x="5.318cm" svg:y="6.523cm" svg:viewBox="0 0 114 54" svg:d="M114 0c-22 4-54 43-57 54-4-11-36-50-57-54">
          <text:p/>
        </draw:path>
        <draw:path draw:style-name="gr3" draw:text-style-name="P1" draw:layer="layout" svg:width="0.112cm" svg:height="0.053cm" svg:x="5.585cm" svg:y="6.523cm" svg:viewBox="0 0 113 54" svg:d="M113 0c-21 4-53 43-57 54-3-11-35-50-56-54">
          <text:p/>
        </draw:path>
        <draw:path draw:style-name="gr3" draw:text-style-name="P1" draw:layer="layout" svg:width="0.112cm" svg:height="0.053cm" svg:x="5.852cm" svg:y="6.523cm" svg:viewBox="0 0 113 54" svg:d="M113 0c-21 4-53 43-56 54-4-11-36-50-57-54">
          <text:p/>
        </draw:path>
        <draw:path draw:style-name="gr3" draw:text-style-name="P1" draw:layer="layout" svg:width="0.113cm" svg:height="0.053cm" svg:x="6.118cm" svg:y="6.523cm" svg:viewBox="0 0 114 54" svg:d="M114 0c-22 4-54 43-57 54-4-11-36-50-57-54">
          <text:p/>
        </draw:path>
        <draw:path draw:style-name="gr3" draw:text-style-name="P1" draw:layer="layout" svg:width="0.113cm" svg:height="0.053cm" svg:x="6.518cm" svg:y="6.523cm" svg:viewBox="0 0 114 54" svg:d="M114 0c-21 4-53 43-56 54-4-11-37-50-58-54">
          <text:p/>
        </draw:path>
        <draw:path draw:style-name="gr3" draw:text-style-name="P1" draw:layer="layout" svg:width="0.112cm" svg:height="0.053cm" svg:x="6.785cm" svg:y="6.523cm" svg:viewBox="0 0 113 54" svg:d="M113 0c-22 4-53 43-57 54-3-11-35-50-56-54">
          <text:p/>
        </draw:path>
        <draw:path draw:style-name="gr3" draw:text-style-name="P1" draw:layer="layout" svg:width="0.112cm" svg:height="0.053cm" svg:x="7.052cm" svg:y="6.523cm" svg:viewBox="0 0 113 54" svg:d="M113 0c-21 4-53 43-56 54-5-11-36-50-57-54">
          <text:p/>
        </draw:path>
        <draw:path draw:style-name="gr3" draw:text-style-name="P1" draw:layer="layout" svg:width="0.113cm" svg:height="0.053cm" svg:x="7.318cm" svg:y="6.523cm" svg:viewBox="0 0 114 54" svg:d="M114 0c-21 4-53 43-56 54-4-11-36-50-58-54">
          <text:p/>
        </draw:path>
        <draw:path draw:style-name="gr3" draw:text-style-name="P1" draw:layer="layout" svg:width="0.113cm" svg:height="0.053cm" svg:x="7.718cm" svg:y="6.523cm" svg:viewBox="0 0 114 54" svg:d="M114 0c-21 4-54 43-57 54-4-11-36-50-57-54">
          <text:p/>
        </draw:path>
        <draw:path draw:style-name="gr3" draw:text-style-name="P1" draw:layer="layout" svg:width="0.112cm" svg:height="0.053cm" svg:x="7.985cm" svg:y="6.523cm" svg:viewBox="0 0 113 54" svg:d="M113 0c-21 4-52 43-56 54-3-11-35-50-57-54">
          <text:p/>
        </draw:path>
        <draw:path draw:style-name="gr3" draw:text-style-name="P1" draw:layer="layout" svg:width="0.112cm" svg:height="0.053cm" svg:x="8.252cm" svg:y="6.523cm" svg:viewBox="0 0 113 54" svg:d="M113 0c-21 4-54 43-57 54-4-11-35-50-56-54">
          <text:p/>
        </draw:path>
        <draw:path draw:style-name="gr3" draw:text-style-name="P1" draw:layer="layout" svg:width="0.113cm" svg:height="0.053cm" svg:x="8.518cm" svg:y="6.523cm" svg:viewBox="0 0 114 54" svg:d="M114 0c-21 4-53 43-56 54-4-11-37-50-58-54">
          <text:p/>
        </draw:path>
        <draw:path draw:style-name="gr3" draw:text-style-name="P1" draw:layer="layout" svg:width="0.113cm" svg:height="0.053cm" svg:x="8.918cm" svg:y="6.523cm" svg:viewBox="0 0 114 54" svg:d="M114 0c-22 4-54 43-57 54-4-11-36-50-57-54">
          <text:p/>
        </draw:path>
        <draw:path draw:style-name="gr3" draw:text-style-name="P1" draw:layer="layout" svg:width="0.112cm" svg:height="0.053cm" svg:x="9.185cm" svg:y="6.523cm" svg:viewBox="0 0 113 54" svg:d="M113 0c-21 4-52 43-56 54-3-11-36-50-57-54">
          <text:p/>
        </draw:path>
        <draw:path draw:style-name="gr3" draw:text-style-name="P1" draw:layer="layout" svg:width="0.112cm" svg:height="0.053cm" svg:x="9.452cm" svg:y="6.523cm" svg:viewBox="0 0 113 54" svg:d="M113 0c-21 4-53 43-56 54-4-11-35-50-57-54">
          <text:p/>
        </draw:path>
        <draw:path draw:style-name="gr3" draw:text-style-name="P1" draw:layer="layout" svg:width="0.113cm" svg:height="0.053cm" svg:x="9.718cm" svg:y="6.523cm" svg:viewBox="0 0 114 54" svg:d="M114 0c-21 4-54 43-57 54-4-11-36-50-57-54">
          <text:p/>
        </draw:path>
        <draw:path draw:style-name="gr3" draw:text-style-name="P1" draw:layer="layout" svg:width="0.113cm" svg:height="0.053cm" svg:x="10.118cm" svg:y="6.523cm" svg:viewBox="0 0 114 54" svg:d="M114 0c-21 4-53 43-56 54-4-11-36-50-58-54">
          <text:p/>
        </draw:path>
        <draw:path draw:style-name="gr3" draw:text-style-name="P1" draw:layer="layout" svg:width="0.112cm" svg:height="0.053cm" svg:x="10.385cm" svg:y="6.523cm" svg:viewBox="0 0 113 54" svg:d="M113 0c-21 4-53 43-57 54-3-11-35-50-56-54">
          <text:p/>
        </draw:path>
        <draw:path draw:style-name="gr3" draw:text-style-name="P1" draw:layer="layout" svg:width="0.112cm" svg:height="0.053cm" svg:x="10.652cm" svg:y="6.523cm" svg:viewBox="0 0 113 54" svg:d="M113 0c-21 4-53 43-56 54-4-11-36-50-57-54">
          <text:p/>
        </draw:path>
        <draw:path draw:style-name="gr3" draw:text-style-name="P1" draw:layer="layout" svg:width="0.113cm" svg:height="0.053cm" svg:x="10.918cm" svg:y="6.523cm" svg:viewBox="0 0 114 54" svg:d="M114 0c-22 4-54 43-57 54-4-11-36-50-57-54">
          <text:p/>
        </draw:path>
        <draw:path draw:style-name="gr3" draw:text-style-name="P1" draw:layer="layout" svg:width="0.113cm" svg:height="0.053cm" svg:x="11.318cm" svg:y="6.523cm" svg:viewBox="0 0 114 54" svg:d="M114 0c-21 4-53 43-56 54-4-11-37-50-58-54">
          <text:p/>
        </draw:path>
        <draw:path draw:style-name="gr3" draw:text-style-name="P1" draw:layer="layout" svg:width="0.113cm" svg:height="0.053cm" svg:x="11.585cm" svg:y="6.523cm" svg:viewBox="0 0 114 54" svg:d="M114 0c-22 4-53 43-57 54-3-11-35-50-57-54">
          <text:p/>
        </draw:path>
        <draw:path draw:style-name="gr3" draw:text-style-name="P1" draw:layer="layout" svg:width="0.112cm" svg:height="0.053cm" svg:x="11.852cm" svg:y="6.523cm" svg:viewBox="0 0 113 54" svg:d="M113 0c-21 4-54 43-57 54-4-11-35-50-56-54">
          <text:p/>
        </draw:path>
        <draw:path draw:style-name="gr3" draw:text-style-name="P1" draw:layer="layout" svg:width="0.113cm" svg:height="0.053cm" svg:x="12.118cm" svg:y="6.523cm" svg:viewBox="0 0 114 54" svg:d="M114 0c-21 4-53 43-56 54-4-11-37-50-58-54">
          <text:p/>
        </draw:path>
        <draw:path draw:style-name="gr3" draw:text-style-name="P1" draw:layer="layout" svg:width="0.113cm" svg:height="0.053cm" svg:x="12.518cm" svg:y="6.523cm" svg:viewBox="0 0 114 54" svg:d="M114 0c-21 4-54 43-57 54-4-11-36-50-57-54">
          <text:p/>
        </draw:path>
        <draw:path draw:style-name="gr3" draw:text-style-name="P1" draw:layer="layout" svg:width="0.113cm" svg:height="0.053cm" svg:x="12.785cm" svg:y="6.523cm" svg:viewBox="0 0 114 54" svg:d="M114 0c-22 4-53 43-57 54-3-11-36-50-57-54">
          <text:p/>
        </draw:path>
        <draw:path draw:style-name="gr3" draw:text-style-name="P1" draw:layer="layout" svg:width="0.112cm" svg:height="0.053cm" svg:x="13.052cm" svg:y="6.523cm" svg:viewBox="0 0 113 54" svg:d="M113 0c-22 4-54 43-57 54-4-11-35-50-56-54">
          <text:p/>
        </draw:path>
        <draw:path draw:style-name="gr3" draw:text-style-name="P1" draw:layer="layout" svg:width="0.113cm" svg:height="0.053cm" svg:x="13.318cm" svg:y="6.523cm" svg:viewBox="0 0 114 54" svg:d="M114 0c-21 4-54 43-57 54-4-11-36-50-57-54">
          <text:p/>
        </draw:path>
        <draw:path draw:style-name="gr3" draw:text-style-name="P1" draw:layer="layout" svg:width="0.113cm" svg:height="0.053cm" svg:x="13.718cm" svg:y="6.523cm" svg:viewBox="0 0 114 54" svg:d="M114 0c-22 4-54 43-57 54-4-11-36-50-57-54">
          <text:p/>
        </draw:path>
        <draw:path draw:style-name="gr3" draw:text-style-name="P1" draw:layer="layout" svg:width="0.113cm" svg:height="0.053cm" svg:x="13.985cm" svg:y="6.523cm" svg:viewBox="0 0 114 54" svg:d="M114 0c-22 4-54 43-58 54-3-11-35-50-56-54">
          <text:p/>
        </draw:path>
        <draw:path draw:style-name="gr3" draw:text-style-name="P1" draw:layer="layout" svg:width="0.112cm" svg:height="0.053cm" svg:x="14.252cm" svg:y="6.523cm" svg:viewBox="0 0 113 54" svg:d="M113 0c-21 4-53 43-56 54-4-11-36-50-57-54">
          <text:p/>
        </draw:path>
        <draw:path draw:style-name="gr3" draw:text-style-name="P1" draw:layer="layout" svg:width="0.113cm" svg:height="0.053cm" svg:x="14.518cm" svg:y="6.523cm" svg:viewBox="0 0 114 54" svg:d="M114 0c-22 4-54 43-57 54-4-11-35-50-57-54">
          <text:p/>
        </draw:path>
        <draw:path draw:style-name="gr3" draw:text-style-name="P1" draw:layer="layout" svg:width="0.113cm" svg:height="0.053cm" svg:x="14.918cm" svg:y="6.523cm" svg:viewBox="0 0 114 54" svg:d="M114 0c-21 4-53 43-56 54-4-11-36-50-58-54">
          <text:p/>
        </draw:path>
        <draw:path draw:style-name="gr3" draw:text-style-name="P1" draw:layer="layout" svg:width="0.113cm" svg:height="0.053cm" svg:x="15.185cm" svg:y="6.523cm" svg:viewBox="0 0 114 54" svg:d="M114 0c-23 4-54 43-58 54-3-11-35-50-56-54">
          <text:p/>
        </draw:path>
        <draw:path draw:style-name="gr3" draw:text-style-name="P1" draw:layer="layout" svg:width="0.112cm" svg:height="0.053cm" svg:x="15.452cm" svg:y="6.523cm" svg:viewBox="0 0 113 54" svg:d="M113 0c-21 4-52 43-56 54-5-11-36-50-57-54">
          <text:p/>
        </draw:path>
        <draw:path draw:style-name="gr3" draw:text-style-name="P1" draw:layer="layout" svg:width="0.113cm" svg:height="0.053cm" svg:x="15.718cm" svg:y="6.523cm" svg:viewBox="0 0 114 54" svg:d="M114 0c-21 4-53 43-56 54-4-11-35-50-58-54">
          <text:p/>
        </draw:path>
        <draw:path draw:style-name="gr3" draw:text-style-name="P1" draw:layer="layout" svg:width="0.113cm" svg:height="0.053cm" svg:x="16.118cm" svg:y="6.523cm" svg:viewBox="0 0 114 54" svg:d="M114 0c-21 4-54 43-57 54-4-11-35-50-57-54">
          <text:p/>
        </draw:path>
        <draw:path draw:style-name="gr3" draw:text-style-name="P1" draw:layer="layout" svg:width="0.113cm" svg:height="0.053cm" svg:x="16.385cm" svg:y="6.523cm" svg:viewBox="0 0 114 54" svg:d="M114 0c-22 4-53 43-57 54-3-11-35-50-57-54">
          <text:p/>
        </draw:path>
        <draw:path draw:style-name="gr3" draw:text-style-name="P1" draw:layer="layout" svg:width="0.112cm" svg:height="0.053cm" svg:x="16.652cm" svg:y="6.523cm" svg:viewBox="0 0 113 54" svg:d="M113 0c-21 4-53 43-57 54-4-11-35-50-56-54">
          <text:p/>
        </draw:path>
        <draw:path draw:style-name="gr3" draw:text-style-name="P1" draw:layer="layout" svg:width="0.113cm" svg:height="0.053cm" svg:x="16.918cm" svg:y="6.523cm" svg:viewBox="0 0 114 54" svg:d="M114 0c-21 4-53 43-56 54-4-11-36-50-58-54">
          <text:p/>
        </draw:path>
        <draw:path draw:style-name="gr3" draw:text-style-name="P1" draw:layer="layout" svg:width="0.113cm" svg:height="0.053cm" svg:x="17.318cm" svg:y="6.523cm" svg:viewBox="0 0 114 54" svg:d="M114 0c-22 4-54 43-57 54-4-11-35-50-57-54">
          <text:p/>
        </draw:path>
        <draw:path draw:style-name="gr3" draw:text-style-name="P1" draw:layer="layout" svg:width="0.113cm" svg:height="0.053cm" svg:x="17.585cm" svg:y="6.523cm" svg:viewBox="0 0 114 54" svg:d="M114 0c-21 4-53 43-57 54-3-11-36-50-57-54">
          <text:p/>
        </draw:path>
        <draw:path draw:style-name="gr3" draw:text-style-name="P1" draw:layer="layout" svg:width="0.112cm" svg:height="0.053cm" svg:x="17.852cm" svg:y="6.523cm" svg:viewBox="0 0 113 54" svg:d="M113 0c-21 4-52 43-56 54-3-11-35-50-57-54">
          <text:p/>
        </draw:path>
        <draw:path draw:style-name="gr3" draw:text-style-name="P1" draw:layer="layout" svg:width="0.113cm" svg:height="0.053cm" svg:x="18.118cm" svg:y="6.523cm" svg:viewBox="0 0 114 54" svg:d="M114 0c-21 4-54 43-57 54-4-11-35-50-57-54">
          <text:p/>
        </draw:path>
        <draw:path draw:style-name="gr9" draw:text-style-name="P3" draw:layer="layout" svg:width="0.113cm" svg:height="0.053cm" svg:x="18.518cm" svg:y="6.523cm" svg:viewBox="0 0 114 54" svg:d="M114 0c-21 4-53 43-56 54-4-11-35-50-58-54">
          <text:p/>
        </draw:path>
        <draw:path draw:style-name="gr9" draw:text-style-name="P3" draw:layer="layout" svg:width="0.113cm" svg:height="0.053cm" svg:x="18.785cm" svg:y="6.523cm" svg:viewBox="0 0 114 54" svg:d="M114 0c-21 4-54 43-58 54-3-11-35-50-56-54">
          <text:p/>
        </draw:path>
        <draw:path draw:style-name="gr9" draw:text-style-name="P3" draw:layer="layout" svg:width="0.112cm" svg:height="0.053cm" svg:x="19.052cm" svg:y="6.523cm" svg:viewBox="0 0 113 54" svg:d="M113 0c-21 4-52 43-56 54-3-11-36-50-57-54">
          <text:p/>
        </draw:path>
        <draw:path draw:style-name="gr9" draw:text-style-name="P3" draw:layer="layout" svg:width="0.113cm" svg:height="0.053cm" svg:x="19.318cm" svg:y="6.523cm" svg:viewBox="0 0 114 54" svg:d="M114 0c-22 4-54 43-57 54-4-11-35-50-57-54">
          <text:p/>
        </draw:path>
        <draw:path draw:style-name="gr3" draw:text-style-name="P1" draw:layer="layout" svg:width="0.113cm" svg:height="0.053cm" svg:x="14.918cm" svg:y="6.521cm" svg:viewBox="0 0 114 54" svg:d="M114 0c-22 4-54 43-57 54-4-11-35-50-57-54">
          <text:p/>
        </draw:path>
        <draw:path draw:style-name="gr3" draw:text-style-name="P1" draw:layer="layout" svg:width="0.113cm" svg:height="0.053cm" svg:x="15.185cm" svg:y="6.521cm" svg:viewBox="0 0 114 54" svg:d="M114 0c-21 4-53 43-57 54-3-11-36-50-57-54">
          <text:p/>
        </draw:path>
        <draw:path draw:style-name="gr3" draw:text-style-name="P1" draw:layer="layout" svg:width="0.112cm" svg:height="0.053cm" svg:x="15.452cm" svg:y="6.521cm" svg:viewBox="0 0 113 54" svg:d="M113 0c-21 4-52 43-56 54-3-11-35-50-57-54">
          <text:p/>
        </draw:path>
        <draw:path draw:style-name="gr3" draw:text-style-name="P1" draw:layer="layout" svg:width="0.113cm" svg:height="0.053cm" svg:x="15.718cm" svg:y="6.521cm" svg:viewBox="0 0 114 54" svg:d="M114 0c-21 4-54 43-57 54-4-11-35-50-57-54">
          <text:p/>
        </draw:path>
        <draw:path draw:style-name="gr3" draw:text-style-name="P1" draw:layer="layout" svg:width="0.113cm" svg:height="0.053cm" svg:x="16.118cm" svg:y="6.521cm" svg:viewBox="0 0 114 54" svg:d="M114 0c-21 4-53 43-56 54-4-11-35-50-58-54">
          <text:p/>
        </draw:path>
        <draw:path draw:style-name="gr3" draw:text-style-name="P1" draw:layer="layout" svg:width="0.113cm" svg:height="0.053cm" svg:x="16.385cm" svg:y="6.521cm" svg:viewBox="0 0 114 54" svg:d="M114 0c-21 4-54 43-58 54-3-11-35-50-56-54">
          <text:p/>
        </draw:path>
        <draw:path draw:style-name="gr3" draw:text-style-name="P1" draw:layer="layout" svg:width="0.112cm" svg:height="0.053cm" svg:x="16.652cm" svg:y="6.521cm" svg:viewBox="0 0 113 54" svg:d="M113 0c-21 4-52 43-56 54-3-11-36-50-57-54">
          <text:p/>
        </draw:path>
        <draw:path draw:style-name="gr3" draw:text-style-name="P1" draw:layer="layout" svg:width="0.113cm" svg:height="0.053cm" svg:x="16.918cm" svg:y="6.521cm" svg:viewBox="0 0 114 54" svg:d="M114 0c-22 4-54 43-57 54-4-11-35-50-57-54">
          <text:p/>
        </draw:path>
        <draw:custom-shape draw:style-name="gr10" draw:text-style-name="P8" draw:layer="layout" svg:width="1cm" svg:height="1cm" svg:x="18.5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7.3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6.1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4.9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3.7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2.5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1.3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0.1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8.9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7.7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6.5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5.3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4.1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2.9cm" svg:y="6.5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.7cm" svg:y="6.5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0.5cm" svg:y="6.576cm">
          <text:p text:style-name="P5">S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249cm" svg:height="0.39cm" svg:x="8.1cm" svg:y="4cm">
          <draw:text-box>
            <text:p>(5 round distinguisher)</text:p>
          </draw:text-box>
        </draw:frame>
        <draw:frame draw:style-name="gr13" draw:text-style-name="P10" draw:layer="layout" svg:width="0.002cm" svg:height="0.937cm" svg:x="5.337cm" svg:y="4cm">
          <draw:text-box>
            <text:p/>
          </draw:text-box>
        </draw:frame>
        <draw:line draw:style-name="gr1" draw:text-style-name="P1" draw:layer="layout" svg:x1="0.574cm" svg:y1="10.584cm" svg:x2="0.574cm" svg:y2="11.568cm">
          <text:p/>
        </draw:line>
        <draw:line draw:style-name="gr1" draw:text-style-name="P1" draw:layer="layout" svg:x1="0.574cm" svg:y1="12.584cm" svg:x2="0.574cm" svg:y2="13.084cm">
          <text:p/>
        </draw:line>
        <draw:line draw:style-name="gr1" draw:text-style-name="P1" draw:layer="layout" svg:x1="0.841cm" svg:y1="10.584cm" svg:x2="0.841cm" svg:y2="11.568cm">
          <text:p/>
        </draw:line>
        <draw:line draw:style-name="gr1" draw:text-style-name="P1" draw:layer="layout" svg:x1="0.841cm" svg:y1="12.584cm" svg:x2="0.841cm" svg:y2="13.084cm">
          <text:p/>
        </draw:line>
        <draw:line draw:style-name="gr1" draw:text-style-name="P1" draw:layer="layout" svg:x1="1.108cm" svg:y1="10.584cm" svg:x2="1.108cm" svg:y2="11.568cm">
          <text:p/>
        </draw:line>
        <draw:line draw:style-name="gr1" draw:text-style-name="P1" draw:layer="layout" svg:x1="1.108cm" svg:y1="12.584cm" svg:x2="1.108cm" svg:y2="13.084cm">
          <text:p/>
        </draw:line>
        <draw:line draw:style-name="gr1" draw:text-style-name="P1" draw:layer="layout" svg:x1="1.374cm" svg:y1="10.584cm" svg:x2="1.374cm" svg:y2="11.568cm">
          <text:p/>
        </draw:line>
        <draw:line draw:style-name="gr1" draw:text-style-name="P1" draw:layer="layout" svg:x1="1.374cm" svg:y1="12.584cm" svg:x2="1.374cm" svg:y2="13.084cm">
          <text:p/>
        </draw:line>
        <draw:line draw:style-name="gr1" draw:text-style-name="P1" draw:layer="layout" svg:x1="1.774cm" svg:y1="10.584cm" svg:x2="1.774cm" svg:y2="11.568cm">
          <text:p/>
        </draw:line>
        <draw:line draw:style-name="gr1" draw:text-style-name="P1" draw:layer="layout" svg:x1="1.774cm" svg:y1="12.584cm" svg:x2="1.774cm" svg:y2="13.084cm">
          <text:p/>
        </draw:line>
        <draw:line draw:style-name="gr1" draw:text-style-name="P1" draw:layer="layout" svg:x1="2.041cm" svg:y1="10.584cm" svg:x2="2.041cm" svg:y2="11.568cm">
          <text:p/>
        </draw:line>
        <draw:line draw:style-name="gr1" draw:text-style-name="P1" draw:layer="layout" svg:x1="2.041cm" svg:y1="12.584cm" svg:x2="2.041cm" svg:y2="13.084cm">
          <text:p/>
        </draw:line>
        <draw:line draw:style-name="gr1" draw:text-style-name="P1" draw:layer="layout" svg:x1="2.308cm" svg:y1="10.584cm" svg:x2="2.308cm" svg:y2="11.568cm">
          <text:p/>
        </draw:line>
        <draw:line draw:style-name="gr1" draw:text-style-name="P1" draw:layer="layout" svg:x1="2.308cm" svg:y1="12.584cm" svg:x2="2.308cm" svg:y2="13.084cm">
          <text:p/>
        </draw:line>
        <draw:line draw:style-name="gr1" draw:text-style-name="P1" draw:layer="layout" svg:x1="2.575cm" svg:y1="10.584cm" svg:x2="2.575cm" svg:y2="11.568cm">
          <text:p/>
        </draw:line>
        <draw:line draw:style-name="gr1" draw:text-style-name="P1" draw:layer="layout" svg:x1="2.575cm" svg:y1="12.584cm" svg:x2="2.575cm" svg:y2="13.084cm">
          <text:p/>
        </draw:line>
        <draw:line draw:style-name="gr1" draw:text-style-name="P1" draw:layer="layout" svg:x1="2.975cm" svg:y1="10.584cm" svg:x2="2.975cm" svg:y2="11.568cm">
          <text:p/>
        </draw:line>
        <draw:line draw:style-name="gr1" draw:text-style-name="P1" draw:layer="layout" svg:x1="2.975cm" svg:y1="12.584cm" svg:x2="2.975cm" svg:y2="13.084cm">
          <text:p/>
        </draw:line>
        <draw:line draw:style-name="gr1" draw:text-style-name="P1" draw:layer="layout" svg:x1="3.241cm" svg:y1="10.584cm" svg:x2="3.241cm" svg:y2="11.568cm">
          <text:p/>
        </draw:line>
        <draw:line draw:style-name="gr1" draw:text-style-name="P1" draw:layer="layout" svg:x1="3.241cm" svg:y1="12.584cm" svg:x2="3.241cm" svg:y2="13.084cm">
          <text:p/>
        </draw:line>
        <draw:line draw:style-name="gr1" draw:text-style-name="P1" draw:layer="layout" svg:x1="3.508cm" svg:y1="10.584cm" svg:x2="3.508cm" svg:y2="11.568cm">
          <text:p/>
        </draw:line>
        <draw:line draw:style-name="gr1" draw:text-style-name="P1" draw:layer="layout" svg:x1="3.508cm" svg:y1="12.584cm" svg:x2="3.508cm" svg:y2="13.084cm">
          <text:p/>
        </draw:line>
        <draw:line draw:style-name="gr1" draw:text-style-name="P1" draw:layer="layout" svg:x1="3.775cm" svg:y1="10.584cm" svg:x2="3.775cm" svg:y2="11.568cm">
          <text:p/>
        </draw:line>
        <draw:line draw:style-name="gr1" draw:text-style-name="P1" draw:layer="layout" svg:x1="3.775cm" svg:y1="12.584cm" svg:x2="3.775cm" svg:y2="13.084cm">
          <text:p/>
        </draw:line>
        <draw:line draw:style-name="gr1" draw:text-style-name="P1" draw:layer="layout" svg:x1="4.175cm" svg:y1="10.584cm" svg:x2="4.175cm" svg:y2="11.568cm">
          <text:p/>
        </draw:line>
        <draw:line draw:style-name="gr5" draw:text-style-name="P1" draw:layer="layout" svg:x1="4.175cm" svg:y1="12.584cm" svg:x2="4.175cm" svg:y2="13.084cm">
          <text:p/>
        </draw:line>
        <draw:line draw:style-name="gr1" draw:text-style-name="P1" draw:layer="layout" svg:x1="4.441cm" svg:y1="10.584cm" svg:x2="4.441cm" svg:y2="11.568cm">
          <text:p/>
        </draw:line>
        <draw:line draw:style-name="gr5" draw:text-style-name="P1" draw:layer="layout" svg:x1="4.441cm" svg:y1="12.584cm" svg:x2="4.441cm" svg:y2="13.084cm">
          <text:p/>
        </draw:line>
        <draw:line draw:style-name="gr1" draw:text-style-name="P1" draw:layer="layout" svg:x1="4.708cm" svg:y1="10.584cm" svg:x2="4.708cm" svg:y2="11.568cm">
          <text:p/>
        </draw:line>
        <draw:line draw:style-name="gr5" draw:text-style-name="P1" draw:layer="layout" svg:x1="4.708cm" svg:y1="12.584cm" svg:x2="4.708cm" svg:y2="13.084cm">
          <text:p/>
        </draw:line>
        <draw:line draw:style-name="gr5" draw:text-style-name="P1" draw:layer="layout" svg:x1="4.975cm" svg:y1="10.584cm" svg:x2="4.975cm" svg:y2="11.568cm">
          <text:p/>
        </draw:line>
        <draw:line draw:style-name="gr5" draw:text-style-name="P1" draw:layer="layout" svg:x1="4.975cm" svg:y1="12.584cm" svg:x2="4.975cm" svg:y2="13.084cm">
          <text:p/>
        </draw:line>
        <draw:line draw:style-name="gr1" draw:text-style-name="P1" draw:layer="layout" svg:x1="5.375cm" svg:y1="10.584cm" svg:x2="5.375cm" svg:y2="11.568cm">
          <text:p/>
        </draw:line>
        <draw:line draw:style-name="gr1" draw:text-style-name="P1" draw:layer="layout" svg:x1="5.375cm" svg:y1="12.584cm" svg:x2="5.375cm" svg:y2="13.084cm">
          <text:p/>
        </draw:line>
        <draw:line draw:style-name="gr1" draw:text-style-name="P1" draw:layer="layout" svg:x1="5.641cm" svg:y1="10.584cm" svg:x2="5.641cm" svg:y2="11.568cm">
          <text:p/>
        </draw:line>
        <draw:line draw:style-name="gr1" draw:text-style-name="P1" draw:layer="layout" svg:x1="5.641cm" svg:y1="12.584cm" svg:x2="5.641cm" svg:y2="13.084cm">
          <text:p/>
        </draw:line>
        <draw:line draw:style-name="gr1" draw:text-style-name="P1" draw:layer="layout" svg:x1="5.908cm" svg:y1="10.584cm" svg:x2="5.908cm" svg:y2="11.568cm">
          <text:p/>
        </draw:line>
        <draw:line draw:style-name="gr1" draw:text-style-name="P1" draw:layer="layout" svg:x1="5.908cm" svg:y1="12.584cm" svg:x2="5.908cm" svg:y2="13.084cm">
          <text:p/>
        </draw:line>
        <draw:line draw:style-name="gr1" draw:text-style-name="P1" draw:layer="layout" svg:x1="6.175cm" svg:y1="10.584cm" svg:x2="6.175cm" svg:y2="11.568cm">
          <text:p/>
        </draw:line>
        <draw:line draw:style-name="gr1" draw:text-style-name="P1" draw:layer="layout" svg:x1="6.175cm" svg:y1="12.584cm" svg:x2="6.175cm" svg:y2="13.084cm">
          <text:p/>
        </draw:line>
        <draw:line draw:style-name="gr1" draw:text-style-name="P1" draw:layer="layout" svg:x1="6.575cm" svg:y1="10.584cm" svg:x2="6.575cm" svg:y2="11.568cm">
          <text:p/>
        </draw:line>
        <draw:line draw:style-name="gr1" draw:text-style-name="P1" draw:layer="layout" svg:x1="6.575cm" svg:y1="12.584cm" svg:x2="6.575cm" svg:y2="13.084cm">
          <text:p/>
        </draw:line>
        <draw:line draw:style-name="gr1" draw:text-style-name="P1" draw:layer="layout" svg:x1="6.841cm" svg:y1="10.584cm" svg:x2="6.841cm" svg:y2="11.568cm">
          <text:p/>
        </draw:line>
        <draw:line draw:style-name="gr1" draw:text-style-name="P1" draw:layer="layout" svg:x1="6.841cm" svg:y1="12.584cm" svg:x2="6.841cm" svg:y2="13.084cm">
          <text:p/>
        </draw:line>
        <draw:line draw:style-name="gr1" draw:text-style-name="P1" draw:layer="layout" svg:x1="7.108cm" svg:y1="10.584cm" svg:x2="7.108cm" svg:y2="11.568cm">
          <text:p/>
        </draw:line>
        <draw:line draw:style-name="gr1" draw:text-style-name="P1" draw:layer="layout" svg:x1="7.108cm" svg:y1="12.584cm" svg:x2="7.108cm" svg:y2="13.084cm">
          <text:p/>
        </draw:line>
        <draw:line draw:style-name="gr1" draw:text-style-name="P1" draw:layer="layout" svg:x1="7.375cm" svg:y1="10.584cm" svg:x2="7.375cm" svg:y2="11.568cm">
          <text:p/>
        </draw:line>
        <draw:line draw:style-name="gr1" draw:text-style-name="P1" draw:layer="layout" svg:x1="7.375cm" svg:y1="12.584cm" svg:x2="7.375cm" svg:y2="13.084cm">
          <text:p/>
        </draw:line>
        <draw:line draw:style-name="gr1" draw:text-style-name="P1" draw:layer="layout" svg:x1="7.775cm" svg:y1="10.584cm" svg:x2="7.775cm" svg:y2="11.568cm">
          <text:p/>
        </draw:line>
        <draw:line draw:style-name="gr1" draw:text-style-name="P1" draw:layer="layout" svg:x1="7.775cm" svg:y1="12.584cm" svg:x2="7.775cm" svg:y2="13.084cm">
          <text:p/>
        </draw:line>
        <draw:line draw:style-name="gr1" draw:text-style-name="P1" draw:layer="layout" svg:x1="8.041cm" svg:y1="10.584cm" svg:x2="8.041cm" svg:y2="11.568cm">
          <text:p/>
        </draw:line>
        <draw:line draw:style-name="gr1" draw:text-style-name="P1" draw:layer="layout" svg:x1="8.041cm" svg:y1="12.584cm" svg:x2="8.041cm" svg:y2="13.084cm">
          <text:p/>
        </draw:line>
        <draw:line draw:style-name="gr1" draw:text-style-name="P1" draw:layer="layout" svg:x1="8.308cm" svg:y1="10.584cm" svg:x2="8.308cm" svg:y2="11.568cm">
          <text:p/>
        </draw:line>
        <draw:line draw:style-name="gr1" draw:text-style-name="P1" draw:layer="layout" svg:x1="8.308cm" svg:y1="12.584cm" svg:x2="8.308cm" svg:y2="13.084cm">
          <text:p/>
        </draw:line>
        <draw:line draw:style-name="gr1" draw:text-style-name="P1" draw:layer="layout" svg:x1="8.575cm" svg:y1="10.584cm" svg:x2="8.575cm" svg:y2="11.568cm">
          <text:p/>
        </draw:line>
        <draw:line draw:style-name="gr1" draw:text-style-name="P1" draw:layer="layout" svg:x1="8.575cm" svg:y1="12.584cm" svg:x2="8.575cm" svg:y2="13.084cm">
          <text:p/>
        </draw:line>
        <draw:line draw:style-name="gr1" draw:text-style-name="P1" draw:layer="layout" svg:x1="8.975cm" svg:y1="10.584cm" svg:x2="8.975cm" svg:y2="11.568cm">
          <text:p/>
        </draw:line>
        <draw:line draw:style-name="gr5" draw:text-style-name="P1" draw:layer="layout" svg:x1="8.975cm" svg:y1="12.584cm" svg:x2="8.975cm" svg:y2="13.084cm">
          <text:p/>
        </draw:line>
        <draw:line draw:style-name="gr1" draw:text-style-name="P1" draw:layer="layout" svg:x1="9.241cm" svg:y1="10.584cm" svg:x2="9.241cm" svg:y2="11.568cm">
          <text:p/>
        </draw:line>
        <draw:line draw:style-name="gr5" draw:text-style-name="P1" draw:layer="layout" svg:x1="9.241cm" svg:y1="12.584cm" svg:x2="9.241cm" svg:y2="13.084cm">
          <text:p/>
        </draw:line>
        <draw:line draw:style-name="gr1" draw:text-style-name="P1" draw:layer="layout" svg:x1="9.508cm" svg:y1="10.584cm" svg:x2="9.508cm" svg:y2="11.568cm">
          <text:p/>
        </draw:line>
        <draw:line draw:style-name="gr5" draw:text-style-name="P1" draw:layer="layout" svg:x1="9.508cm" svg:y1="12.584cm" svg:x2="9.508cm" svg:y2="13.084cm">
          <text:p/>
        </draw:line>
        <draw:line draw:style-name="gr5" draw:text-style-name="P1" draw:layer="layout" svg:x1="9.775cm" svg:y1="10.584cm" svg:x2="9.775cm" svg:y2="11.568cm">
          <text:p/>
        </draw:line>
        <draw:line draw:style-name="gr5" draw:text-style-name="P1" draw:layer="layout" svg:x1="9.775cm" svg:y1="12.584cm" svg:x2="9.775cm" svg:y2="13.084cm">
          <text:p/>
        </draw:line>
        <draw:line draw:style-name="gr1" draw:text-style-name="P1" draw:layer="layout" svg:x1="10.175cm" svg:y1="10.584cm" svg:x2="10.175cm" svg:y2="11.568cm">
          <text:p/>
        </draw:line>
        <draw:line draw:style-name="gr1" draw:text-style-name="P1" draw:layer="layout" svg:x1="10.175cm" svg:y1="12.584cm" svg:x2="10.175cm" svg:y2="13.084cm">
          <text:p/>
        </draw:line>
        <draw:line draw:style-name="gr1" draw:text-style-name="P1" draw:layer="layout" svg:x1="10.441cm" svg:y1="10.584cm" svg:x2="10.441cm" svg:y2="11.568cm">
          <text:p/>
        </draw:line>
        <draw:line draw:style-name="gr1" draw:text-style-name="P1" draw:layer="layout" svg:x1="10.441cm" svg:y1="12.584cm" svg:x2="10.441cm" svg:y2="13.084cm">
          <text:p/>
        </draw:line>
        <draw:line draw:style-name="gr1" draw:text-style-name="P1" draw:layer="layout" svg:x1="10.708cm" svg:y1="10.584cm" svg:x2="10.708cm" svg:y2="11.568cm">
          <text:p/>
        </draw:line>
        <draw:line draw:style-name="gr1" draw:text-style-name="P1" draw:layer="layout" svg:x1="10.708cm" svg:y1="12.584cm" svg:x2="10.708cm" svg:y2="13.084cm">
          <text:p/>
        </draw:line>
        <draw:line draw:style-name="gr1" draw:text-style-name="P1" draw:layer="layout" svg:x1="10.975cm" svg:y1="10.584cm" svg:x2="10.975cm" svg:y2="11.568cm">
          <text:p/>
        </draw:line>
        <draw:line draw:style-name="gr1" draw:text-style-name="P1" draw:layer="layout" svg:x1="10.975cm" svg:y1="12.584cm" svg:x2="10.975cm" svg:y2="13.084cm">
          <text:p/>
        </draw:line>
        <draw:line draw:style-name="gr1" draw:text-style-name="P1" draw:layer="layout" svg:x1="11.375cm" svg:y1="10.584cm" svg:x2="11.375cm" svg:y2="11.568cm">
          <text:p/>
        </draw:line>
        <draw:line draw:style-name="gr1" draw:text-style-name="P1" draw:layer="layout" svg:x1="11.375cm" svg:y1="12.584cm" svg:x2="11.375cm" svg:y2="13.084cm">
          <text:p/>
        </draw:line>
        <draw:line draw:style-name="gr1" draw:text-style-name="P1" draw:layer="layout" svg:x1="11.641cm" svg:y1="10.584cm" svg:x2="11.641cm" svg:y2="11.568cm">
          <text:p/>
        </draw:line>
        <draw:line draw:style-name="gr1" draw:text-style-name="P1" draw:layer="layout" svg:x1="11.641cm" svg:y1="12.584cm" svg:x2="11.641cm" svg:y2="13.084cm">
          <text:p/>
        </draw:line>
        <draw:line draw:style-name="gr1" draw:text-style-name="P1" draw:layer="layout" svg:x1="11.908cm" svg:y1="10.584cm" svg:x2="11.908cm" svg:y2="11.568cm">
          <text:p/>
        </draw:line>
        <draw:line draw:style-name="gr1" draw:text-style-name="P1" draw:layer="layout" svg:x1="11.908cm" svg:y1="12.584cm" svg:x2="11.908cm" svg:y2="13.084cm">
          <text:p/>
        </draw:line>
        <draw:line draw:style-name="gr1" draw:text-style-name="P1" draw:layer="layout" svg:x1="12.175cm" svg:y1="10.584cm" svg:x2="12.175cm" svg:y2="11.568cm">
          <text:p/>
        </draw:line>
        <draw:line draw:style-name="gr1" draw:text-style-name="P1" draw:layer="layout" svg:x1="12.175cm" svg:y1="12.584cm" svg:x2="12.175cm" svg:y2="13.084cm">
          <text:p/>
        </draw:line>
        <draw:line draw:style-name="gr1" draw:text-style-name="P1" draw:layer="layout" svg:x1="12.575cm" svg:y1="10.584cm" svg:x2="12.575cm" svg:y2="11.568cm">
          <text:p/>
        </draw:line>
        <draw:line draw:style-name="gr1" draw:text-style-name="P1" draw:layer="layout" svg:x1="12.575cm" svg:y1="12.584cm" svg:x2="12.575cm" svg:y2="13.084cm">
          <text:p/>
        </draw:line>
        <draw:line draw:style-name="gr1" draw:text-style-name="P1" draw:layer="layout" svg:x1="12.841cm" svg:y1="10.584cm" svg:x2="12.841cm" svg:y2="11.568cm">
          <text:p/>
        </draw:line>
        <draw:line draw:style-name="gr1" draw:text-style-name="P1" draw:layer="layout" svg:x1="12.841cm" svg:y1="12.584cm" svg:x2="12.841cm" svg:y2="13.084cm">
          <text:p/>
        </draw:line>
        <draw:line draw:style-name="gr1" draw:text-style-name="P1" draw:layer="layout" svg:x1="13.108cm" svg:y1="10.584cm" svg:x2="13.108cm" svg:y2="11.568cm">
          <text:p/>
        </draw:line>
        <draw:line draw:style-name="gr1" draw:text-style-name="P1" draw:layer="layout" svg:x1="13.108cm" svg:y1="12.584cm" svg:x2="13.108cm" svg:y2="13.084cm">
          <text:p/>
        </draw:line>
        <draw:line draw:style-name="gr1" draw:text-style-name="P1" draw:layer="layout" svg:x1="13.375cm" svg:y1="10.584cm" svg:x2="13.375cm" svg:y2="11.568cm">
          <text:p/>
        </draw:line>
        <draw:line draw:style-name="gr1" draw:text-style-name="P1" draw:layer="layout" svg:x1="13.375cm" svg:y1="12.584cm" svg:x2="13.375cm" svg:y2="13.084cm">
          <text:p/>
        </draw:line>
        <draw:line draw:style-name="gr1" draw:text-style-name="P1" draw:layer="layout" svg:x1="13.775cm" svg:y1="10.584cm" svg:x2="13.775cm" svg:y2="11.568cm">
          <text:p/>
        </draw:line>
        <draw:line draw:style-name="gr5" draw:text-style-name="P1" draw:layer="layout" svg:x1="13.775cm" svg:y1="12.584cm" svg:x2="13.775cm" svg:y2="13.084cm">
          <text:p/>
        </draw:line>
        <draw:line draw:style-name="gr1" draw:text-style-name="P1" draw:layer="layout" svg:x1="14.041cm" svg:y1="10.584cm" svg:x2="14.041cm" svg:y2="11.568cm">
          <text:p/>
        </draw:line>
        <draw:line draw:style-name="gr5" draw:text-style-name="P1" draw:layer="layout" svg:x1="14.041cm" svg:y1="12.584cm" svg:x2="14.041cm" svg:y2="13.084cm">
          <text:p/>
        </draw:line>
        <draw:line draw:style-name="gr1" draw:text-style-name="P1" draw:layer="layout" svg:x1="14.308cm" svg:y1="10.584cm" svg:x2="14.308cm" svg:y2="11.568cm">
          <text:p/>
        </draw:line>
        <draw:line draw:style-name="gr5" draw:text-style-name="P1" draw:layer="layout" svg:x1="14.308cm" svg:y1="12.584cm" svg:x2="14.308cm" svg:y2="13.084cm">
          <text:p/>
        </draw:line>
        <draw:line draw:style-name="gr4" draw:text-style-name="P3" draw:layer="layout" svg:x1="14.575cm" svg:y1="10.584cm" svg:x2="14.575cm" svg:y2="11.568cm">
          <text:p/>
        </draw:line>
        <draw:line draw:style-name="gr5" draw:text-style-name="P1" draw:layer="layout" svg:x1="14.575cm" svg:y1="12.584cm" svg:x2="14.575cm" svg:y2="13.084cm">
          <text:p/>
        </draw:line>
        <draw:line draw:style-name="gr1" draw:text-style-name="P1" draw:layer="layout" svg:x1="14.975cm" svg:y1="10.584cm" svg:x2="14.975cm" svg:y2="11.568cm">
          <text:p/>
        </draw:line>
        <draw:line draw:style-name="gr1" draw:text-style-name="P1" draw:layer="layout" svg:x1="14.975cm" svg:y1="12.584cm" svg:x2="14.975cm" svg:y2="13.084cm">
          <text:p/>
        </draw:line>
        <draw:line draw:style-name="gr1" draw:text-style-name="P1" draw:layer="layout" svg:x1="15.241cm" svg:y1="10.584cm" svg:x2="15.241cm" svg:y2="11.568cm">
          <text:p/>
        </draw:line>
        <draw:line draw:style-name="gr1" draw:text-style-name="P1" draw:layer="layout" svg:x1="15.241cm" svg:y1="12.584cm" svg:x2="15.241cm" svg:y2="13.084cm">
          <text:p/>
        </draw:line>
        <draw:line draw:style-name="gr1" draw:text-style-name="P1" draw:layer="layout" svg:x1="15.508cm" svg:y1="10.584cm" svg:x2="15.508cm" svg:y2="11.568cm">
          <text:p/>
        </draw:line>
        <draw:line draw:style-name="gr1" draw:text-style-name="P1" draw:layer="layout" svg:x1="15.508cm" svg:y1="12.584cm" svg:x2="15.508cm" svg:y2="13.084cm">
          <text:p/>
        </draw:line>
        <draw:line draw:style-name="gr1" draw:text-style-name="P1" draw:layer="layout" svg:x1="15.775cm" svg:y1="10.584cm" svg:x2="15.775cm" svg:y2="11.568cm">
          <text:p/>
        </draw:line>
        <draw:line draw:style-name="gr1" draw:text-style-name="P1" draw:layer="layout" svg:x1="15.775cm" svg:y1="12.584cm" svg:x2="15.775cm" svg:y2="13.084cm">
          <text:p/>
        </draw:line>
        <draw:line draw:style-name="gr1" draw:text-style-name="P1" draw:layer="layout" svg:x1="16.175cm" svg:y1="10.584cm" svg:x2="16.175cm" svg:y2="11.568cm">
          <text:p/>
        </draw:line>
        <draw:line draw:style-name="gr1" draw:text-style-name="P1" draw:layer="layout" svg:x1="16.175cm" svg:y1="12.584cm" svg:x2="16.175cm" svg:y2="13.084cm">
          <text:p/>
        </draw:line>
        <draw:line draw:style-name="gr1" draw:text-style-name="P1" draw:layer="layout" svg:x1="16.441cm" svg:y1="10.584cm" svg:x2="16.441cm" svg:y2="11.568cm">
          <text:p/>
        </draw:line>
        <draw:line draw:style-name="gr1" draw:text-style-name="P1" draw:layer="layout" svg:x1="16.441cm" svg:y1="12.584cm" svg:x2="16.441cm" svg:y2="13.084cm">
          <text:p/>
        </draw:line>
        <draw:line draw:style-name="gr1" draw:text-style-name="P1" draw:layer="layout" svg:x1="16.708cm" svg:y1="10.584cm" svg:x2="16.708cm" svg:y2="11.568cm">
          <text:p/>
        </draw:line>
        <draw:line draw:style-name="gr1" draw:text-style-name="P1" draw:layer="layout" svg:x1="16.708cm" svg:y1="12.584cm" svg:x2="16.708cm" svg:y2="13.084cm">
          <text:p/>
        </draw:line>
        <draw:line draw:style-name="gr1" draw:text-style-name="P1" draw:layer="layout" svg:x1="16.975cm" svg:y1="10.584cm" svg:x2="16.975cm" svg:y2="11.568cm">
          <text:p/>
        </draw:line>
        <draw:line draw:style-name="gr1" draw:text-style-name="P1" draw:layer="layout" svg:x1="16.975cm" svg:y1="12.584cm" svg:x2="16.975cm" svg:y2="13.084cm">
          <text:p/>
        </draw:line>
        <draw:line draw:style-name="gr1" draw:text-style-name="P1" draw:layer="layout" svg:x1="17.375cm" svg:y1="10.584cm" svg:x2="17.375cm" svg:y2="11.568cm">
          <text:p/>
        </draw:line>
        <draw:line draw:style-name="gr1" draw:text-style-name="P1" draw:layer="layout" svg:x1="17.375cm" svg:y1="12.584cm" svg:x2="17.375cm" svg:y2="13.084cm">
          <text:p/>
        </draw:line>
        <draw:line draw:style-name="gr1" draw:text-style-name="P1" draw:layer="layout" svg:x1="17.641cm" svg:y1="10.584cm" svg:x2="17.641cm" svg:y2="11.568cm">
          <text:p/>
        </draw:line>
        <draw:line draw:style-name="gr1" draw:text-style-name="P1" draw:layer="layout" svg:x1="17.641cm" svg:y1="12.584cm" svg:x2="17.641cm" svg:y2="13.084cm">
          <text:p/>
        </draw:line>
        <draw:line draw:style-name="gr1" draw:text-style-name="P1" draw:layer="layout" svg:x1="17.908cm" svg:y1="10.584cm" svg:x2="17.908cm" svg:y2="11.568cm">
          <text:p/>
        </draw:line>
        <draw:line draw:style-name="gr1" draw:text-style-name="P1" draw:layer="layout" svg:x1="17.908cm" svg:y1="12.584cm" svg:x2="17.908cm" svg:y2="13.084cm">
          <text:p/>
        </draw:line>
        <draw:line draw:style-name="gr1" draw:text-style-name="P1" draw:layer="layout" svg:x1="18.175cm" svg:y1="10.584cm" svg:x2="18.175cm" svg:y2="11.568cm">
          <text:p/>
        </draw:line>
        <draw:line draw:style-name="gr1" draw:text-style-name="P1" draw:layer="layout" svg:x1="18.175cm" svg:y1="12.584cm" svg:x2="18.175cm" svg:y2="13.084cm">
          <text:p/>
        </draw:line>
        <draw:line draw:style-name="gr14" draw:text-style-name="P3" draw:layer="layout" svg:x1="18.575cm" svg:y1="10.584cm" svg:x2="18.575cm" svg:y2="11.568cm">
          <text:p/>
        </draw:line>
        <draw:line draw:style-name="gr4" draw:text-style-name="P3" draw:layer="layout" svg:x1="18.575cm" svg:y1="12.584cm" svg:x2="18.575cm" svg:y2="13.084cm">
          <text:p/>
        </draw:line>
        <draw:line draw:style-name="gr1" draw:text-style-name="P1" draw:layer="layout" svg:x1="18.841cm" svg:y1="10.584cm" svg:x2="18.841cm" svg:y2="11.568cm">
          <text:p/>
        </draw:line>
        <draw:line draw:style-name="gr4" draw:text-style-name="P3" draw:layer="layout" svg:x1="18.841cm" svg:y1="12.584cm" svg:x2="18.841cm" svg:y2="13.084cm">
          <text:p/>
        </draw:line>
        <draw:line draw:style-name="gr1" draw:text-style-name="P1" draw:layer="layout" svg:x1="19.108cm" svg:y1="10.584cm" svg:x2="19.108cm" svg:y2="11.568cm">
          <text:p/>
        </draw:line>
        <draw:line draw:style-name="gr4" draw:text-style-name="P3" draw:layer="layout" svg:x1="19.108cm" svg:y1="12.584cm" svg:x2="19.108cm" svg:y2="13.084cm">
          <text:p/>
        </draw:line>
        <draw:line draw:style-name="gr4" draw:text-style-name="P3" draw:layer="layout" svg:x1="19.375cm" svg:y1="10.584cm" svg:x2="19.375cm" svg:y2="11.568cm">
          <text:p/>
        </draw:line>
        <draw:line draw:style-name="gr4" draw:text-style-name="P3" draw:layer="layout" svg:x1="19.375cm" svg:y1="12.584cm" svg:x2="19.375cm" svg:y2="13.084cm">
          <text:p/>
        </draw:line>
        <draw:line draw:style-name="gr1" draw:text-style-name="P1" draw:layer="layout" svg:x1="0.574cm" svg:y1="13.084cm" svg:x2="0.574cm" svg:y2="15.585cm">
          <text:p/>
        </draw:line>
        <draw:line draw:style-name="gr1" draw:text-style-name="P1" draw:layer="layout" svg:x1="0.841cm" svg:y1="13.084cm" svg:x2="5.376cm" svg:y2="15.586cm">
          <text:p/>
        </draw:line>
        <draw:line draw:style-name="gr1" draw:text-style-name="P1" draw:layer="layout" svg:x1="1.108cm" svg:y1="13.084cm" svg:x2="10.176cm" svg:y2="15.586cm">
          <text:p/>
        </draw:line>
        <draw:line draw:style-name="gr1" draw:text-style-name="P1" draw:layer="layout" svg:x1="1.374cm" svg:y1="13.084cm" svg:x2="14.976cm" svg:y2="15.586cm">
          <text:p/>
        </draw:line>
        <draw:line draw:style-name="gr1" draw:text-style-name="P1" draw:layer="layout" svg:x1="1.775cm" svg:y1="13.084cm" svg:x2="0.841cm" svg:y2="15.586cm">
          <text:p/>
        </draw:line>
        <draw:line draw:style-name="gr1" draw:text-style-name="P1" draw:layer="layout" svg:x1="2.041cm" svg:y1="13.084cm" svg:x2="5.642cm" svg:y2="15.586cm">
          <text:p/>
        </draw:line>
        <draw:line draw:style-name="gr1" draw:text-style-name="P1" draw:layer="layout" svg:x1="2.308cm" svg:y1="13.084cm" svg:x2="10.442cm" svg:y2="15.586cm">
          <text:p/>
        </draw:line>
        <draw:line draw:style-name="gr1" draw:text-style-name="P1" draw:layer="layout" svg:x1="2.575cm" svg:y1="13.084cm" svg:x2="15.242cm" svg:y2="15.586cm">
          <text:p/>
        </draw:line>
        <draw:line draw:style-name="gr1" draw:text-style-name="P1" draw:layer="layout" svg:x1="2.976cm" svg:y1="13.084cm" svg:x2="1.108cm" svg:y2="15.586cm">
          <text:p/>
        </draw:line>
        <draw:line draw:style-name="gr1" draw:text-style-name="P1" draw:layer="layout" svg:x1="3.241cm" svg:y1="13.084cm" svg:x2="5.909cm" svg:y2="15.586cm">
          <text:p/>
        </draw:line>
        <draw:line draw:style-name="gr1" draw:text-style-name="P1" draw:layer="layout" svg:x1="3.508cm" svg:y1="13.084cm" svg:x2="10.709cm" svg:y2="15.586cm">
          <text:p/>
        </draw:line>
        <draw:line draw:style-name="gr1" draw:text-style-name="P1" draw:layer="layout" svg:x1="3.775cm" svg:y1="13.084cm" svg:x2="15.509cm" svg:y2="15.586cm">
          <text:p/>
        </draw:line>
        <draw:line draw:style-name="gr5" draw:text-style-name="P1" draw:layer="layout" svg:x1="4.176cm" svg:y1="13.084cm" svg:x2="1.374cm" svg:y2="15.586cm">
          <text:p/>
        </draw:line>
        <draw:line draw:style-name="gr5" draw:text-style-name="P1" draw:layer="layout" svg:x1="4.441cm" svg:y1="13.084cm" svg:x2="6.176cm" svg:y2="15.586cm">
          <text:p/>
        </draw:line>
        <draw:line draw:style-name="gr5" draw:text-style-name="P1" draw:layer="layout" svg:x1="4.708cm" svg:y1="13.084cm" svg:x2="10.976cm" svg:y2="15.586cm">
          <text:p/>
        </draw:line>
        <draw:line draw:style-name="gr5" draw:text-style-name="P1" draw:layer="layout" svg:x1="4.975cm" svg:y1="13.084cm" svg:x2="15.776cm" svg:y2="15.586cm">
          <text:p/>
        </draw:line>
        <draw:line draw:style-name="gr1" draw:text-style-name="P1" draw:layer="layout" svg:x1="5.376cm" svg:y1="13.084cm" svg:x2="1.774cm" svg:y2="15.586cm">
          <text:p/>
        </draw:line>
        <draw:line draw:style-name="gr1" draw:text-style-name="P1" draw:layer="layout" svg:x1="5.641cm" svg:y1="13.084cm" svg:x2="6.576cm" svg:y2="15.586cm">
          <text:p/>
        </draw:line>
        <draw:line draw:style-name="gr1" draw:text-style-name="P1" draw:layer="layout" svg:x1="5.908cm" svg:y1="13.084cm" svg:x2="11.376cm" svg:y2="15.586cm">
          <text:p/>
        </draw:line>
        <draw:line draw:style-name="gr1" draw:text-style-name="P1" draw:layer="layout" svg:x1="6.175cm" svg:y1="13.084cm" svg:x2="16.176cm" svg:y2="15.586cm">
          <text:p/>
        </draw:line>
        <draw:line draw:style-name="gr1" draw:text-style-name="P1" draw:layer="layout" svg:x1="6.576cm" svg:y1="13.084cm" svg:x2="2.041cm" svg:y2="15.586cm">
          <text:p/>
        </draw:line>
        <draw:line draw:style-name="gr1" draw:text-style-name="P1" draw:layer="layout" svg:x1="6.841cm" svg:y1="13.084cm" svg:x2="6.841cm" svg:y2="15.585cm">
          <text:p/>
        </draw:line>
        <draw:line draw:style-name="gr1" draw:text-style-name="P1" draw:layer="layout" svg:x1="7.108cm" svg:y1="13.084cm" svg:x2="11.642cm" svg:y2="15.586cm">
          <text:p/>
        </draw:line>
        <draw:line draw:style-name="gr1" draw:text-style-name="P1" draw:layer="layout" svg:x1="7.375cm" svg:y1="13.084cm" svg:x2="16.442cm" svg:y2="15.586cm">
          <text:p/>
        </draw:line>
        <draw:line draw:style-name="gr1" draw:text-style-name="P1" draw:layer="layout" svg:x1="7.776cm" svg:y1="13.084cm" svg:x2="2.308cm" svg:y2="15.586cm">
          <text:p/>
        </draw:line>
        <draw:line draw:style-name="gr1" draw:text-style-name="P1" draw:layer="layout" svg:x1="8.042cm" svg:y1="13.084cm" svg:x2="7.108cm" svg:y2="15.586cm">
          <text:p/>
        </draw:line>
        <draw:line draw:style-name="gr1" draw:text-style-name="P1" draw:layer="layout" svg:x1="8.308cm" svg:y1="13.084cm" svg:x2="11.909cm" svg:y2="15.586cm">
          <text:p/>
        </draw:line>
        <draw:line draw:style-name="gr1" draw:text-style-name="P1" draw:layer="layout" svg:x1="8.575cm" svg:y1="13.084cm" svg:x2="16.709cm" svg:y2="15.586cm">
          <text:p/>
        </draw:line>
        <draw:line draw:style-name="gr5" draw:text-style-name="P1" draw:layer="layout" svg:x1="8.976cm" svg:y1="13.084cm" svg:x2="2.575cm" svg:y2="15.586cm">
          <text:p/>
        </draw:line>
        <draw:line draw:style-name="gr5" draw:text-style-name="P1" draw:layer="layout" svg:x1="9.242cm" svg:y1="13.084cm" svg:x2="7.375cm" svg:y2="15.586cm">
          <text:p/>
        </draw:line>
        <draw:line draw:style-name="gr5" draw:text-style-name="P1" draw:layer="layout" svg:x1="9.508cm" svg:y1="13.084cm" svg:x2="12.176cm" svg:y2="15.586cm">
          <text:p/>
        </draw:line>
        <draw:line draw:style-name="gr5" draw:text-style-name="P1" draw:layer="layout" svg:x1="9.775cm" svg:y1="13.084cm" svg:x2="16.976cm" svg:y2="15.586cm">
          <text:p/>
        </draw:line>
        <draw:line draw:style-name="gr1" draw:text-style-name="P1" draw:layer="layout" svg:x1="10.176cm" svg:y1="13.084cm" svg:x2="2.975cm" svg:y2="15.586cm">
          <text:p/>
        </draw:line>
        <draw:line draw:style-name="gr1" draw:text-style-name="P1" draw:layer="layout" svg:x1="10.442cm" svg:y1="13.084cm" svg:x2="7.775cm" svg:y2="15.586cm">
          <text:p/>
        </draw:line>
        <draw:line draw:style-name="gr1" draw:text-style-name="P1" draw:layer="layout" svg:x1="10.708cm" svg:y1="13.084cm" svg:x2="12.576cm" svg:y2="15.586cm">
          <text:p/>
        </draw:line>
        <draw:line draw:style-name="gr1" draw:text-style-name="P1" draw:layer="layout" svg:x1="10.975cm" svg:y1="13.084cm" svg:x2="17.376cm" svg:y2="15.586cm">
          <text:p/>
        </draw:line>
        <draw:line draw:style-name="gr1" draw:text-style-name="P1" draw:layer="layout" svg:x1="11.376cm" svg:y1="13.084cm" svg:x2="3.241cm" svg:y2="15.586cm">
          <text:p/>
        </draw:line>
        <draw:line draw:style-name="gr1" draw:text-style-name="P1" draw:layer="layout" svg:x1="11.642cm" svg:y1="13.084cm" svg:x2="8.041cm" svg:y2="15.586cm">
          <text:p/>
        </draw:line>
        <draw:line draw:style-name="gr1" draw:text-style-name="P1" draw:layer="layout" svg:x1="11.908cm" svg:y1="13.084cm" svg:x2="12.842cm" svg:y2="15.586cm">
          <text:p/>
        </draw:line>
        <draw:line draw:style-name="gr1" draw:text-style-name="P1" draw:layer="layout" svg:x1="12.175cm" svg:y1="13.084cm" svg:x2="17.642cm" svg:y2="15.586cm">
          <text:p/>
        </draw:line>
        <draw:line draw:style-name="gr1" draw:text-style-name="P1" draw:layer="layout" svg:x1="12.576cm" svg:y1="13.084cm" svg:x2="3.508cm" svg:y2="15.586cm">
          <text:p/>
        </draw:line>
        <draw:line draw:style-name="gr1" draw:text-style-name="P1" draw:layer="layout" svg:x1="12.842cm" svg:y1="13.084cm" svg:x2="8.308cm" svg:y2="15.586cm">
          <text:p/>
        </draw:line>
        <draw:line draw:style-name="gr1" draw:text-style-name="P1" draw:layer="layout" svg:x1="13.108cm" svg:y1="13.084cm" svg:x2="13.108cm" svg:y2="15.585cm">
          <text:p/>
        </draw:line>
        <draw:line draw:style-name="gr1" draw:text-style-name="P1" draw:layer="layout" svg:x1="13.375cm" svg:y1="13.084cm" svg:x2="17.909cm" svg:y2="15.586cm">
          <text:p/>
        </draw:line>
        <draw:line draw:style-name="gr5" draw:text-style-name="P1" draw:layer="layout" svg:x1="13.776cm" svg:y1="13.084cm" svg:x2="3.775cm" svg:y2="15.586cm">
          <text:p/>
        </draw:line>
        <draw:line draw:style-name="gr5" draw:text-style-name="P1" draw:layer="layout" svg:x1="14.042cm" svg:y1="13.084cm" svg:x2="8.575cm" svg:y2="15.586cm">
          <text:p/>
        </draw:line>
        <draw:line draw:style-name="gr5" draw:text-style-name="P1" draw:layer="layout" svg:x1="14.309cm" svg:y1="13.084cm" svg:x2="13.375cm" svg:y2="15.586cm">
          <text:p/>
        </draw:line>
        <draw:line draw:style-name="gr5" draw:text-style-name="P1" draw:layer="layout" svg:x1="14.575cm" svg:y1="13.084cm" svg:x2="18.176cm" svg:y2="15.586cm">
          <text:p/>
        </draw:line>
        <draw:line draw:style-name="gr1" draw:text-style-name="P1" draw:layer="layout" svg:x1="14.976cm" svg:y1="13.084cm" svg:x2="4.175cm" svg:y2="15.586cm">
          <text:p/>
        </draw:line>
        <draw:line draw:style-name="gr1" draw:text-style-name="P1" draw:layer="layout" svg:x1="15.242cm" svg:y1="13.084cm" svg:x2="8.975cm" svg:y2="15.586cm">
          <text:p/>
        </draw:line>
        <draw:line draw:style-name="gr1" draw:text-style-name="P1" draw:layer="layout" svg:x1="15.509cm" svg:y1="13.084cm" svg:x2="13.775cm" svg:y2="15.586cm">
          <text:p/>
        </draw:line>
        <draw:line draw:style-name="gr1" draw:text-style-name="P1" draw:layer="layout" svg:x1="15.775cm" svg:y1="13.084cm" svg:x2="18.576cm" svg:y2="15.586cm">
          <text:p/>
        </draw:line>
        <draw:line draw:style-name="gr1" draw:text-style-name="P1" draw:layer="layout" svg:x1="16.176cm" svg:y1="13.084cm" svg:x2="4.441cm" svg:y2="15.586cm">
          <text:p/>
        </draw:line>
        <draw:line draw:style-name="gr1" draw:text-style-name="P1" draw:layer="layout" svg:x1="16.442cm" svg:y1="13.084cm" svg:x2="9.241cm" svg:y2="15.586cm">
          <text:p/>
        </draw:line>
        <draw:line draw:style-name="gr1" draw:text-style-name="P1" draw:layer="layout" svg:x1="16.709cm" svg:y1="13.084cm" svg:x2="14.041cm" svg:y2="15.586cm">
          <text:p/>
        </draw:line>
        <draw:line draw:style-name="gr1" draw:text-style-name="P1" draw:layer="layout" svg:x1="16.975cm" svg:y1="13.084cm" svg:x2="18.842cm" svg:y2="15.586cm">
          <text:p/>
        </draw:line>
        <draw:line draw:style-name="gr1" draw:text-style-name="P1" draw:layer="layout" svg:x1="17.376cm" svg:y1="13.084cm" svg:x2="4.708cm" svg:y2="15.586cm">
          <text:p/>
        </draw:line>
        <draw:line draw:style-name="gr1" draw:text-style-name="P1" draw:layer="layout" svg:x1="17.642cm" svg:y1="13.084cm" svg:x2="9.508cm" svg:y2="15.586cm">
          <text:p/>
        </draw:line>
        <draw:line draw:style-name="gr1" draw:text-style-name="P1" draw:layer="layout" svg:x1="17.909cm" svg:y1="13.084cm" svg:x2="14.308cm" svg:y2="15.586cm">
          <text:p/>
        </draw:line>
        <draw:line draw:style-name="gr1" draw:text-style-name="P1" draw:layer="layout" svg:x1="18.175cm" svg:y1="13.084cm" svg:x2="19.109cm" svg:y2="15.586cm">
          <text:p/>
        </draw:line>
        <draw:line draw:style-name="gr4" draw:text-style-name="P3" draw:layer="layout" svg:x1="18.576cm" svg:y1="13.084cm" svg:x2="4.975cm" svg:y2="15.586cm">
          <text:p/>
        </draw:line>
        <draw:line draw:style-name="gr5" draw:text-style-name="P1" draw:layer="layout" svg:x1="18.842cm" svg:y1="13.084cm" svg:x2="9.775cm" svg:y2="15.586cm">
          <text:p/>
        </draw:line>
        <draw:line draw:style-name="gr4" draw:text-style-name="P3" draw:layer="layout" svg:x1="19.109cm" svg:y1="13.084cm" svg:x2="14.575cm" svg:y2="15.586cm">
          <text:p/>
        </draw:line>
        <draw:line draw:style-name="gr4" draw:text-style-name="P3" draw:layer="layout" svg:x1="19.375cm" svg:y1="13.084cm" svg:x2="19.375cm" svg:y2="15.585cm">
          <text:p/>
        </draw:line>
        <draw:line draw:style-name="gr1" draw:text-style-name="P1" draw:layer="layout" svg:x1="0.574cm" svg:y1="15.585cm" svg:x2="0.574cm" svg:y2="16.568cm">
          <text:p/>
        </draw:line>
        <draw:line draw:style-name="gr1" draw:text-style-name="P1" draw:layer="layout" svg:x1="0.841cm" svg:y1="15.585cm" svg:x2="0.841cm" svg:y2="16.568cm">
          <text:p/>
        </draw:line>
        <draw:line draw:style-name="gr1" draw:text-style-name="P1" draw:layer="layout" svg:x1="1.108cm" svg:y1="15.585cm" svg:x2="1.108cm" svg:y2="16.568cm">
          <text:p/>
        </draw:line>
        <draw:line draw:style-name="gr5" draw:text-style-name="P1" draw:layer="layout" svg:x1="1.374cm" svg:y1="15.585cm" svg:x2="1.374cm" svg:y2="16.568cm">
          <text:p/>
        </draw:line>
        <draw:line draw:style-name="gr1" draw:text-style-name="P1" draw:layer="layout" svg:x1="1.774cm" svg:y1="15.585cm" svg:x2="1.774cm" svg:y2="16.568cm">
          <text:p/>
        </draw:line>
        <draw:line draw:style-name="gr1" draw:text-style-name="P1" draw:layer="layout" svg:x1="2.041cm" svg:y1="15.585cm" svg:x2="2.041cm" svg:y2="16.568cm">
          <text:p/>
        </draw:line>
        <draw:line draw:style-name="gr1" draw:text-style-name="P1" draw:layer="layout" svg:x1="2.308cm" svg:y1="15.585cm" svg:x2="2.308cm" svg:y2="16.568cm">
          <text:p/>
        </draw:line>
        <draw:line draw:style-name="gr5" draw:text-style-name="P1" draw:layer="layout" svg:x1="2.575cm" svg:y1="15.585cm" svg:x2="2.575cm" svg:y2="16.568cm">
          <text:p/>
        </draw:line>
        <draw:line draw:style-name="gr1" draw:text-style-name="P1" draw:layer="layout" svg:x1="2.975cm" svg:y1="15.585cm" svg:x2="2.975cm" svg:y2="16.568cm">
          <text:p/>
        </draw:line>
        <draw:line draw:style-name="gr1" draw:text-style-name="P1" draw:layer="layout" svg:x1="3.241cm" svg:y1="15.585cm" svg:x2="3.241cm" svg:y2="16.568cm">
          <text:p/>
        </draw:line>
        <draw:line draw:style-name="gr1" draw:text-style-name="P1" draw:layer="layout" svg:x1="3.508cm" svg:y1="15.585cm" svg:x2="3.508cm" svg:y2="16.568cm">
          <text:p/>
        </draw:line>
        <draw:line draw:style-name="gr5" draw:text-style-name="P1" draw:layer="layout" svg:x1="3.775cm" svg:y1="15.585cm" svg:x2="3.775cm" svg:y2="16.568cm">
          <text:p/>
        </draw:line>
        <draw:line draw:style-name="gr1" draw:text-style-name="P1" draw:layer="layout" svg:x1="4.175cm" svg:y1="15.585cm" svg:x2="4.175cm" svg:y2="16.568cm">
          <text:p/>
        </draw:line>
        <draw:line draw:style-name="gr1" draw:text-style-name="P1" draw:layer="layout" svg:x1="4.441cm" svg:y1="15.585cm" svg:x2="4.441cm" svg:y2="16.568cm">
          <text:p/>
        </draw:line>
        <draw:line draw:style-name="gr1" draw:text-style-name="P1" draw:layer="layout" svg:x1="4.708cm" svg:y1="15.585cm" svg:x2="4.708cm" svg:y2="16.568cm">
          <text:p/>
        </draw:line>
        <draw:line draw:style-name="gr4" draw:text-style-name="P3" draw:layer="layout" svg:x1="4.975cm" svg:y1="15.585cm" svg:x2="4.975cm" svg:y2="16.568cm">
          <text:p/>
        </draw:line>
        <draw:line draw:style-name="gr1" draw:text-style-name="P1" draw:layer="layout" svg:x1="5.375cm" svg:y1="15.585cm" svg:x2="5.375cm" svg:y2="16.568cm">
          <text:p/>
        </draw:line>
        <draw:line draw:style-name="gr1" draw:text-style-name="P1" draw:layer="layout" svg:x1="5.641cm" svg:y1="15.585cm" svg:x2="5.641cm" svg:y2="16.568cm">
          <text:p/>
        </draw:line>
        <draw:line draw:style-name="gr1" draw:text-style-name="P1" draw:layer="layout" svg:x1="5.908cm" svg:y1="15.585cm" svg:x2="5.908cm" svg:y2="16.568cm">
          <text:p/>
        </draw:line>
        <draw:line draw:style-name="gr5" draw:text-style-name="P1" draw:layer="layout" svg:x1="6.175cm" svg:y1="15.585cm" svg:x2="6.175cm" svg:y2="16.568cm">
          <text:p/>
        </draw:line>
        <draw:line draw:style-name="gr1" draw:text-style-name="P1" draw:layer="layout" svg:x1="6.575cm" svg:y1="15.585cm" svg:x2="6.575cm" svg:y2="16.568cm">
          <text:p/>
        </draw:line>
        <draw:line draw:style-name="gr1" draw:text-style-name="P1" draw:layer="layout" svg:x1="6.841cm" svg:y1="15.585cm" svg:x2="6.841cm" svg:y2="16.568cm">
          <text:p/>
        </draw:line>
        <draw:line draw:style-name="gr1" draw:text-style-name="P1" draw:layer="layout" svg:x1="7.108cm" svg:y1="15.585cm" svg:x2="7.108cm" svg:y2="16.568cm">
          <text:p/>
        </draw:line>
        <draw:line draw:style-name="gr5" draw:text-style-name="P1" draw:layer="layout" svg:x1="7.375cm" svg:y1="15.585cm" svg:x2="7.375cm" svg:y2="16.568cm">
          <text:p/>
        </draw:line>
        <draw:line draw:style-name="gr1" draw:text-style-name="P1" draw:layer="layout" svg:x1="7.775cm" svg:y1="15.585cm" svg:x2="7.775cm" svg:y2="16.568cm">
          <text:p/>
        </draw:line>
        <draw:line draw:style-name="gr1" draw:text-style-name="P1" draw:layer="layout" svg:x1="8.041cm" svg:y1="15.585cm" svg:x2="8.041cm" svg:y2="16.568cm">
          <text:p/>
        </draw:line>
        <draw:line draw:style-name="gr1" draw:text-style-name="P1" draw:layer="layout" svg:x1="8.308cm" svg:y1="15.585cm" svg:x2="8.308cm" svg:y2="16.568cm">
          <text:p/>
        </draw:line>
        <draw:line draw:style-name="gr5" draw:text-style-name="P1" draw:layer="layout" svg:x1="8.575cm" svg:y1="15.585cm" svg:x2="8.575cm" svg:y2="16.568cm">
          <text:p/>
        </draw:line>
        <draw:line draw:style-name="gr1" draw:text-style-name="P1" draw:layer="layout" svg:x1="8.975cm" svg:y1="15.585cm" svg:x2="8.975cm" svg:y2="16.568cm">
          <text:p/>
        </draw:line>
        <draw:line draw:style-name="gr1" draw:text-style-name="P1" draw:layer="layout" svg:x1="9.241cm" svg:y1="15.585cm" svg:x2="9.241cm" svg:y2="16.568cm">
          <text:p/>
        </draw:line>
        <draw:line draw:style-name="gr1" draw:text-style-name="P1" draw:layer="layout" svg:x1="9.508cm" svg:y1="15.585cm" svg:x2="9.508cm" svg:y2="16.568cm">
          <text:p/>
        </draw:line>
        <draw:line draw:style-name="gr4" draw:text-style-name="P3" draw:layer="layout" svg:x1="9.775cm" svg:y1="15.585cm" svg:x2="9.775cm" svg:y2="16.568cm">
          <text:p/>
        </draw:line>
        <draw:line draw:style-name="gr1" draw:text-style-name="P1" draw:layer="layout" svg:x1="10.175cm" svg:y1="15.585cm" svg:x2="10.175cm" svg:y2="16.568cm">
          <text:p/>
        </draw:line>
        <draw:line draw:style-name="gr1" draw:text-style-name="P1" draw:layer="layout" svg:x1="10.441cm" svg:y1="15.585cm" svg:x2="10.441cm" svg:y2="16.568cm">
          <text:p/>
        </draw:line>
        <draw:line draw:style-name="gr1" draw:text-style-name="P1" draw:layer="layout" svg:x1="10.708cm" svg:y1="15.585cm" svg:x2="10.708cm" svg:y2="16.568cm">
          <text:p/>
        </draw:line>
        <draw:line draw:style-name="gr5" draw:text-style-name="P1" draw:layer="layout" svg:x1="10.975cm" svg:y1="15.585cm" svg:x2="10.975cm" svg:y2="16.568cm">
          <text:p/>
        </draw:line>
        <draw:line draw:style-name="gr1" draw:text-style-name="P1" draw:layer="layout" svg:x1="11.375cm" svg:y1="15.585cm" svg:x2="11.375cm" svg:y2="16.568cm">
          <text:p/>
        </draw:line>
        <draw:line draw:style-name="gr1" draw:text-style-name="P1" draw:layer="layout" svg:x1="11.641cm" svg:y1="15.585cm" svg:x2="11.641cm" svg:y2="16.568cm">
          <text:p/>
        </draw:line>
        <draw:line draw:style-name="gr1" draw:text-style-name="P1" draw:layer="layout" svg:x1="11.908cm" svg:y1="15.585cm" svg:x2="11.908cm" svg:y2="16.568cm">
          <text:p/>
        </draw:line>
        <draw:line draw:style-name="gr5" draw:text-style-name="P1" draw:layer="layout" svg:x1="12.175cm" svg:y1="15.585cm" svg:x2="12.175cm" svg:y2="16.568cm">
          <text:p/>
        </draw:line>
        <draw:line draw:style-name="gr1" draw:text-style-name="P1" draw:layer="layout" svg:x1="12.575cm" svg:y1="15.585cm" svg:x2="12.575cm" svg:y2="16.568cm">
          <text:p/>
        </draw:line>
        <draw:line draw:style-name="gr1" draw:text-style-name="P1" draw:layer="layout" svg:x1="12.841cm" svg:y1="15.585cm" svg:x2="12.841cm" svg:y2="16.568cm">
          <text:p/>
        </draw:line>
        <draw:line draw:style-name="gr1" draw:text-style-name="P1" draw:layer="layout" svg:x1="13.108cm" svg:y1="15.585cm" svg:x2="13.108cm" svg:y2="16.568cm">
          <text:p/>
        </draw:line>
        <draw:line draw:style-name="gr5" draw:text-style-name="P1" draw:layer="layout" svg:x1="13.375cm" svg:y1="15.585cm" svg:x2="13.375cm" svg:y2="16.568cm">
          <text:p/>
        </draw:line>
        <draw:line draw:style-name="gr1" draw:text-style-name="P1" draw:layer="layout" svg:x1="13.775cm" svg:y1="15.585cm" svg:x2="13.775cm" svg:y2="16.568cm">
          <text:p/>
        </draw:line>
        <draw:line draw:style-name="gr1" draw:text-style-name="P1" draw:layer="layout" svg:x1="14.041cm" svg:y1="15.585cm" svg:x2="14.041cm" svg:y2="16.568cm">
          <text:p/>
        </draw:line>
        <draw:line draw:style-name="gr1" draw:text-style-name="P1" draw:layer="layout" svg:x1="14.308cm" svg:y1="15.585cm" svg:x2="14.308cm" svg:y2="16.568cm">
          <text:p/>
        </draw:line>
        <draw:line draw:style-name="gr4" draw:text-style-name="P3" draw:layer="layout" svg:x1="14.575cm" svg:y1="15.585cm" svg:x2="14.575cm" svg:y2="16.568cm">
          <text:p/>
        </draw:line>
        <draw:line draw:style-name="gr1" draw:text-style-name="P1" draw:layer="layout" svg:x1="14.975cm" svg:y1="15.585cm" svg:x2="14.975cm" svg:y2="16.568cm">
          <text:p/>
        </draw:line>
        <draw:line draw:style-name="gr1" draw:text-style-name="P1" draw:layer="layout" svg:x1="15.241cm" svg:y1="15.585cm" svg:x2="15.241cm" svg:y2="16.568cm">
          <text:p/>
        </draw:line>
        <draw:line draw:style-name="gr1" draw:text-style-name="P1" draw:layer="layout" svg:x1="15.508cm" svg:y1="15.585cm" svg:x2="15.508cm" svg:y2="16.568cm">
          <text:p/>
        </draw:line>
        <draw:line draw:style-name="gr5" draw:text-style-name="P1" draw:layer="layout" svg:x1="15.775cm" svg:y1="15.585cm" svg:x2="15.775cm" svg:y2="16.568cm">
          <text:p/>
        </draw:line>
        <draw:line draw:style-name="gr1" draw:text-style-name="P1" draw:layer="layout" svg:x1="16.175cm" svg:y1="15.585cm" svg:x2="16.175cm" svg:y2="16.568cm">
          <text:p/>
        </draw:line>
        <draw:line draw:style-name="gr1" draw:text-style-name="P1" draw:layer="layout" svg:x1="16.441cm" svg:y1="15.585cm" svg:x2="16.441cm" svg:y2="16.568cm">
          <text:p/>
        </draw:line>
        <draw:line draw:style-name="gr1" draw:text-style-name="P1" draw:layer="layout" svg:x1="16.708cm" svg:y1="15.585cm" svg:x2="16.708cm" svg:y2="16.568cm">
          <text:p/>
        </draw:line>
        <draw:line draw:style-name="gr5" draw:text-style-name="P1" draw:layer="layout" svg:x1="16.975cm" svg:y1="15.585cm" svg:x2="16.975cm" svg:y2="16.568cm">
          <text:p/>
        </draw:line>
        <draw:line draw:style-name="gr1" draw:text-style-name="P1" draw:layer="layout" svg:x1="17.375cm" svg:y1="15.585cm" svg:x2="17.375cm" svg:y2="16.568cm">
          <text:p/>
        </draw:line>
        <draw:line draw:style-name="gr1" draw:text-style-name="P1" draw:layer="layout" svg:x1="17.641cm" svg:y1="15.585cm" svg:x2="17.641cm" svg:y2="16.568cm">
          <text:p/>
        </draw:line>
        <draw:line draw:style-name="gr1" draw:text-style-name="P1" draw:layer="layout" svg:x1="17.908cm" svg:y1="15.585cm" svg:x2="17.908cm" svg:y2="16.568cm">
          <text:p/>
        </draw:line>
        <draw:line draw:style-name="gr5" draw:text-style-name="P1" draw:layer="layout" svg:x1="18.175cm" svg:y1="15.585cm" svg:x2="18.175cm" svg:y2="16.568cm">
          <text:p/>
        </draw:line>
        <draw:line draw:style-name="gr1" draw:text-style-name="P1" draw:layer="layout" svg:x1="18.575cm" svg:y1="15.585cm" svg:x2="18.575cm" svg:y2="16.568cm">
          <text:p/>
        </draw:line>
        <draw:line draw:style-name="gr1" draw:text-style-name="P1" draw:layer="layout" svg:x1="18.841cm" svg:y1="15.585cm" svg:x2="18.841cm" svg:y2="16.568cm">
          <text:p/>
        </draw:line>
        <draw:line draw:style-name="gr1" draw:text-style-name="P1" draw:layer="layout" svg:x1="19.108cm" svg:y1="15.585cm" svg:x2="19.108cm" svg:y2="16.568cm">
          <text:p/>
        </draw:line>
        <draw:line draw:style-name="gr5" draw:text-style-name="P1" draw:layer="layout" svg:x1="19.375cm" svg:y1="15.585cm" svg:x2="19.375cm" svg:y2="16.568cm">
          <text:p/>
        </draw:line>
        <draw:custom-shape draw:style-name="gr6" draw:text-style-name="P4" draw:layer="layout" svg:width="0.25cm" svg:height="0.25cm" svg:x="0.721cm" svg:y="10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981cm" svg:y="10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451cm" svg:y="10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251cm" svg:y="10.9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92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18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6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4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12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38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8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6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3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5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0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8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52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78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2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0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7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9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4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2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9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1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6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4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12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38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8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6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32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58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0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852cm" svg:y="10.9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5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7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2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0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7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9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4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2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92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18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6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4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12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38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8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653cm" svg:y="10.9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32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58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0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8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52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78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2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054cm" svg:y="10.9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725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985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455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255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722cm" svg:y="1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982cm" svg:y="1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452cm" svg:y="1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252cm" svg:y="1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92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18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6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4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12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38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8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6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3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5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0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8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52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78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2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0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7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9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4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2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9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1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6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4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12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38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8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6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32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58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0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853cm" svg:y="1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5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7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2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0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7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9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4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2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92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18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6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4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12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38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8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654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32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58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0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8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52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78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2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05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726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986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456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256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3" draw:text-style-name="P1" draw:layer="layout" svg:width="0.113cm" svg:height="0.053cm" svg:x="0.518cm" svg:y="11.524cm" svg:viewBox="0 0 114 54" svg:d="M114 0c-22 4-54 43-58 54-3-11-35-50-56-54">
          <text:p/>
        </draw:path>
        <draw:path draw:style-name="gr3" draw:text-style-name="P1" draw:layer="layout" svg:width="0.112cm" svg:height="0.053cm" svg:x="0.785cm" svg:y="11.524cm" svg:viewBox="0 0 113 54" svg:d="M113 0c-21 4-52 43-56 54-3-11-36-50-57-54">
          <text:p/>
        </draw:path>
        <draw:path draw:style-name="gr3" draw:text-style-name="P1" draw:layer="layout" svg:width="0.112cm" svg:height="0.053cm" svg:x="1.052cm" svg:y="11.524cm" svg:viewBox="0 0 113 54" svg:d="M113 0c-21 4-53 43-56 54-4-11-35-50-57-54">
          <text:p/>
        </draw:path>
        <draw:path draw:style-name="gr3" draw:text-style-name="P1" draw:layer="layout" svg:width="0.113cm" svg:height="0.053cm" svg:x="1.318cm" svg:y="11.524cm" svg:viewBox="0 0 114 54" svg:d="M114 0c-21 4-54 43-58 54-3-11-35-50-56-54">
          <text:p/>
        </draw:path>
        <draw:path draw:style-name="gr3" draw:text-style-name="P1" draw:layer="layout" svg:width="0.113cm" svg:height="0.053cm" svg:x="1.718cm" svg:y="11.524cm" svg:viewBox="0 0 114 54" svg:d="M114 0c-21 4-53 43-57 54-3-11-35-50-57-54">
          <text:p/>
        </draw:path>
        <draw:path draw:style-name="gr3" draw:text-style-name="P1" draw:layer="layout" svg:width="0.112cm" svg:height="0.053cm" svg:x="1.985cm" svg:y="11.524cm" svg:viewBox="0 0 113 54" svg:d="M113 0c-21 4-53 43-57 54-3-11-35-50-56-54">
          <text:p/>
        </draw:path>
        <draw:path draw:style-name="gr3" draw:text-style-name="P1" draw:layer="layout" svg:width="0.112cm" svg:height="0.053cm" svg:x="2.252cm" svg:y="11.524cm" svg:viewBox="0 0 113 54" svg:d="M113 0c-21 4-53 43-56 54-4-11-36-50-57-54">
          <text:p/>
        </draw:path>
        <draw:path draw:style-name="gr3" draw:text-style-name="P1" draw:layer="layout" svg:width="0.113cm" svg:height="0.053cm" svg:x="2.518cm" svg:y="11.524cm" svg:viewBox="0 0 114 54" svg:d="M114 0c-22 4-54 43-57 54-4-11-36-50-57-54">
          <text:p/>
        </draw:path>
        <draw:path draw:style-name="gr3" draw:text-style-name="P1" draw:layer="layout" svg:width="0.113cm" svg:height="0.053cm" svg:x="2.918cm" svg:y="11.524cm" svg:viewBox="0 0 114 54" svg:d="M114 0c-21 4-53 43-56 54-4-11-37-50-58-54">
          <text:p/>
        </draw:path>
        <draw:path draw:style-name="gr3" draw:text-style-name="P1" draw:layer="layout" svg:width="0.112cm" svg:height="0.053cm" svg:x="3.185cm" svg:y="11.524cm" svg:viewBox="0 0 113 54" svg:d="M113 0c-21 4-52 43-56 54-3-11-35-50-57-54">
          <text:p/>
        </draw:path>
        <draw:path draw:style-name="gr3" draw:text-style-name="P1" draw:layer="layout" svg:width="0.112cm" svg:height="0.053cm" svg:x="3.452cm" svg:y="11.524cm" svg:viewBox="0 0 113 54" svg:d="M113 0c-21 4-54 43-57 54-4-11-35-50-56-54">
          <text:p/>
        </draw:path>
        <draw:path draw:style-name="gr3" draw:text-style-name="P1" draw:layer="layout" svg:width="0.113cm" svg:height="0.053cm" svg:x="3.718cm" svg:y="11.524cm" svg:viewBox="0 0 114 54" svg:d="M114 0c-21 4-53 43-56 54-4-11-37-50-58-54">
          <text:p/>
        </draw:path>
        <draw:path draw:style-name="gr3" draw:text-style-name="P1" draw:layer="layout" svg:width="0.113cm" svg:height="0.053cm" svg:x="4.118cm" svg:y="11.524cm" svg:viewBox="0 0 114 54" svg:d="M114 0c-21 4-54 43-57 54-4-11-36-50-57-54">
          <text:p/>
        </draw:path>
        <draw:path draw:style-name="gr3" draw:text-style-name="P1" draw:layer="layout" svg:width="0.112cm" svg:height="0.053cm" svg:x="4.385cm" svg:y="11.524cm" svg:viewBox="0 0 113 54" svg:d="M113 0c-21 4-52 43-56 54-3-11-36-50-57-54">
          <text:p/>
        </draw:path>
        <draw:path draw:style-name="gr3" draw:text-style-name="P1" draw:layer="layout" svg:width="0.112cm" svg:height="0.053cm" svg:x="4.652cm" svg:y="11.524cm" svg:viewBox="0 0 113 54" svg:d="M113 0c-22 4-54 43-57 54-4-11-35-50-56-54">
          <text:p/>
        </draw:path>
        <draw:path draw:style-name="gr3" draw:text-style-name="P1" draw:layer="layout" svg:width="0.113cm" svg:height="0.053cm" svg:x="4.918cm" svg:y="11.524cm" svg:viewBox="0 0 114 54" svg:d="M114 0c-21 4-54 43-57 54-4-11-36-50-57-54">
          <text:p/>
        </draw:path>
        <draw:path draw:style-name="gr3" draw:text-style-name="P1" draw:layer="layout" svg:width="0.113cm" svg:height="0.053cm" svg:x="5.318cm" svg:y="11.524cm" svg:viewBox="0 0 114 54" svg:d="M114 0c-22 4-54 43-57 54-4-11-36-50-57-54">
          <text:p/>
        </draw:path>
        <draw:path draw:style-name="gr3" draw:text-style-name="P1" draw:layer="layout" svg:width="0.112cm" svg:height="0.053cm" svg:x="5.585cm" svg:y="11.524cm" svg:viewBox="0 0 113 54" svg:d="M113 0c-21 4-53 43-57 54-3-11-35-50-56-54">
          <text:p/>
        </draw:path>
        <draw:path draw:style-name="gr3" draw:text-style-name="P1" draw:layer="layout" svg:width="0.112cm" svg:height="0.053cm" svg:x="5.852cm" svg:y="11.524cm" svg:viewBox="0 0 113 54" svg:d="M113 0c-21 4-53 43-56 54-4-11-36-50-57-54">
          <text:p/>
        </draw:path>
        <draw:path draw:style-name="gr3" draw:text-style-name="P1" draw:layer="layout" svg:width="0.113cm" svg:height="0.053cm" svg:x="6.118cm" svg:y="11.524cm" svg:viewBox="0 0 114 54" svg:d="M114 0c-22 4-54 43-57 54-4-11-36-50-57-54">
          <text:p/>
        </draw:path>
        <draw:path draw:style-name="gr3" draw:text-style-name="P1" draw:layer="layout" svg:width="0.113cm" svg:height="0.053cm" svg:x="6.518cm" svg:y="11.524cm" svg:viewBox="0 0 114 54" svg:d="M114 0c-21 4-53 43-56 54-4-11-37-50-58-54">
          <text:p/>
        </draw:path>
        <draw:path draw:style-name="gr3" draw:text-style-name="P1" draw:layer="layout" svg:width="0.112cm" svg:height="0.053cm" svg:x="6.785cm" svg:y="11.524cm" svg:viewBox="0 0 113 54" svg:d="M113 0c-22 4-53 43-57 54-3-11-35-50-56-54">
          <text:p/>
        </draw:path>
        <draw:path draw:style-name="gr3" draw:text-style-name="P1" draw:layer="layout" svg:width="0.112cm" svg:height="0.053cm" svg:x="7.052cm" svg:y="11.524cm" svg:viewBox="0 0 113 54" svg:d="M113 0c-21 4-53 43-56 54-5-11-36-50-57-54">
          <text:p/>
        </draw:path>
        <draw:path draw:style-name="gr3" draw:text-style-name="P1" draw:layer="layout" svg:width="0.113cm" svg:height="0.053cm" svg:x="7.318cm" svg:y="11.524cm" svg:viewBox="0 0 114 54" svg:d="M114 0c-21 4-53 43-56 54-4-11-36-50-58-54">
          <text:p/>
        </draw:path>
        <draw:path draw:style-name="gr3" draw:text-style-name="P1" draw:layer="layout" svg:width="0.113cm" svg:height="0.053cm" svg:x="7.718cm" svg:y="11.524cm" svg:viewBox="0 0 114 54" svg:d="M114 0c-21 4-54 43-57 54-4-11-36-50-57-54">
          <text:p/>
        </draw:path>
        <draw:path draw:style-name="gr3" draw:text-style-name="P1" draw:layer="layout" svg:width="0.112cm" svg:height="0.053cm" svg:x="7.985cm" svg:y="11.524cm" svg:viewBox="0 0 113 54" svg:d="M113 0c-21 4-52 43-56 54-3-11-35-50-57-54">
          <text:p/>
        </draw:path>
        <draw:path draw:style-name="gr3" draw:text-style-name="P1" draw:layer="layout" svg:width="0.112cm" svg:height="0.053cm" svg:x="8.252cm" svg:y="11.524cm" svg:viewBox="0 0 113 54" svg:d="M113 0c-21 4-54 43-57 54-4-11-35-50-56-54">
          <text:p/>
        </draw:path>
        <draw:path draw:style-name="gr3" draw:text-style-name="P1" draw:layer="layout" svg:width="0.113cm" svg:height="0.053cm" svg:x="8.518cm" svg:y="11.524cm" svg:viewBox="0 0 114 54" svg:d="M114 0c-21 4-53 43-56 54-4-11-37-50-58-54">
          <text:p/>
        </draw:path>
        <draw:path draw:style-name="gr3" draw:text-style-name="P1" draw:layer="layout" svg:width="0.113cm" svg:height="0.053cm" svg:x="8.918cm" svg:y="11.524cm" svg:viewBox="0 0 114 54" svg:d="M114 0c-22 4-54 43-57 54-4-11-36-50-57-54">
          <text:p/>
        </draw:path>
        <draw:path draw:style-name="gr3" draw:text-style-name="P1" draw:layer="layout" svg:width="0.112cm" svg:height="0.053cm" svg:x="9.185cm" svg:y="11.524cm" svg:viewBox="0 0 113 54" svg:d="M113 0c-21 4-52 43-56 54-3-11-36-50-57-54">
          <text:p/>
        </draw:path>
        <draw:path draw:style-name="gr3" draw:text-style-name="P1" draw:layer="layout" svg:width="0.112cm" svg:height="0.053cm" svg:x="9.452cm" svg:y="11.524cm" svg:viewBox="0 0 113 54" svg:d="M113 0c-21 4-53 43-56 54-4-11-35-50-57-54">
          <text:p/>
        </draw:path>
        <draw:path draw:style-name="gr3" draw:text-style-name="P1" draw:layer="layout" svg:width="0.113cm" svg:height="0.053cm" svg:x="9.718cm" svg:y="11.524cm" svg:viewBox="0 0 114 54" svg:d="M114 0c-21 4-54 43-57 54-4-11-36-50-57-54">
          <text:p/>
        </draw:path>
        <draw:path draw:style-name="gr3" draw:text-style-name="P1" draw:layer="layout" svg:width="0.113cm" svg:height="0.053cm" svg:x="10.118cm" svg:y="11.524cm" svg:viewBox="0 0 114 54" svg:d="M114 0c-21 4-53 43-56 54-4-11-36-50-58-54">
          <text:p/>
        </draw:path>
        <draw:path draw:style-name="gr3" draw:text-style-name="P1" draw:layer="layout" svg:width="0.112cm" svg:height="0.053cm" svg:x="10.385cm" svg:y="11.524cm" svg:viewBox="0 0 113 54" svg:d="M113 0c-21 4-53 43-57 54-3-11-35-50-56-54">
          <text:p/>
        </draw:path>
        <draw:path draw:style-name="gr3" draw:text-style-name="P1" draw:layer="layout" svg:width="0.112cm" svg:height="0.053cm" svg:x="10.652cm" svg:y="11.524cm" svg:viewBox="0 0 113 54" svg:d="M113 0c-21 4-53 43-56 54-4-11-36-50-57-54">
          <text:p/>
        </draw:path>
        <draw:path draw:style-name="gr3" draw:text-style-name="P1" draw:layer="layout" svg:width="0.113cm" svg:height="0.053cm" svg:x="10.918cm" svg:y="11.524cm" svg:viewBox="0 0 114 54" svg:d="M114 0c-22 4-54 43-57 54-4-11-36-50-57-54">
          <text:p/>
        </draw:path>
        <draw:path draw:style-name="gr3" draw:text-style-name="P1" draw:layer="layout" svg:width="0.113cm" svg:height="0.053cm" svg:x="11.318cm" svg:y="11.524cm" svg:viewBox="0 0 114 54" svg:d="M114 0c-21 4-53 43-56 54-4-11-37-50-58-54">
          <text:p/>
        </draw:path>
        <draw:path draw:style-name="gr3" draw:text-style-name="P1" draw:layer="layout" svg:width="0.113cm" svg:height="0.053cm" svg:x="11.585cm" svg:y="11.524cm" svg:viewBox="0 0 114 54" svg:d="M114 0c-22 4-53 43-57 54-3-11-35-50-57-54">
          <text:p/>
        </draw:path>
        <draw:path draw:style-name="gr3" draw:text-style-name="P1" draw:layer="layout" svg:width="0.112cm" svg:height="0.053cm" svg:x="11.852cm" svg:y="11.524cm" svg:viewBox="0 0 113 54" svg:d="M113 0c-21 4-54 43-57 54-4-11-35-50-56-54">
          <text:p/>
        </draw:path>
        <draw:path draw:style-name="gr3" draw:text-style-name="P1" draw:layer="layout" svg:width="0.113cm" svg:height="0.053cm" svg:x="12.118cm" svg:y="11.524cm" svg:viewBox="0 0 114 54" svg:d="M114 0c-21 4-53 43-56 54-4-11-37-50-58-54">
          <text:p/>
        </draw:path>
        <draw:path draw:style-name="gr3" draw:text-style-name="P1" draw:layer="layout" svg:width="0.113cm" svg:height="0.053cm" svg:x="12.518cm" svg:y="11.524cm" svg:viewBox="0 0 114 54" svg:d="M114 0c-21 4-54 43-57 54-4-11-36-50-57-54">
          <text:p/>
        </draw:path>
        <draw:path draw:style-name="gr3" draw:text-style-name="P1" draw:layer="layout" svg:width="0.113cm" svg:height="0.053cm" svg:x="12.785cm" svg:y="11.524cm" svg:viewBox="0 0 114 54" svg:d="M114 0c-22 4-53 43-57 54-3-11-36-50-57-54">
          <text:p/>
        </draw:path>
        <draw:path draw:style-name="gr3" draw:text-style-name="P1" draw:layer="layout" svg:width="0.112cm" svg:height="0.053cm" svg:x="13.052cm" svg:y="11.524cm" svg:viewBox="0 0 113 54" svg:d="M113 0c-22 4-54 43-57 54-4-11-35-50-56-54">
          <text:p/>
        </draw:path>
        <draw:path draw:style-name="gr3" draw:text-style-name="P1" draw:layer="layout" svg:width="0.113cm" svg:height="0.053cm" svg:x="13.318cm" svg:y="11.524cm" svg:viewBox="0 0 114 54" svg:d="M114 0c-21 4-54 43-57 54-4-11-36-50-57-54">
          <text:p/>
        </draw:path>
        <draw:path draw:style-name="gr3" draw:text-style-name="P1" draw:layer="layout" svg:width="0.113cm" svg:height="0.053cm" svg:x="13.718cm" svg:y="11.524cm" svg:viewBox="0 0 114 54" svg:d="M114 0c-22 4-54 43-57 54-4-11-36-50-57-54">
          <text:p/>
        </draw:path>
        <draw:path draw:style-name="gr3" draw:text-style-name="P1" draw:layer="layout" svg:width="0.113cm" svg:height="0.053cm" svg:x="13.985cm" svg:y="11.524cm" svg:viewBox="0 0 114 54" svg:d="M114 0c-22 4-54 43-58 54-3-11-35-50-56-54">
          <text:p/>
        </draw:path>
        <draw:path draw:style-name="gr3" draw:text-style-name="P1" draw:layer="layout" svg:width="0.112cm" svg:height="0.053cm" svg:x="14.252cm" svg:y="11.524cm" svg:viewBox="0 0 113 54" svg:d="M113 0c-21 4-53 43-56 54-4-11-36-50-57-54">
          <text:p/>
        </draw:path>
        <draw:path draw:style-name="gr3" draw:text-style-name="P1" draw:layer="layout" svg:width="0.113cm" svg:height="0.053cm" svg:x="14.518cm" svg:y="11.524cm" svg:viewBox="0 0 114 54" svg:d="M114 0c-22 4-54 43-57 54-4-11-35-50-57-54">
          <text:p/>
        </draw:path>
        <draw:path draw:style-name="gr3" draw:text-style-name="P1" draw:layer="layout" svg:width="0.113cm" svg:height="0.053cm" svg:x="14.918cm" svg:y="11.524cm" svg:viewBox="0 0 114 54" svg:d="M114 0c-21 4-53 43-56 54-4-11-36-50-58-54">
          <text:p/>
        </draw:path>
        <draw:path draw:style-name="gr3" draw:text-style-name="P1" draw:layer="layout" svg:width="0.113cm" svg:height="0.053cm" svg:x="15.185cm" svg:y="11.524cm" svg:viewBox="0 0 114 54" svg:d="M114 0c-23 4-54 43-58 54-3-11-35-50-56-54">
          <text:p/>
        </draw:path>
        <draw:path draw:style-name="gr3" draw:text-style-name="P1" draw:layer="layout" svg:width="0.112cm" svg:height="0.053cm" svg:x="15.452cm" svg:y="11.524cm" svg:viewBox="0 0 113 54" svg:d="M113 0c-21 4-52 43-56 54-5-11-36-50-57-54">
          <text:p/>
        </draw:path>
        <draw:path draw:style-name="gr3" draw:text-style-name="P1" draw:layer="layout" svg:width="0.113cm" svg:height="0.053cm" svg:x="15.718cm" svg:y="11.524cm" svg:viewBox="0 0 114 54" svg:d="M114 0c-21 4-53 43-56 54-4-11-35-50-58-54">
          <text:p/>
        </draw:path>
        <draw:path draw:style-name="gr3" draw:text-style-name="P1" draw:layer="layout" svg:width="0.113cm" svg:height="0.053cm" svg:x="16.118cm" svg:y="11.524cm" svg:viewBox="0 0 114 54" svg:d="M114 0c-21 4-54 43-57 54-4-11-35-50-57-54">
          <text:p/>
        </draw:path>
        <draw:path draw:style-name="gr3" draw:text-style-name="P1" draw:layer="layout" svg:width="0.113cm" svg:height="0.053cm" svg:x="16.385cm" svg:y="11.524cm" svg:viewBox="0 0 114 54" svg:d="M114 0c-22 4-53 43-57 54-3-11-35-50-57-54">
          <text:p/>
        </draw:path>
        <draw:path draw:style-name="gr3" draw:text-style-name="P1" draw:layer="layout" svg:width="0.112cm" svg:height="0.053cm" svg:x="16.652cm" svg:y="11.524cm" svg:viewBox="0 0 113 54" svg:d="M113 0c-21 4-53 43-57 54-4-11-35-50-56-54">
          <text:p/>
        </draw:path>
        <draw:path draw:style-name="gr3" draw:text-style-name="P1" draw:layer="layout" svg:width="0.113cm" svg:height="0.053cm" svg:x="16.918cm" svg:y="11.524cm" svg:viewBox="0 0 114 54" svg:d="M114 0c-21 4-53 43-56 54-4-11-36-50-58-54">
          <text:p/>
        </draw:path>
        <draw:path draw:style-name="gr3" draw:text-style-name="P1" draw:layer="layout" svg:width="0.113cm" svg:height="0.053cm" svg:x="17.318cm" svg:y="11.524cm" svg:viewBox="0 0 114 54" svg:d="M114 0c-22 4-54 43-57 54-4-11-35-50-57-54">
          <text:p/>
        </draw:path>
        <draw:path draw:style-name="gr3" draw:text-style-name="P1" draw:layer="layout" svg:width="0.113cm" svg:height="0.053cm" svg:x="17.585cm" svg:y="11.524cm" svg:viewBox="0 0 114 54" svg:d="M114 0c-21 4-53 43-57 54-3-11-36-50-57-54">
          <text:p/>
        </draw:path>
        <draw:path draw:style-name="gr3" draw:text-style-name="P1" draw:layer="layout" svg:width="0.112cm" svg:height="0.053cm" svg:x="17.852cm" svg:y="11.524cm" svg:viewBox="0 0 113 54" svg:d="M113 0c-21 4-52 43-56 54-3-11-35-50-57-54">
          <text:p/>
        </draw:path>
        <draw:path draw:style-name="gr3" draw:text-style-name="P1" draw:layer="layout" svg:width="0.113cm" svg:height="0.053cm" svg:x="18.118cm" svg:y="11.524cm" svg:viewBox="0 0 114 54" svg:d="M114 0c-21 4-54 43-57 54-4-11-35-50-57-54">
          <text:p/>
        </draw:path>
        <draw:path draw:style-name="gr3" draw:text-style-name="P1" draw:layer="layout" svg:width="0.113cm" svg:height="0.053cm" svg:x="18.518cm" svg:y="11.524cm" svg:viewBox="0 0 114 54" svg:d="M114 0c-21 4-53 43-56 54-4-11-35-50-58-54">
          <text:p/>
        </draw:path>
        <draw:path draw:style-name="gr3" draw:text-style-name="P1" draw:layer="layout" svg:width="0.113cm" svg:height="0.053cm" svg:x="18.785cm" svg:y="11.524cm" svg:viewBox="0 0 114 54" svg:d="M114 0c-21 4-54 43-58 54-3-11-35-50-56-54">
          <text:p/>
        </draw:path>
        <draw:path draw:style-name="gr3" draw:text-style-name="P1" draw:layer="layout" svg:width="0.112cm" svg:height="0.053cm" svg:x="19.052cm" svg:y="11.524cm" svg:viewBox="0 0 113 54" svg:d="M113 0c-21 4-52 43-56 54-3-11-36-50-57-54">
          <text:p/>
        </draw:path>
        <draw:path draw:style-name="gr3" draw:text-style-name="P1" draw:layer="layout" svg:width="0.113cm" svg:height="0.053cm" svg:x="19.318cm" svg:y="11.524cm" svg:viewBox="0 0 114 54" svg:d="M114 0c-22 4-54 43-57 54-4-11-35-50-57-54">
          <text:p/>
        </draw:path>
        <draw:path draw:style-name="gr3" draw:text-style-name="P1" draw:layer="layout" svg:width="0.113cm" svg:height="0.053cm" svg:x="14.918cm" svg:y="11.522cm" svg:viewBox="0 0 114 54" svg:d="M114 0c-22 4-54 43-57 54-4-11-35-50-57-54">
          <text:p/>
        </draw:path>
        <draw:path draw:style-name="gr3" draw:text-style-name="P1" draw:layer="layout" svg:width="0.113cm" svg:height="0.053cm" svg:x="15.185cm" svg:y="11.522cm" svg:viewBox="0 0 114 54" svg:d="M114 0c-21 4-53 43-57 54-3-11-36-50-57-54">
          <text:p/>
        </draw:path>
        <draw:path draw:style-name="gr3" draw:text-style-name="P1" draw:layer="layout" svg:width="0.112cm" svg:height="0.053cm" svg:x="15.452cm" svg:y="11.522cm" svg:viewBox="0 0 113 54" svg:d="M113 0c-21 4-52 43-56 54-3-11-35-50-57-54">
          <text:p/>
        </draw:path>
        <draw:path draw:style-name="gr3" draw:text-style-name="P1" draw:layer="layout" svg:width="0.113cm" svg:height="0.053cm" svg:x="15.718cm" svg:y="11.522cm" svg:viewBox="0 0 114 54" svg:d="M114 0c-21 4-54 43-57 54-4-11-35-50-57-54">
          <text:p/>
        </draw:path>
        <draw:path draw:style-name="gr3" draw:text-style-name="P1" draw:layer="layout" svg:width="0.113cm" svg:height="0.053cm" svg:x="16.118cm" svg:y="11.522cm" svg:viewBox="0 0 114 54" svg:d="M114 0c-21 4-53 43-56 54-4-11-35-50-58-54">
          <text:p/>
        </draw:path>
        <draw:path draw:style-name="gr3" draw:text-style-name="P1" draw:layer="layout" svg:width="0.113cm" svg:height="0.053cm" svg:x="16.385cm" svg:y="11.522cm" svg:viewBox="0 0 114 54" svg:d="M114 0c-21 4-54 43-58 54-3-11-35-50-56-54">
          <text:p/>
        </draw:path>
        <draw:path draw:style-name="gr3" draw:text-style-name="P1" draw:layer="layout" svg:width="0.112cm" svg:height="0.053cm" svg:x="16.652cm" svg:y="11.522cm" svg:viewBox="0 0 113 54" svg:d="M113 0c-21 4-52 43-56 54-3-11-36-50-57-54">
          <text:p/>
        </draw:path>
        <draw:path draw:style-name="gr3" draw:text-style-name="P1" draw:layer="layout" svg:width="0.113cm" svg:height="0.053cm" svg:x="16.918cm" svg:y="11.522cm" svg:viewBox="0 0 114 54" svg:d="M114 0c-22 4-54 43-57 54-4-11-35-50-57-54">
          <text:p/>
        </draw:path>
        <draw:custom-shape draw:style-name="gr10" draw:text-style-name="P8" draw:layer="layout" svg:width="1cm" svg:height="1cm" svg:x="18.5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7.3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6.1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4.9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3.7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2.5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1.3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0.1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8.9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7.7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6.5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5.3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4.1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2.9cm" svg:y="11.579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.7cm" svg:y="11.57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0.5cm" svg:y="11.577cm">
          <text:p text:style-name="P5">S</text:p>
          <draw:enhanced-geometry svg:viewBox="0 0 21600 21600" draw:type="rectangle" draw:enhanced-path="M 0 0 L 21600 0 21600 21600 0 21600 0 0 Z N"/>
        </draw:custom-shape>
        <draw:g>
          <svg:title>TexMaths</svg:title>
          <svg:desc>14§display§(N_0^{24})§svg§600§FALSE§</svg:desc>
          <draw:g>
            <draw:path draw:style-name="gr15" draw:text-style-name="P11" draw:layer="layout" svg:width="1.146cm" svg:height="0.51cm" svg:x="18.333cm" svg:y="2.99cm" svg:viewBox="0 0 1147 511" svg:d="M0 0c382 0 765 0 1147 0 0 170 0 341 0 511-382 0-765 0-1147 0 0-170 0-341 0-511z">
              <text:p/>
            </draw:path>
            <draw:path draw:style-name="gr16" draw:text-style-name="P12" draw:layer="layout" svg:width="0.112cm" svg:height="0.489cm" svg:x="18.357cm" svg:y="3.031cm" svg:viewBox="0 0 113 490" svg:d="M113 486c0-2 0-3-8-12-62-61-77-154-77-228 0-86 18-171 80-232 5-6 5-7 5-8 0-5-1-6-4-6-6 0-49 33-78 96-25 53-31 108-31 150 0 37 6 96 32 152 30 60 71 92 77 92 3 0 4-2 4-4z">
              <text:p/>
            </draw:path>
            <draw:path draw:style-name="gr16" draw:text-style-name="P12" draw:layer="layout" svg:width="0.413cm" svg:height="0.333cm" svg:x="18.518cm" svg:y="3.064cm" svg:viewBox="0 0 414 334" svg:d="M352 52c6-20 14-35 54-37 2 0 8-1 8-9 0-2 0-6-7-6-15 0-34 1-49 1-17 0-34-1-50-1-3 0-9 0-9 10 0 5 4 5 9 5 28 0 33 10 33 21 0 2-1 9-1 10-18 73-37 146-55 219-36-85-72-171-109-257-4-8-4-8-15-8-22 0-44 0-66 0-10 0-15 0-15 10 0 5 5 5 14 5 3 0 33 0 33 5-22 87-44 174-65 262-5 19-13 35-54 36-2 0-8 2-8 11 0 3 3 5 7 5 15 0 32-2 49-2s35 2 50 2c3 0 9 0 9-10 0-4-5-6-10-6-28 0-32-11-32-21 0-3 1-5 3-11 21-86 42-172 64-258 1 3 1 4 4 8 41 97 82 193 123 289 3 9 4 9 9 9s5-2 8-10c23-91 46-182 68-272z">
              <text:p/>
            </draw:path>
            <draw:path draw:style-name="gr16" draw:text-style-name="P12" draw:layer="layout" svg:width="0.151cm" svg:height="0.228cm" svg:x="18.968cm" svg:y="2.968cm" svg:viewBox="0 0 152 229" svg:d="M152 166c-3 0-7 0-11 0-1 7-4 28-10 31-2 3-29 3-33 3-21 0-42 0-63 0 36-33 48-42 68-59 26-20 49-41 49-74 0-40-36-67-79-67-44 0-73 31-73 61 0 19 15 20 20 20 7 0 18-6 18-18 0-6-3-18-21-18 11-24 33-32 50-32 35 0 52 26 52 54 0 31-21 54-32 66-28 27-55 54-83 82-4 3-4 4-4 14 48 0 95 0 143 0 3-21 6-42 9-63z">
              <text:p/>
            </draw:path>
            <draw:path draw:style-name="gr16" draw:text-style-name="P12" draw:layer="layout" svg:width="0.167cm" svg:height="0.231cm" svg:x="19.157cm" svg:y="2.965cm" svg:viewBox="0 0 168 232" svg:d="M168 174c0-4 0-8 0-12-13 0-25 0-38 0 0-51 0-102 0-152 0-7 0-10-8-10-5 0-6 0-9 4-37 53-75 105-113 158 0 4 0 8 0 12 34 0 67 0 101 0 0 10 0 19 0 28 0 13 0 17-28 17-4 0-7 0-10 0 0 4 0 8 0 13 18-2 39-2 52-2 12 0 35 0 51 2 0-5 0-9 0-13-2 0-5 0-8 0-28 0-28-4-28-17 0-9 0-18 0-28 13 0 25 0 38 0zM103 38c0 41 0 82 0 124-30 0-60 0-90 0 30-42 60-83 90-124z">
              <text:p/>
            </draw:path>
            <draw:path draw:style-name="gr16" draw:text-style-name="P12" draw:layer="layout" svg:width="0.16cm" svg:height="0.233cm" svg:x="18.911cm" svg:y="3.292cm" svg:viewBox="0 0 161 234" svg:d="M161 119c0-38-6-66-21-90-11-15-32-29-59-29-81 0-81 94-81 119 0 24 1 115 81 115 81 0 80-92 80-115zM81 225c-17 0-38-10-45-38-4-20-4-47-4-73 0-25 0-51 6-71 7-26 28-33 43-33 18 0 36 11 42 30 6 20 6 44 6 74 0 26 0 51-5 72-7 32-30 39-43 39z">
              <text:p/>
            </draw:path>
            <draw:path draw:style-name="gr16" draw:text-style-name="P12" draw:layer="layout" svg:width="0.112cm" svg:height="0.489cm" svg:x="19.392cm" svg:y="3.031cm" svg:viewBox="0 0 113 490" svg:d="M113 246c0-39-5-98-32-154-29-60-71-92-77-92-3 0-4 3-4 6 0 1 0 2 8 11 49 49 77 125 77 229 0 83-18 168-79 231-6 6-6 7-6 9s1 4 4 4c6 0 49-34 79-95 25-54 30-109 30-149z">
              <text:p/>
            </draw:path>
          </draw:g>
        </draw:g>
        <draw:g>
          <svg:title>TexMaths</svg:title>
          <svg:desc>14§display§(N_0^{30})§svg§600§FALSE§</svg:desc>
          <draw:g>
            <draw:path draw:style-name="gr15" draw:text-style-name="P11" draw:layer="layout" svg:width="1.146cm" svg:height="0.506cm" svg:x="18.333cm" svg:y="7.928cm" svg:viewBox="0 0 1147 507" svg:d="M0 0c382 0 765 0 1147 0 0 169 0 338 0 507-382 0-765 0-1147 0 0-169 0-338 0-507z">
              <text:p/>
            </draw:path>
            <draw:path draw:style-name="gr16" draw:text-style-name="P12" draw:layer="layout" svg:width="0.112cm" svg:height="0.488cm" svg:x="18.357cm" svg:y="7.966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16" draw:text-style-name="P12" draw:layer="layout" svg:width="0.413cm" svg:height="0.333cm" svg:x="18.518cm" svg:y="7.998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16" draw:text-style-name="P12" draw:layer="layout" svg:width="0.157cm" svg:height="0.234cm" svg:x="18.965cm" svg:y="7.903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16" draw:text-style-name="P12" draw:layer="layout" svg:width="0.158cm" svg:height="0.234cm" svg:x="19.161cm" svg:y="7.903cm" svg:viewBox="0 0 159 235" svg:d="M159 119c0-38-4-66-21-90-9-15-32-29-58-29-80 0-80 94-80 119 0 24 0 116 80 116 79 0 79-93 79-116zM80 225c-17 0-38-10-44-38-5-19-5-47-5-74 0-24 0-50 5-70 7-26 30-33 44-33 18 0 36 11 42 30 5 19 5 44 5 73 0 27 0 52-4 73-7 30-29 39-43 39z">
              <text:p/>
            </draw:path>
            <draw:path draw:style-name="gr16" draw:text-style-name="P12" draw:layer="layout" svg:width="0.16cm" svg:height="0.234cm" svg:x="18.911cm" svg:y="8.225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16" draw:text-style-name="P12" draw:layer="layout" svg:width="0.112cm" svg:height="0.488cm" svg:x="19.392cm" svg:y="7.966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_0^{31})§svg§600§FALSE§</svg:desc>
          <draw:g>
            <draw:path draw:style-name="gr15" draw:text-style-name="P11" draw:layer="layout" svg:width="1.146cm" svg:height="0.506cm" svg:x="18.295cm" svg:y="12.857cm" svg:viewBox="0 0 1147 507" svg:d="M0 0c382 0 765 0 1147 0 0 169 0 338 0 507-382 0-765 0-1147 0 0-169 0-338 0-507z">
              <text:p/>
            </draw:path>
            <draw:path draw:style-name="gr16" draw:text-style-name="P12" draw:layer="layout" svg:width="0.112cm" svg:height="0.488cm" svg:x="18.319cm" svg:y="12.895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16" draw:text-style-name="P12" draw:layer="layout" svg:width="0.413cm" svg:height="0.333cm" svg:x="18.48cm" svg:y="12.927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16" draw:text-style-name="P12" draw:layer="layout" svg:width="0.157cm" svg:height="0.234cm" svg:x="18.927cm" svg:y="12.832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16" draw:text-style-name="P12" draw:layer="layout" svg:width="0.123cm" svg:height="0.227cm" svg:x="19.143cm" svg:y="12.832cm" svg:viewBox="0 0 124 228" svg:d="M77 10c0-10 0-10-10-10-22 21-53 22-67 22 0 5 0 9 0 13 8 0 31 0 49-10 0 58 0 116 0 175 0 11 0 15-34 15-4 0-9 0-14 0 0 4 0 8 0 13 7 0 49-2 62-2 11 0 54 2 61 2 0-5 0-9 0-13-4 0-8 0-12 0-35 0-35-4-35-15 0-64 0-127 0-190z">
              <text:p/>
            </draw:path>
            <draw:path draw:style-name="gr16" draw:text-style-name="P12" draw:layer="layout" svg:width="0.16cm" svg:height="0.234cm" svg:x="18.873cm" svg:y="13.154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16" draw:text-style-name="P12" draw:layer="layout" svg:width="0.112cm" svg:height="0.488cm" svg:x="19.354cm" svg:y="12.895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_4^{31})§svg§600§FALSE§</svg:desc>
          <draw:g>
            <draw:path draw:style-name="gr15" draw:text-style-name="P11" draw:layer="layout" svg:width="1.146cm" svg:height="0.501cm" svg:x="13.595cm" svg:y="12.809cm" svg:viewBox="0 0 1147 502" svg:d="M0 0c382 0 765 0 1147 0 0 167 0 334 0 502-382 0-765 0-1147 0 0-168 0-335 0-502z">
              <text:p/>
            </draw:path>
            <draw:path draw:style-name="gr16" draw:text-style-name="P12" draw:layer="layout" svg:width="0.112cm" svg:height="0.488cm" svg:x="13.619cm" svg:y="12.847cm" svg:viewBox="0 0 113 489" svg:d="M113 484c0-2 0-2-8-10-62-62-77-155-77-229 0-86 18-171 80-232 5-6 5-7 5-9 0-3-1-4-4-4-6 0-49 34-78 95-25 55-31 108-31 150 0 37 6 97 32 152 30 60 71 92 77 92 3 0 4-1 4-5z">
              <text:p/>
            </draw:path>
            <draw:path draw:style-name="gr16" draw:text-style-name="P12" draw:layer="layout" svg:width="0.413cm" svg:height="0.333cm" svg:x="13.78cm" svg:y="12.879cm" svg:viewBox="0 0 414 334" svg:d="M352 52c6-20 14-35 54-37 2 0 8 0 8-9-2-2 0-6-7-6-15 0-34 1-49 1-17 0-34-1-50-1-3 0-9 0-9 10 0 5 4 5 9 5 28 0 33 12 33 21 0 3-1 10-1 12-18 72-37 145-55 218-36-86-72-171-109-256-4-9-4-10-15-10-22 0-44 0-66 0-10 0-15 0-15 10 0 5 5 5 14 5 3 0 33 0 33 5-22 87-44 175-65 262-5 20-13 37-54 38-2 0-8 0-8 10 0 3 3 4 7 4 15 0 32-1 49-1s35 1 50 1c3 0 9 0 9-10 0-4-5-4-10-4-28-1-32-13-32-22 0-3 1-6 3-12 21-86 42-172 64-258 1 3 1 4 4 8 41 97 82 193 123 290 3 8 4 8 9 8s5-1 8-10c23-91 46-181 68-272z">
              <text:p/>
            </draw:path>
            <draw:path draw:style-name="gr16" draw:text-style-name="P12" draw:layer="layout" svg:width="0.157cm" svg:height="0.234cm" svg:x="14.227cm" svg:y="12.784cm" svg:viewBox="0 0 158 235" svg:d="M76 113c26 0 46 18 46 55 0 43-25 56-45 56-14 0-43-5-59-24 17-2 21-13 21-20 0-11-8-19-19-19-10 0-20 7-20 21 0 32 36 53 78 53 48 0 80-32 80-67 0-27-21-53-59-62 35-12 49-38 49-58 0-28-32-48-70-48-37 0-67 18-67 46 0 11 7 18 18 18 10 0 17-8 17-18s-7-17-17-17c12-15 35-19 48-19 15 0 38 8 38 38 0 13-6 29-14 40-11 13-21 14-38 15-8 0-10 0-11 0-2 0-4 2-4 5 0 5 4 5 9 5 6 0 12 0 19 0z">
              <text:p/>
            </draw:path>
            <draw:path draw:style-name="gr16" draw:text-style-name="P12" draw:layer="layout" svg:width="0.123cm" svg:height="0.227cm" svg:x="14.443cm" svg:y="12.784cm" svg:viewBox="0 0 124 228" svg:d="M77 10c0-10 0-10-10-10-22 21-53 22-67 22 0 5 0 9 0 13 8 0 31 0 49-10 0 58 0 117 0 175 0 11 0 15-34 15-4 0-9 0-14 0 0 4 0 9 0 13 7 0 49-2 62-2 11 0 54 2 61 2 0-4 0-9 0-13-4 0-8 0-12 0-35 0-35-4-35-15 0-64 0-127 0-190z">
              <text:p/>
            </draw:path>
            <draw:path draw:style-name="gr16" draw:text-style-name="P12" draw:layer="layout" svg:width="0.168cm" svg:height="0.23cm" svg:x="14.168cm" svg:y="13.104cm" svg:viewBox="0 0 169 231" svg:d="M169 175c0-5 0-9 0-13-13 0-26 0-39 0 0-51 0-101 0-152 0-9 0-10-7-10-4 0-6 0-8 4-39 53-77 105-115 158 0 4 0 8 0 13 34 0 68 0 102 0 0 9 0 18 0 28 0 11 0 15-28 15-3 0-6 0-10 0 0 4 0 8 0 13 17 0 39-2 52-2s35 2 52 2c0-5 0-9 0-13-3 0-7 0-10 0-28 0-28-4-28-15 0-10 0-19 0-28 13 0 26 0 39 0zM103 36c0 42 0 84 0 126-30 0-60 0-90 0 30-42 60-84 90-126z">
              <text:p/>
            </draw:path>
            <draw:path draw:style-name="gr16" draw:text-style-name="P12" draw:layer="layout" svg:width="0.112cm" svg:height="0.488cm" svg:x="14.654cm" svg:y="12.847cm" svg:viewBox="0 0 113 489" svg:d="M113 245c0-38-5-98-32-153-29-61-71-92-77-92-3 0-4 1-4 4 0 2 0 3 8 11 49 49 77 128 77 230 0 83-18 169-79 232-6 5-6 5-6 7 0 4 1 5 4 5 6 0 49-33 79-95 25-54 30-109 30-149z">
              <text:p/>
            </draw:path>
          </draw:g>
        </draw:g>
        <draw:g>
          <svg:title>TexMaths</svg:title>
          <svg:desc>14§display§(N_8^{31})§svg§600§FALSE§</svg:desc>
          <draw:g>
            <draw:path draw:style-name="gr15" draw:text-style-name="P11" draw:layer="layout" svg:width="1.146cm" svg:height="0.506cm" svg:x="8.695cm" svg:y="12.807cm" svg:viewBox="0 0 1147 507" svg:d="M0 0c382 0 765 0 1147 0 0 169 0 338 0 507-382 0-765 0-1147 0 0-169 0-338 0-507z">
              <text:p/>
            </draw:path>
            <draw:path draw:style-name="gr16" draw:text-style-name="P12" draw:layer="layout" svg:width="0.112cm" svg:height="0.488cm" svg:x="8.719cm" svg:y="12.845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16" draw:text-style-name="P12" draw:layer="layout" svg:width="0.413cm" svg:height="0.333cm" svg:x="8.88cm" svg:y="12.877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16" draw:text-style-name="P12" draw:layer="layout" svg:width="0.157cm" svg:height="0.234cm" svg:x="9.327cm" svg:y="12.782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16" draw:text-style-name="P12" draw:layer="layout" svg:width="0.123cm" svg:height="0.227cm" svg:x="9.543cm" svg:y="12.782cm" svg:viewBox="0 0 124 228" svg:d="M77 10c0-10 0-10-10-10-22 21-53 22-67 22 0 5 0 9 0 13 8 0 31 0 49-10 0 58 0 116 0 175 0 11 0 15-34 15-4 0-9 0-14 0 0 4 0 8 0 13 7 0 49-2 62-2 11 0 54 2 61 2 0-5 0-9 0-13-4 0-8 0-12 0-35 0-35-4-35-15 0-64 0-127 0-190z">
              <text:p/>
            </draw:path>
            <draw:path draw:style-name="gr16" draw:text-style-name="P12" draw:layer="layout" svg:width="0.157cm" svg:height="0.234cm" svg:x="9.274cm" svg:y="13.104cm" svg:viewBox="0 0 158 235" svg:d="M103 105c27-14 44-30 44-53 0-34-34-52-67-52-38 0-69 25-69 57 0 17 7 28 13 35 7 7 10 9 29 21-19 8-53 27-53 63 0 38 39 59 78 59 44 0 80-28 80-65 0-23-14-42-34-54-4-3-16-9-21-11zM48 71c-9-4-19-14-19-26 0-23 26-35 49-35 27 0 51 17 51 42 0 30-35 46-37 46-1-1-1-2-2-3-14-8-28-16-42-24zM64 119c16 9 32 18 48 28 8 4 25 15 25 34 0 27-28 42-57 42-32 0-59-19-59-47 0-27 18-46 43-57z">
              <text:p/>
            </draw:path>
            <draw:path draw:style-name="gr16" draw:text-style-name="P12" draw:layer="layout" svg:width="0.112cm" svg:height="0.488cm" svg:x="9.754cm" svg:y="12.845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_{12}^{31})§svg§600§FALSE§</svg:desc>
          <draw:g>
            <draw:path draw:style-name="gr15" draw:text-style-name="P11" draw:layer="layout" svg:width="1.146cm" svg:height="0.501cm" svg:x="3.895cm" svg:y="12.809cm" svg:viewBox="0 0 1147 502" svg:d="M0 0c382 0 765 0 1147 0 0 167 0 334 0 502-382 0-765 0-1147 0 0-168 0-335 0-502z">
              <text:p/>
            </draw:path>
            <draw:path draw:style-name="gr16" draw:text-style-name="P12" draw:layer="layout" svg:width="0.112cm" svg:height="0.488cm" svg:x="3.919cm" svg:y="12.847cm" svg:viewBox="0 0 113 489" svg:d="M113 484c0-2 0-2-8-10-62-62-77-155-77-229 0-86 18-171 80-232 5-6 5-7 5-9 0-3-1-4-4-4-6 0-49 34-78 95-25 55-31 108-31 150 0 37 6 97 32 152 30 60 71 92 77 92 3 0 4-1 4-5z">
              <text:p/>
            </draw:path>
            <draw:path draw:style-name="gr16" draw:text-style-name="P12" draw:layer="layout" svg:width="0.413cm" svg:height="0.333cm" svg:x="4.08cm" svg:y="12.879cm" svg:viewBox="0 0 414 334" svg:d="M352 52c6-20 14-35 54-37 2 0 8 0 8-9-2-2 0-6-7-6-15 0-34 1-49 1-17 0-34-1-50-1-3 0-9 0-9 10 0 5 4 5 9 5 28 0 33 12 33 21 0 3-1 10-1 12-18 72-37 145-55 218-36-86-72-171-109-256-4-9-4-10-15-10-22 0-44 0-66 0-10 0-15 0-15 10 0 5 5 5 14 5 3 0 33 0 33 5-22 87-44 175-65 262-5 20-13 37-54 38-2 0-8 0-8 10 0 3 3 4 7 4 15 0 32-1 49-1s35 1 50 1c3 0 9 0 9-10 0-4-5-4-10-4-28-1-32-13-32-22 0-3 1-6 3-12 21-86 42-172 64-258 1 3 1 4 4 8 41 97 82 193 123 290 3 8 4 8 9 8s5-1 8-10c23-91 46-181 68-272z">
              <text:p/>
            </draw:path>
            <draw:path draw:style-name="gr16" draw:text-style-name="P12" draw:layer="layout" svg:width="0.157cm" svg:height="0.234cm" svg:x="4.527cm" svg:y="12.784cm" svg:viewBox="0 0 158 235" svg:d="M76 113c26 0 46 18 46 55 0 43-25 56-45 56-14 0-43-5-59-24 17-2 21-13 21-20 0-11-8-19-19-19-10 0-20 7-20 21 0 32 36 53 78 53 48 0 80-32 80-67 0-27-21-53-59-62 35-12 49-38 49-58 0-28-32-48-70-48-37 0-67 18-67 46 0 11 7 18 18 18 10 0 17-8 17-18s-7-17-17-17c12-15 35-19 48-19 15 0 38 8 38 38 0 13-6 29-14 40-11 13-21 14-38 15-8 0-10 0-11 0-2 0-4 2-4 5 0 5 4 5 9 5 6 0 12 0 19 0z">
              <text:p/>
            </draw:path>
            <draw:path draw:style-name="gr16" draw:text-style-name="P12" draw:layer="layout" svg:width="0.123cm" svg:height="0.227cm" svg:x="4.743cm" svg:y="12.784cm" svg:viewBox="0 0 124 228" svg:d="M77 10c0-10 0-10-10-10-22 21-53 22-67 22 0 5 0 9 0 13 8 0 31 0 49-10 0 58 0 117 0 175 0 11 0 15-34 15-4 0-9 0-14 0 0 4 0 9 0 13 7 0 49-2 62-2 11 0 54 2 61 2 0-4 0-9 0-13-4 0-8 0-12 0-35 0-35-4-35-15 0-64 0-127 0-190z">
              <text:p/>
            </draw:path>
            <draw:path draw:style-name="gr16" draw:text-style-name="P12" draw:layer="layout" svg:width="0.123cm" svg:height="0.227cm" svg:x="4.494cm" svg:y="13.107cm" svg:viewBox="0 0 124 228" svg:d="M77 10c0-10 0-10-10-10-22 22-53 22-67 22 0 5 0 9 0 13 7 0 31 0 49-10 0 58 0 117 0 175 0 11 0 15-34 15-4 0-9 0-14 0 0 4 0 9 0 13 7 0 49-2 62-2 11 0 54 2 61 2 0-4 0-9 0-13-4 0-8 0-12 0-35 0-35-4-35-15 0-64 0-127 0-190z">
              <text:p/>
            </draw:path>
            <draw:path draw:style-name="gr16" draw:text-style-name="P12" draw:layer="layout" svg:width="0.151cm" svg:height="0.227cm" svg:x="4.673cm" svg:y="13.107cm" svg:viewBox="0 0 152 228" svg:d="M152 165c-4 0-8 0-12 0 0 8-4 28-9 32-2 1-29 1-33 1-21 0-42 0-63 0 35-32 48-40 68-57 26-19 49-42 49-74 0-42-36-67-81-67-42 0-71 31-71 61 0 19 15 20 18 20 9 0 18-6 18-18 0-7-1-18-19-18 10-25 33-32 50-32 34 0 52 26 52 54 0 29-21 53-32 66-28 27-55 54-83 81-4 4-4 4-4 14 47 0 94 0 141 0 4-21 8-42 11-63z">
              <text:p/>
            </draw:path>
            <draw:path draw:style-name="gr16" draw:text-style-name="P12" draw:layer="layout" svg:width="0.112cm" svg:height="0.488cm" svg:x="4.954cm" svg:y="12.847cm" svg:viewBox="0 0 113 489" svg:d="M113 245c0-38-5-98-32-153-29-61-71-92-77-92-3 0-4 1-4 4 0 2 0 3 8 11 49 49 77 128 77 230 0 83-18 169-79 232-6 5-6 5-6 7 0 4 1 5 4 5 6 0 49-33 79-95 25-54 30-109 30-14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 fo:background-color="#ffffff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30T16:05:23.475786585</dc:date>
    <meta:editing-duration>PT28M25S</meta:editing-duration>
    <meta:editing-cycles>7</meta:editing-cycles>
    <meta:generator>LibreOffice/7.3.3.2$Linux_X86_64 LibreOffice_project/30$Build-2</meta:generator>
    <meta:document-statistic meta:object-count="1153"/>
  </office:meta>
</office:document-meta>
</file>